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7DA400001D6600000DC64120E1B7.svg" manifest:media-type="image/svg+xml"/>
  <manifest:file-entry manifest:full-path="Pictures/100000010000011C000000852DEDB8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1cm" svg:stroke-color="#000000" draw:marker-start-width="0.235cm" draw:marker-end-width="0.235cm" draw:stroke-linejoin="round" draw:fill="none" draw:textarea-horizontal-align="justify" draw:textarea-vertical-align="middle" draw:auto-grow-height="false" fo:min-height="3.69cm" fo:min-width="2.46cm" fo:padding-top="0.13cm" fo:padding-bottom="0.13cm" fo:padding-left="0.255cm" fo:padding-right="0.255cm" style:protect="position size" loext:decorative="false"/>
    </style:style>
    <style:style style:name="gr3" style:family="graphic" style:parent-style-name="standard">
      <style:graphic-properties svg:stroke-width="0.01cm" svg:stroke-color="#000000" draw:marker-start-width="0.235cm" draw:marker-end-width="0.235cm" draw:stroke-linejoin="none" draw:fill="none" draw:textarea-horizontal-align="justify" draw:textarea-vertical-align="middle" draw:auto-grow-height="false" fo:min-height="0cm" fo:min-width="0cm" fo:padding-top="0.13cm" fo:padding-bottom="0.13cm" fo:padding-left="0.255cm" fo:padding-right="0.255cm" style:protect="size" loext:decorative="false"/>
    </style:style>
    <style:style style:name="gr4" style:family="graphic" style:parent-style-name="objectwithoutfill">
      <style:graphic-properties svg:stroke-width="0.01cm" draw:marker-start-width="0.235cm" draw:marker-end-width="0.235cm" draw:stroke-linejoin="none" draw:fill="none" draw:textarea-vertical-align="middle" fo:padding-top="0.13cm" fo:padding-bottom="0.13cm" fo:padding-left="0.255cm" fo:padding-right="0.255cm" loext:decorative="false"/>
    </style:style>
    <style:style style:name="gr5" style:family="graphic">
      <style:graphic-properties style:protect="size" style:writing-mode="lr-tb" loext:decorative="false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0.475cm" fo:min-width="1.49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0.409cm" fo:min-width="2.33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true" fo:min-height="0.357cm" fo:min-width="1.238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fill="solid" draw:fill-color="#8c0f0d" draw:textarea-vertical-align="middle" draw:auto-grow-height="false" fo:min-height="0cm" fo:min-width="2.47cm" style:protect="position size" loext:decorative="false"/>
    </style:style>
    <style:style style:name="gr19" style:family="graphic" style:parent-style-name="standard">
      <style:graphic-properties svg:stroke-width="0.01cm" svg:stroke-color="#000000" draw:marker-start-width="0.235cm" draw:marker-end-width="0.235cm" draw:stroke-linejoin="round" draw:fill="none" draw:textarea-horizontal-align="justify" draw:textarea-vertical-align="middle" draw:auto-grow-height="false" fo:min-height="0.14cm" fo:min-width="2.55cm" fo:padding-top="0.13cm" fo:padding-bottom="0.13cm" fo:padding-left="0.255cm" fo:padding-right="0.255cm" loext:decorative="false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>
      <style:graphic-properties svg:stroke-width="0.01cm" svg:stroke-color="#000000" draw:marker-start-width="0.235cm" draw:marker-end-width="0.235cm" draw:stroke-linejoin="round" draw:fill="none" draw:textarea-horizontal-align="justify" draw:textarea-vertical-align="middle" draw:auto-grow-height="false" fo:min-height="0.14cm" fo:min-width="0cm" fo:padding-top="0.13cm" fo:padding-bottom="0.13cm" fo:padding-left="0.255cm" fo:padding-right="0.255cm" loext:decorative="false"/>
    </style:style>
    <style:style style:name="gr22" style:family="graphic" style:parent-style-name="standard">
      <style:graphic-properties svg:stroke-width="0.01cm" svg:stroke-color="#000000" draw:marker-start-width="0.235cm" draw:marker-end-width="0.235cm" draw:stroke-linejoin="round" draw:fill="solid" draw:fill-color="#e6e6e6" draw:textarea-horizontal-align="justify" draw:textarea-vertical-align="middle" draw:auto-grow-height="false" fo:min-height="0.14cm" fo:min-width="0cm" fo:padding-top="0.13cm" fo:padding-bottom="0.13cm" fo:padding-left="0.255cm" fo:padding-right="0.255cm" loext:decorative="false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>
      <style:graphic-properties svg:stroke-width="0.01cm" svg:stroke-color="#000000" draw:marker-start-width="0.235cm" draw:marker-end-width="0.235cm" draw:stroke-linejoin="round" draw:fill="none" draw:textarea-horizontal-align="justify" draw:textarea-vertical-align="middle" draw:auto-grow-height="false" fo:min-height="0.14cm" fo:min-width="2.68cm" fo:padding-top="0.13cm" fo:padding-bottom="0.13cm" fo:padding-left="0.255cm" fo:padding-right="0.255cm" loext:decorative="false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34" style:family="graphic" style:parent-style-name="standard">
      <style:graphic-properties svg:stroke-width="0.01cm" svg:stroke-color="#000000" draw:marker-start-width="0.235cm" draw:marker-end-width="0.235cm" draw:stroke-linejoin="round" draw:fill="none" draw:textarea-horizontal-align="justify" draw:textarea-vertical-align="middle" draw:auto-grow-height="false" fo:min-height="0.59cm" fo:min-width="2.99cm" fo:padding-top="0.13cm" fo:padding-bottom="0.13cm" fo:padding-left="0.255cm" fo:padding-right="0.255cm" style:protect="position size" loext:decorative="false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239cm" fo:min-width="0.471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stroke-linejoin="round" draw:fill="none" draw:fill-color="#ffffff" draw:textarea-horizontal-align="justify" draw:auto-grow-width="true" fo:min-height="0.395cm" fo:min-width="0.489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loext:graphic-properties draw:fill="solid" draw:fill-color="#8c0f0d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e6e6e6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text-position="super 58%" style:font-name="Liberation Sans1" fo:font-size="10pt" fo:font-weight="normal" style:font-name-asian="Liberation Sans1" style:font-size-asian="10pt" style:font-weight-asian="normal" style:font-name-complex="Liberation Sans1" style:font-size-complex="10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1" draw:layer="layout" svg:width="2.97cm" svg:height="3.95cm" svg:x="1.345cm" svg:y="0.5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3" draw:text-style-name="P1" draw:layer="layout" svg:width="0.3cm" svg:height="0.3cm" svg:x="2.295cm" svg:y="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2.295cm" svg:y1="0.95cm" svg:x2="2.595cm" svg:y2="0.95cm">
              <text:p/>
            </draw:line>
            <draw:line draw:style-name="gr4" draw:text-style-name="P1" draw:layer="layout" svg:x1="2.445cm" svg:y1="1.1cm" svg:x2="2.445cm" svg:y2="0.8cm">
              <text:p/>
            </draw:line>
          </draw:g>
          <draw:g draw:style-name="gr1">
            <draw:custom-shape draw:style-name="gr3" draw:text-style-name="P1" draw:layer="layout" svg:width="0.3cm" svg:height="0.3cm" svg:x="2.295cm" svg:y="1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2.295cm" svg:y1="1.96cm" svg:x2="2.595cm" svg:y2="1.96cm">
              <text:p/>
            </draw:line>
            <draw:line draw:style-name="gr4" draw:text-style-name="P1" draw:layer="layout" svg:x1="2.445cm" svg:y1="2.11cm" svg:x2="2.445cm" svg:y2="1.81cm">
              <text:p/>
            </draw:line>
          </draw:g>
          <draw:g draw:style-name="gr1">
            <draw:custom-shape draw:style-name="gr3" draw:text-style-name="P1" draw:layer="layout" svg:width="0.3cm" svg:height="0.3cm" svg:x="2.295cm" svg:y="2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2.295cm" svg:y1="2.98cm" svg:x2="2.595cm" svg:y2="2.98cm">
              <text:p/>
            </draw:line>
            <draw:line draw:style-name="gr4" draw:text-style-name="P1" draw:layer="layout" svg:x1="2.445cm" svg:y1="3.13cm" svg:x2="2.445cm" svg:y2="2.83cm">
              <text:p/>
            </draw:line>
          </draw:g>
          <draw:g draw:style-name="gr1">
            <draw:custom-shape draw:style-name="gr3" draw:text-style-name="P1" draw:layer="layout" svg:width="0.3cm" svg:height="0.3cm" svg:x="2.295cm" svg:y="3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2.295cm" svg:y1="4cm" svg:x2="2.595cm" svg:y2="4cm">
              <text:p/>
            </draw:line>
            <draw:line draw:style-name="gr4" draw:text-style-name="P1" draw:layer="layout" svg:x1="2.445cm" svg:y1="4.15cm" svg:x2="2.445cm" svg:y2="3.85cm">
              <text:p/>
            </draw:line>
          </draw:g>
          <draw:g draw:style-name="gr1">
            <draw:custom-shape draw:style-name="gr3" draw:text-style-name="P1" draw:layer="layout" svg:width="0.3cm" svg:height="0.3cm" svg:x="1.605cm" svg:y="3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.605cm" svg:y1="4cm" svg:x2="1.905cm" svg:y2="4cm">
              <text:p/>
            </draw:line>
            <draw:line draw:style-name="gr4" draw:text-style-name="P1" draw:layer="layout" svg:x1="1.755cm" svg:y1="4.15cm" svg:x2="1.755cm" svg:y2="3.85cm">
              <text:p/>
            </draw:line>
          </draw:g>
          <draw:g draw:style-name="gr1">
            <draw:custom-shape draw:style-name="gr3" draw:text-style-name="P1" draw:layer="layout" svg:width="0.3cm" svg:height="0.3cm" svg:x="1.605cm" svg:y="2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.605cm" svg:y1="2.98cm" svg:x2="1.905cm" svg:y2="2.98cm">
              <text:p/>
            </draw:line>
            <draw:line draw:style-name="gr4" draw:text-style-name="P1" draw:layer="layout" svg:x1="1.755cm" svg:y1="3.13cm" svg:x2="1.755cm" svg:y2="2.83cm">
              <text:p/>
            </draw:line>
          </draw:g>
          <draw:g draw:style-name="gr1">
            <draw:custom-shape draw:style-name="gr3" draw:text-style-name="P1" draw:layer="layout" svg:width="0.3cm" svg:height="0.3cm" svg:x="1.605cm" svg:y="1.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.605cm" svg:y1="1.96cm" svg:x2="1.905cm" svg:y2="1.96cm">
              <text:p/>
            </draw:line>
            <draw:line draw:style-name="gr4" draw:text-style-name="P1" draw:layer="layout" svg:x1="1.755cm" svg:y1="2.11cm" svg:x2="1.755cm" svg:y2="1.81cm">
              <text:p/>
            </draw:line>
          </draw:g>
          <draw:g draw:style-name="gr5">
            <draw:custom-shape draw:style-name="gr3" draw:text-style-name="P1" draw:layer="layout" svg:width="0.3cm" svg:height="0.3cm" svg:x="1.605cm" svg:y="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.605cm" svg:y1="0.95cm" svg:x2="1.905cm" svg:y2="0.95cm">
              <text:p/>
            </draw:line>
            <draw:line draw:style-name="gr4" draw:text-style-name="P1" draw:layer="layout" svg:x1="1.755cm" svg:y1="1.1cm" svg:x2="1.755cm" svg:y2="0.8cm">
              <text:p/>
            </draw:line>
          </draw:g>
          <draw:frame draw:style-name="gr6" draw:text-style-name="P3" draw:layer="layout" svg:width="0.3cm" svg:height="0.645cm" svg:x="1.895cm" svg:y="0.628cm">
            <draw:text-box>
              <text:p text:style-name="P2"><text:span text:style-name="T1">1</text:span></text:p>
            </draw:text-box>
          </draw:frame>
          <draw:frame draw:style-name="gr7" draw:text-style-name="P3" draw:layer="layout" svg:width="0.3cm" svg:height="0.645cm" svg:x="1.895cm" svg:y="1.638cm">
            <draw:text-box>
              <text:p text:style-name="P2"><text:span text:style-name="T1">2</text:span></text:p>
            </draw:text-box>
          </draw:frame>
          <draw:frame draw:style-name="gr8" draw:text-style-name="P3" draw:layer="layout" svg:width="0.3cm" svg:height="0.645cm" svg:x="1.895cm" svg:y="3.678cm">
            <draw:text-box>
              <text:p text:style-name="P2"><text:span text:style-name="T1">4</text:span></text:p>
            </draw:text-box>
          </draw:frame>
          <draw:frame draw:style-name="gr9" draw:text-style-name="P3" draw:layer="layout" svg:width="0.3cm" svg:height="0.645cm" svg:x="2.595cm" svg:y="0.628cm">
            <draw:text-box>
              <text:p text:style-name="P2"><text:span text:style-name="T1">5</text:span></text:p>
            </draw:text-box>
          </draw:frame>
          <draw:frame draw:style-name="gr10" draw:text-style-name="P3" draw:layer="layout" svg:width="0.3cm" svg:height="0.645cm" svg:x="2.595cm" svg:y="1.638cm">
            <draw:text-box>
              <text:p text:style-name="P2"><text:span text:style-name="T1">6</text:span></text:p>
            </draw:text-box>
          </draw:frame>
          <draw:frame draw:style-name="gr11" draw:text-style-name="P3" draw:layer="layout" svg:width="0.3cm" svg:height="0.645cm" svg:x="2.595cm" svg:y="2.658cm">
            <draw:text-box>
              <text:p text:style-name="P2"><text:span text:style-name="T1">7</text:span></text:p>
            </draw:text-box>
          </draw:frame>
          <draw:frame draw:style-name="gr12" draw:text-style-name="P3" draw:layer="layout" svg:width="0.3cm" svg:height="0.645cm" svg:x="2.595cm" svg:y="3.678cm">
            <draw:text-box>
              <text:p text:style-name="P2"><text:span text:style-name="T1">8</text:span></text:p>
            </draw:text-box>
          </draw:frame>
          <draw:frame draw:style-name="gr13" draw:text-style-name="P4" draw:layer="layout" svg:width="1.992cm" svg:height="0.725cm" draw:transform="rotate (1.5707963267949) translate (3.233cm 3.462cm)">
            <draw:text-box>
              <text:p><text:span text:style-name="T2">8in 24V</text:span></text:p>
            </draw:text-box>
          </draw:frame>
          <draw:frame draw:style-name="gr14" draw:text-style-name="P5" draw:layer="layout" svg:width="2.83cm" svg:height="0.659cm" draw:transform="rotate (1.5707963267949) translate (3.697cm 3.668cm)">
            <draw:text-box>
              <text:p><text:span text:style-name="T3">Jung</text:span><text:span text:style-name="T4">®</text:span><text:span text:style-name="T3"> 2118</text:span></text:p>
            </draw:text-box>
          </draw:frame>
          <draw:frame draw:style-name="gr15" draw:text-style-name="P3" draw:layer="layout" svg:width="0.3cm" svg:height="0.645cm" svg:x="1.895cm" svg:y="2.658cm">
            <draw:text-box>
              <text:p text:style-name="P2"><text:span text:style-name="T1">3</text:span></text:p>
            </draw:text-box>
          </draw:frame>
          <draw:frame draw:style-name="gr16" draw:text-style-name="P6" draw:layer="layout" svg:width="1.738cm" svg:height="0.607cm" svg:x="2.741cm" svg:y="3.8cm">
            <draw:text-box>
              <text:p><text:span text:style-name="T5">__.__.__</text:span></text:p>
            </draw:text-box>
          </draw:frame>
          <draw:frame draw:style-name="gr17" draw:text-style-name="P1" draw:layer="layout" svg:width="1.279cm" svg:height="0.6cm" svg:x="2.966cm" svg:y="0.663cm">
            <draw:image xlink:href="Pictures/10007DA400001D6600000DC64120E1B7.svg" xlink:type="simple" xlink:show="embed" xlink:actuate="onLoad" draw:mime-type="image/svg+xml">
              <text:p/>
            </draw:image>
            <draw:image xlink:href="Pictures/100000010000011C000000852DEDB859.png" xlink:type="simple" xlink:show="embed" xlink:actuate="onLoad" draw:mime-type="image/png"/>
          </draw:frame>
          <draw:custom-shape draw:style-name="gr18" draw:text-style-name="P7" draw:layer="layout" svg:width="2.97cm" svg:height="0.1cm" svg:x="1.345cm" svg:y="4.3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2.97cm" svg:height="0.1cm" svg:x="1.345cm" svg:y="0.5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19" draw:text-style-name="P1" draw:layer="layout" svg:width="3.06cm" svg:height="0.4cm" svg:x="1.348cm" svg:y="4.74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9" draw:layer="layout" svg:width="0.989cm" svg:height="0.645cm" svg:x="1.1cm" svg:y="4.618cm">
            <draw:text-box>
              <text:p text:style-name="P8"><text:span text:style-name="T1">2</text:span></text:p>
            </draw:text-box>
          </draw:frame>
          <draw:custom-shape draw:style-name="gr21" draw:text-style-name="P1" draw:layer="layout" svg:width="0.51cm" svg:height="0.4cm" svg:x="3.387cm" svg:y="4.74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51cm" svg:height="0.4cm" svg:x="2.877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2.367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.858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.348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3.897cm" svg:y="4.741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9" draw:layer="layout" svg:width="0.989cm" svg:height="0.645cm" svg:x="1.617cm" svg:y="4.618cm">
            <draw:text-box>
              <text:p text:style-name="P8"><text:span text:style-name="T1">1</text:span></text:p>
            </draw:text-box>
          </draw:frame>
          <draw:frame draw:style-name="gr24" draw:text-style-name="P11" draw:layer="layout" svg:width="0.989cm" svg:height="0.489cm" svg:x="2.129cm" svg:y="4.698cm">
            <draw:text-box>
              <text:p text:style-name="P8"><text:span text:style-name="T6">GND</text:span></text:p>
            </draw:text-box>
          </draw:frame>
          <draw:frame draw:style-name="gr25" draw:text-style-name="P11" draw:layer="layout" svg:width="0.971cm" svg:height="0.489cm" svg:x="3.159cm" svg:y="4.694cm">
            <draw:text-box>
              <text:p text:style-name="P8"><text:span text:style-name="T6">EIB+</text:span></text:p>
            </draw:text-box>
          </draw:frame>
          <draw:frame draw:style-name="gr26" draw:text-style-name="P11" draw:layer="layout" svg:width="0.971cm" svg:height="0.489cm" svg:x="3.674cm" svg:y="4.695cm">
            <draw:text-box>
              <text:p text:style-name="P8"><text:span text:style-name="T6">EIB-</text:span></text:p>
            </draw:text-box>
          </draw:frame>
        </draw:g>
        <draw:g draw:style-name="gr1">
          <draw:custom-shape draw:style-name="gr27" draw:text-style-name="P1" draw:layer="layout" svg:width="3.19cm" svg:height="0.4cm" svg:x="1.349cm" svg:y="5.44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9" draw:layer="layout" svg:width="0.989cm" svg:height="0.645cm" svg:x="1.106cm" svg:y="5.316cm">
            <draw:text-box>
              <text:p text:style-name="P8"><text:span text:style-name="T1">3</text:span></text:p>
            </draw:text-box>
          </draw:frame>
          <draw:custom-shape draw:style-name="gr21" draw:text-style-name="P1" draw:layer="layout" svg:width="0.51cm" svg:height="0.4cm" svg:x="3.52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3.011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2.369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.859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.349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4.03cm" svg:y="5.441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9" draw:layer="layout" svg:width="0.989cm" svg:height="0.645cm" svg:x="1.61cm" svg:y="5.317cm">
            <draw:text-box>
              <text:p text:style-name="P8"><text:span text:style-name="T1">4</text:span></text:p>
            </draw:text-box>
          </draw:frame>
          <draw:frame draw:style-name="gr30" draw:text-style-name="P9" draw:layer="layout" svg:width="0.989cm" svg:height="0.645cm" svg:x="2.137cm" svg:y="5.318cm">
            <draw:text-box>
              <text:p text:style-name="P8"><text:span text:style-name="T1">5</text:span></text:p>
            </draw:text-box>
          </draw:frame>
          <draw:frame draw:style-name="gr31" draw:text-style-name="P9" draw:layer="layout" svg:width="0.989cm" svg:height="0.645cm" svg:x="2.772cm" svg:y="5.319cm">
            <draw:text-box>
              <text:p text:style-name="P8"><text:span text:style-name="T1">6</text:span></text:p>
            </draw:text-box>
          </draw:frame>
          <draw:frame draw:style-name="gr32" draw:text-style-name="P9" draw:layer="layout" svg:width="0.989cm" svg:height="0.645cm" svg:x="3.27cm" svg:y="5.32cm">
            <draw:text-box>
              <text:p text:style-name="P8"><text:span text:style-name="T1">7</text:span></text:p>
            </draw:text-box>
          </draw:frame>
          <draw:frame draw:style-name="gr33" draw:text-style-name="P9" draw:layer="layout" svg:width="0.989cm" svg:height="0.645cm" svg:x="3.788cm" svg:y="5.321cm">
            <draw:text-box>
              <text:p text:style-name="P8"><text:span text:style-name="T1">8</text:span></text:p>
            </draw:text-box>
          </draw:frame>
          <draw:custom-shape draw:style-name="gr22" draw:text-style-name="P10" draw:layer="layout" svg:width="0.13cm" svg:height="0.4cm" svg:x="2.879cm" svg:y="5.44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34" draw:text-style-name="P1" draw:layer="layout" svg:width="3.5cm" svg:height="0.85cm" svg:x="1.345cm" svg:y="6.1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0.989cm" svg:height="0.645cm" svg:x="1.107cm" svg:y="6.194cm">
            <draw:text-box>
              <text:p text:style-name="P8"><text:span text:style-name="T1">L</text:span></text:p>
            </draw:text-box>
          </draw:frame>
          <draw:frame draw:style-name="gr36" draw:text-style-name="P9" draw:layer="layout" svg:width="0.989cm" svg:height="0.645cm" svg:x="3.789cm" svg:y="6.199cm">
            <draw:text-box>
              <text:p text:style-name="P8"><text:span text:style-name="T1">R</text:span></text:p>
            </draw:text-box>
          </draw:frame>
          <draw:g draw:style-name="gr5">
            <draw:custom-shape draw:style-name="gr3" draw:text-style-name="P1" draw:layer="layout" svg:width="0.3cm" svg:height="0.3cm" svg:x="1.606cm" svg:y="0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.606cm" svg:y1="0.951cm" svg:x2="1.906cm" svg:y2="0.951cm">
              <text:p/>
            </draw:line>
            <draw:line draw:style-name="gr4" draw:text-style-name="P1" draw:layer="layout" svg:x1="1.756cm" svg:y1="1.101cm" svg:x2="1.756cm" svg:y2="0.801cm">
              <text:p/>
            </draw:line>
          </draw:g>
          <draw:g draw:style-name="gr5">
            <draw:custom-shape draw:style-name="gr3" draw:text-style-name="P1" draw:layer="layout" svg:width="0.3cm" svg:height="0.3cm" svg:x="1.606cm" svg:y="0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.606cm" svg:y1="0.951cm" svg:x2="1.906cm" svg:y2="0.951cm">
              <text:p/>
            </draw:line>
            <draw:line draw:style-name="gr4" draw:text-style-name="P1" draw:layer="layout" svg:x1="1.756cm" svg:y1="1.101cm" svg:x2="1.756cm" svg:y2="0.801cm">
              <text:p/>
            </draw:line>
          </draw:g>
        </draw:g>
        <draw:g draw:style-name="gr5">
          <draw:custom-shape draw:style-name="gr3" draw:text-style-name="P1" draw:layer="layout" svg:width="0.3cm" svg:height="0.3cm" svg:x="2.495cm" svg:y="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.495cm" svg:y1="6.4cm" svg:x2="2.795cm" svg:y2="6.4cm">
            <text:p/>
          </draw:line>
          <draw:line draw:style-name="gr4" draw:text-style-name="P1" draw:layer="layout" svg:x1="2.645cm" svg:y1="6.55cm" svg:x2="2.645cm" svg:y2="6.25cm">
            <text:p/>
          </draw:line>
        </draw:g>
        <draw:g draw:style-name="gr1">
          <draw:custom-shape draw:style-name="gr3" draw:text-style-name="P1" draw:layer="layout" svg:width="0.3cm" svg:height="0.3cm" svg:x="3.235cm" svg:y="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235cm" svg:y1="6.4cm" svg:x2="3.535cm" svg:y2="6.4cm">
            <text:p/>
          </draw:line>
          <draw:line draw:style-name="gr4" draw:text-style-name="P1" draw:layer="layout" svg:x1="3.385cm" svg:y1="6.55cm" svg:x2="3.385cm" svg:y2="6.25cm">
            <text:p/>
          </draw:line>
        </draw:g>
        <draw:g draw:style-name="gr1">
          <draw:custom-shape draw:style-name="gr2" draw:text-style-name="P1" draw:layer="layout" svg:width="2.97cm" svg:height="3.95cm" svg:x="5.048cm" svg:y="0.5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3" draw:text-style-name="P1" draw:layer="layout" svg:width="0.3cm" svg:height="0.3cm" svg:x="5.998cm" svg:y="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998cm" svg:y1="0.95cm" svg:x2="6.298cm" svg:y2="0.95cm">
              <text:p/>
            </draw:line>
            <draw:line draw:style-name="gr4" draw:text-style-name="P1" draw:layer="layout" svg:x1="6.148cm" svg:y1="1.1cm" svg:x2="6.148cm" svg:y2="0.8cm">
              <text:p/>
            </draw:line>
          </draw:g>
          <draw:g draw:style-name="gr1">
            <draw:custom-shape draw:style-name="gr3" draw:text-style-name="P1" draw:layer="layout" svg:width="0.3cm" svg:height="0.3cm" svg:x="5.998cm" svg:y="1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998cm" svg:y1="1.96cm" svg:x2="6.298cm" svg:y2="1.96cm">
              <text:p/>
            </draw:line>
            <draw:line draw:style-name="gr4" draw:text-style-name="P1" draw:layer="layout" svg:x1="6.148cm" svg:y1="2.11cm" svg:x2="6.148cm" svg:y2="1.81cm">
              <text:p/>
            </draw:line>
          </draw:g>
          <draw:g draw:style-name="gr1">
            <draw:custom-shape draw:style-name="gr3" draw:text-style-name="P1" draw:layer="layout" svg:width="0.3cm" svg:height="0.3cm" svg:x="5.998cm" svg:y="2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998cm" svg:y1="2.98cm" svg:x2="6.298cm" svg:y2="2.98cm">
              <text:p/>
            </draw:line>
            <draw:line draw:style-name="gr4" draw:text-style-name="P1" draw:layer="layout" svg:x1="6.148cm" svg:y1="3.13cm" svg:x2="6.148cm" svg:y2="2.83cm">
              <text:p/>
            </draw:line>
          </draw:g>
          <draw:g draw:style-name="gr1">
            <draw:custom-shape draw:style-name="gr3" draw:text-style-name="P1" draw:layer="layout" svg:width="0.3cm" svg:height="0.3cm" svg:x="5.998cm" svg:y="3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998cm" svg:y1="4cm" svg:x2="6.298cm" svg:y2="4cm">
              <text:p/>
            </draw:line>
            <draw:line draw:style-name="gr4" draw:text-style-name="P1" draw:layer="layout" svg:x1="6.148cm" svg:y1="4.15cm" svg:x2="6.148cm" svg:y2="3.85cm">
              <text:p/>
            </draw:line>
          </draw:g>
          <draw:g draw:style-name="gr1">
            <draw:custom-shape draw:style-name="gr3" draw:text-style-name="P1" draw:layer="layout" svg:width="0.3cm" svg:height="0.3cm" svg:x="5.308cm" svg:y="3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308cm" svg:y1="4cm" svg:x2="5.608cm" svg:y2="4cm">
              <text:p/>
            </draw:line>
            <draw:line draw:style-name="gr4" draw:text-style-name="P1" draw:layer="layout" svg:x1="5.458cm" svg:y1="4.15cm" svg:x2="5.458cm" svg:y2="3.85cm">
              <text:p/>
            </draw:line>
          </draw:g>
          <draw:g draw:style-name="gr1">
            <draw:custom-shape draw:style-name="gr3" draw:text-style-name="P1" draw:layer="layout" svg:width="0.3cm" svg:height="0.3cm" svg:x="5.308cm" svg:y="2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308cm" svg:y1="2.98cm" svg:x2="5.608cm" svg:y2="2.98cm">
              <text:p/>
            </draw:line>
            <draw:line draw:style-name="gr4" draw:text-style-name="P1" draw:layer="layout" svg:x1="5.458cm" svg:y1="3.13cm" svg:x2="5.458cm" svg:y2="2.83cm">
              <text:p/>
            </draw:line>
          </draw:g>
          <draw:g draw:style-name="gr1">
            <draw:custom-shape draw:style-name="gr3" draw:text-style-name="P1" draw:layer="layout" svg:width="0.3cm" svg:height="0.3cm" svg:x="5.308cm" svg:y="1.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308cm" svg:y1="1.96cm" svg:x2="5.608cm" svg:y2="1.96cm">
              <text:p/>
            </draw:line>
            <draw:line draw:style-name="gr4" draw:text-style-name="P1" draw:layer="layout" svg:x1="5.458cm" svg:y1="2.11cm" svg:x2="5.458cm" svg:y2="1.81cm">
              <text:p/>
            </draw:line>
          </draw:g>
          <draw:g draw:style-name="gr5">
            <draw:custom-shape draw:style-name="gr3" draw:text-style-name="P1" draw:layer="layout" svg:width="0.3cm" svg:height="0.3cm" svg:x="5.308cm" svg:y="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308cm" svg:y1="0.95cm" svg:x2="5.608cm" svg:y2="0.95cm">
              <text:p/>
            </draw:line>
            <draw:line draw:style-name="gr4" draw:text-style-name="P1" draw:layer="layout" svg:x1="5.458cm" svg:y1="1.1cm" svg:x2="5.458cm" svg:y2="0.8cm">
              <text:p/>
            </draw:line>
          </draw:g>
          <draw:frame draw:style-name="gr37" draw:text-style-name="P3" draw:layer="layout" svg:width="0.3cm" svg:height="0.645cm" svg:x="5.598cm" svg:y="0.628cm">
            <draw:text-box>
              <text:p text:style-name="P2"><text:span text:style-name="T1">1</text:span></text:p>
            </draw:text-box>
          </draw:frame>
          <draw:frame draw:style-name="gr38" draw:text-style-name="P3" draw:layer="layout" svg:width="0.3cm" svg:height="0.645cm" svg:x="5.598cm" svg:y="1.638cm">
            <draw:text-box>
              <text:p text:style-name="P2"><text:span text:style-name="T1">2</text:span></text:p>
            </draw:text-box>
          </draw:frame>
          <draw:frame draw:style-name="gr39" draw:text-style-name="P3" draw:layer="layout" svg:width="0.3cm" svg:height="0.645cm" svg:x="5.598cm" svg:y="3.678cm">
            <draw:text-box>
              <text:p text:style-name="P2"><text:span text:style-name="T1">4</text:span></text:p>
            </draw:text-box>
          </draw:frame>
          <draw:frame draw:style-name="gr40" draw:text-style-name="P3" draw:layer="layout" svg:width="0.3cm" svg:height="0.645cm" svg:x="6.298cm" svg:y="0.628cm">
            <draw:text-box>
              <text:p text:style-name="P2"><text:span text:style-name="T1">5</text:span></text:p>
            </draw:text-box>
          </draw:frame>
          <draw:frame draw:style-name="gr41" draw:text-style-name="P3" draw:layer="layout" svg:width="0.3cm" svg:height="0.645cm" svg:x="6.298cm" svg:y="1.638cm">
            <draw:text-box>
              <text:p text:style-name="P2"><text:span text:style-name="T1">6</text:span></text:p>
            </draw:text-box>
          </draw:frame>
          <draw:frame draw:style-name="gr42" draw:text-style-name="P3" draw:layer="layout" svg:width="0.3cm" svg:height="0.645cm" svg:x="6.298cm" svg:y="2.658cm">
            <draw:text-box>
              <text:p text:style-name="P2"><text:span text:style-name="T1">7</text:span></text:p>
            </draw:text-box>
          </draw:frame>
          <draw:frame draw:style-name="gr43" draw:text-style-name="P3" draw:layer="layout" svg:width="0.3cm" svg:height="0.645cm" svg:x="6.298cm" svg:y="3.678cm">
            <draw:text-box>
              <text:p text:style-name="P2"><text:span text:style-name="T1">8</text:span></text:p>
            </draw:text-box>
          </draw:frame>
          <draw:frame draw:style-name="gr13" draw:text-style-name="P4" draw:layer="layout" svg:width="1.992cm" svg:height="0.725cm" draw:transform="rotate (1.5707963267949) translate (6.936cm 3.462cm)">
            <draw:text-box>
              <text:p><text:span text:style-name="T2">8in 24V</text:span></text:p>
            </draw:text-box>
          </draw:frame>
          <draw:frame draw:style-name="gr14" draw:text-style-name="P5" draw:layer="layout" svg:width="2.83cm" svg:height="0.659cm" draw:transform="rotate (1.5707963267949) translate (7.4cm 3.668cm)">
            <draw:text-box>
              <text:p><text:span text:style-name="T3">Jung</text:span><text:span text:style-name="T4">®</text:span><text:span text:style-name="T3"> 2118</text:span></text:p>
            </draw:text-box>
          </draw:frame>
          <draw:frame draw:style-name="gr44" draw:text-style-name="P3" draw:layer="layout" svg:width="0.3cm" svg:height="0.645cm" svg:x="5.598cm" svg:y="2.658cm">
            <draw:text-box>
              <text:p text:style-name="P2"><text:span text:style-name="T1">3</text:span></text:p>
            </draw:text-box>
          </draw:frame>
          <draw:frame draw:style-name="gr16" draw:text-style-name="P6" draw:layer="layout" svg:width="1.738cm" svg:height="0.607cm" svg:x="6.444cm" svg:y="3.8cm">
            <draw:text-box>
              <text:p><text:span text:style-name="T5">__.__.__</text:span></text:p>
            </draw:text-box>
          </draw:frame>
          <draw:frame draw:style-name="gr17" draw:text-style-name="P1" draw:layer="layout" svg:width="1.279cm" svg:height="0.6cm" svg:x="6.669cm" svg:y="0.663cm">
            <draw:image xlink:href="Pictures/10007DA400001D6600000DC64120E1B7.svg" xlink:type="simple" xlink:show="embed" xlink:actuate="onLoad" draw:mime-type="image/svg+xml">
              <text:p/>
            </draw:image>
            <draw:image xlink:href="Pictures/100000010000011C000000852DEDB859.png" xlink:type="simple" xlink:show="embed" xlink:actuate="onLoad" draw:mime-type="image/png"/>
          </draw:frame>
          <draw:custom-shape draw:style-name="gr18" draw:text-style-name="P7" draw:layer="layout" svg:width="2.97cm" svg:height="0.1cm" svg:x="5.048cm" svg:y="4.3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2.97cm" svg:height="0.1cm" svg:x="5.048cm" svg:y="0.5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19" draw:text-style-name="P1" draw:layer="layout" svg:width="3.06cm" svg:height="0.4cm" svg:x="5.051cm" svg:y="4.74cm">
            <text:p/>
            <draw:enhanced-geometry svg:viewBox="0 0 21600 21600" draw:type="rectangle" draw:enhanced-path="M 0 0 L 21600 0 21600 21600 0 21600 0 0 Z N"/>
          </draw:custom-shape>
          <draw:frame draw:style-name="gr45" draw:text-style-name="P9" draw:layer="layout" svg:width="0.989cm" svg:height="0.645cm" svg:x="4.803cm" svg:y="4.618cm">
            <draw:text-box>
              <text:p text:style-name="P8"><text:span text:style-name="T1">2</text:span></text:p>
            </draw:text-box>
          </draw:frame>
          <draw:custom-shape draw:style-name="gr21" draw:text-style-name="P1" draw:layer="layout" svg:width="0.51cm" svg:height="0.4cm" svg:x="7.09cm" svg:y="4.74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51cm" svg:height="0.4cm" svg:x="6.58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6.07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5.561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5.051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7.6cm" svg:y="4.741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9" draw:layer="layout" svg:width="0.989cm" svg:height="0.645cm" svg:x="5.32cm" svg:y="4.618cm">
            <draw:text-box>
              <text:p text:style-name="P8"><text:span text:style-name="T1">1</text:span></text:p>
            </draw:text-box>
          </draw:frame>
          <draw:frame draw:style-name="gr47" draw:text-style-name="P11" draw:layer="layout" svg:width="0.989cm" svg:height="0.489cm" svg:x="5.832cm" svg:y="4.698cm">
            <draw:text-box>
              <text:p text:style-name="P8"><text:span text:style-name="T6">GND</text:span></text:p>
            </draw:text-box>
          </draw:frame>
          <draw:frame draw:style-name="gr48" draw:text-style-name="P11" draw:layer="layout" svg:width="0.971cm" svg:height="0.489cm" svg:x="6.862cm" svg:y="4.694cm">
            <draw:text-box>
              <text:p text:style-name="P8"><text:span text:style-name="T6">EIB+</text:span></text:p>
            </draw:text-box>
          </draw:frame>
          <draw:frame draw:style-name="gr49" draw:text-style-name="P11" draw:layer="layout" svg:width="0.971cm" svg:height="0.489cm" svg:x="7.377cm" svg:y="4.695cm">
            <draw:text-box>
              <text:p text:style-name="P8"><text:span text:style-name="T6">EIB-</text:span></text:p>
            </draw:text-box>
          </draw:frame>
        </draw:g>
        <draw:g draw:style-name="gr1">
          <draw:custom-shape draw:style-name="gr27" draw:text-style-name="P1" draw:layer="layout" svg:width="3.19cm" svg:height="0.4cm" svg:x="5.052cm" svg:y="5.44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9" draw:layer="layout" svg:width="0.989cm" svg:height="0.645cm" svg:x="4.809cm" svg:y="5.316cm">
            <draw:text-box>
              <text:p text:style-name="P8"><text:span text:style-name="T1">3</text:span></text:p>
            </draw:text-box>
          </draw:frame>
          <draw:custom-shape draw:style-name="gr21" draw:text-style-name="P1" draw:layer="layout" svg:width="0.51cm" svg:height="0.4cm" svg:x="7.223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6.714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6.072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5.562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5.052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7.733cm" svg:y="5.441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9" draw:layer="layout" svg:width="0.989cm" svg:height="0.645cm" svg:x="5.313cm" svg:y="5.317cm">
            <draw:text-box>
              <text:p text:style-name="P8"><text:span text:style-name="T1">4</text:span></text:p>
            </draw:text-box>
          </draw:frame>
          <draw:frame draw:style-name="gr52" draw:text-style-name="P9" draw:layer="layout" svg:width="0.989cm" svg:height="0.645cm" svg:x="5.84cm" svg:y="5.318cm">
            <draw:text-box>
              <text:p text:style-name="P8"><text:span text:style-name="T1">5</text:span></text:p>
            </draw:text-box>
          </draw:frame>
          <draw:frame draw:style-name="gr53" draw:text-style-name="P9" draw:layer="layout" svg:width="0.989cm" svg:height="0.645cm" svg:x="6.475cm" svg:y="5.319cm">
            <draw:text-box>
              <text:p text:style-name="P8"><text:span text:style-name="T1">6</text:span></text:p>
            </draw:text-box>
          </draw:frame>
          <draw:frame draw:style-name="gr54" draw:text-style-name="P9" draw:layer="layout" svg:width="0.989cm" svg:height="0.645cm" svg:x="6.973cm" svg:y="5.32cm">
            <draw:text-box>
              <text:p text:style-name="P8"><text:span text:style-name="T1">7</text:span></text:p>
            </draw:text-box>
          </draw:frame>
          <draw:frame draw:style-name="gr55" draw:text-style-name="P9" draw:layer="layout" svg:width="0.989cm" svg:height="0.645cm" svg:x="7.491cm" svg:y="5.321cm">
            <draw:text-box>
              <text:p text:style-name="P8"><text:span text:style-name="T1">8</text:span></text:p>
            </draw:text-box>
          </draw:frame>
          <draw:custom-shape draw:style-name="gr22" draw:text-style-name="P10" draw:layer="layout" svg:width="0.13cm" svg:height="0.4cm" svg:x="6.582cm" svg:y="5.44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34" draw:text-style-name="P1" draw:layer="layout" svg:width="3.5cm" svg:height="0.85cm" svg:x="5.048cm" svg:y="6.1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9" draw:layer="layout" svg:width="0.989cm" svg:height="0.645cm" svg:x="4.81cm" svg:y="6.194cm">
            <draw:text-box>
              <text:p text:style-name="P8"><text:span text:style-name="T1">L</text:span></text:p>
            </draw:text-box>
          </draw:frame>
          <draw:frame draw:style-name="gr57" draw:text-style-name="P9" draw:layer="layout" svg:width="0.989cm" svg:height="0.645cm" svg:x="7.492cm" svg:y="6.199cm">
            <draw:text-box>
              <text:p text:style-name="P8"><text:span text:style-name="T1">R</text:span></text:p>
            </draw:text-box>
          </draw:frame>
          <draw:g draw:style-name="gr5">
            <draw:custom-shape draw:style-name="gr3" draw:text-style-name="P1" draw:layer="layout" svg:width="0.3cm" svg:height="0.3cm" svg:x="5.309cm" svg:y="0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309cm" svg:y1="0.951cm" svg:x2="5.609cm" svg:y2="0.951cm">
              <text:p/>
            </draw:line>
            <draw:line draw:style-name="gr4" draw:text-style-name="P1" draw:layer="layout" svg:x1="5.459cm" svg:y1="1.101cm" svg:x2="5.459cm" svg:y2="0.801cm">
              <text:p/>
            </draw:line>
          </draw:g>
          <draw:g draw:style-name="gr5">
            <draw:custom-shape draw:style-name="gr3" draw:text-style-name="P1" draw:layer="layout" svg:width="0.3cm" svg:height="0.3cm" svg:x="5.309cm" svg:y="0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309cm" svg:y1="0.951cm" svg:x2="5.609cm" svg:y2="0.951cm">
              <text:p/>
            </draw:line>
            <draw:line draw:style-name="gr4" draw:text-style-name="P1" draw:layer="layout" svg:x1="5.459cm" svg:y1="1.101cm" svg:x2="5.459cm" svg:y2="0.801cm">
              <text:p/>
            </draw:line>
          </draw:g>
        </draw:g>
        <draw:g draw:style-name="gr5">
          <draw:custom-shape draw:style-name="gr3" draw:text-style-name="P1" draw:layer="layout" svg:width="0.3cm" svg:height="0.3cm" svg:x="6.198cm" svg:y="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6.198cm" svg:y1="6.4cm" svg:x2="6.498cm" svg:y2="6.4cm">
            <text:p/>
          </draw:line>
          <draw:line draw:style-name="gr4" draw:text-style-name="P1" draw:layer="layout" svg:x1="6.348cm" svg:y1="6.55cm" svg:x2="6.348cm" svg:y2="6.25cm">
            <text:p/>
          </draw:line>
        </draw:g>
        <draw:g draw:style-name="gr1">
          <draw:custom-shape draw:style-name="gr3" draw:text-style-name="P1" draw:layer="layout" svg:width="0.3cm" svg:height="0.3cm" svg:x="6.938cm" svg:y="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6.938cm" svg:y1="6.4cm" svg:x2="7.238cm" svg:y2="6.4cm">
            <text:p/>
          </draw:line>
          <draw:line draw:style-name="gr4" draw:text-style-name="P1" draw:layer="layout" svg:x1="7.088cm" svg:y1="6.55cm" svg:x2="7.088cm" svg:y2="6.25cm">
            <text:p/>
          </draw:line>
        </draw:g>
        <draw:g draw:style-name="gr1">
          <draw:custom-shape draw:style-name="gr2" draw:text-style-name="P1" draw:layer="layout" svg:width="2.97cm" svg:height="3.95cm" svg:x="8.751cm" svg:y="0.5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3" draw:text-style-name="P1" draw:layer="layout" svg:width="0.3cm" svg:height="0.3cm" svg:x="9.701cm" svg:y="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701cm" svg:y1="0.95cm" svg:x2="10.001cm" svg:y2="0.95cm">
              <text:p/>
            </draw:line>
            <draw:line draw:style-name="gr4" draw:text-style-name="P1" draw:layer="layout" svg:x1="9.851cm" svg:y1="1.1cm" svg:x2="9.851cm" svg:y2="0.8cm">
              <text:p/>
            </draw:line>
          </draw:g>
          <draw:g draw:style-name="gr1">
            <draw:custom-shape draw:style-name="gr3" draw:text-style-name="P1" draw:layer="layout" svg:width="0.3cm" svg:height="0.3cm" svg:x="9.701cm" svg:y="1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701cm" svg:y1="1.96cm" svg:x2="10.001cm" svg:y2="1.96cm">
              <text:p/>
            </draw:line>
            <draw:line draw:style-name="gr4" draw:text-style-name="P1" draw:layer="layout" svg:x1="9.851cm" svg:y1="2.11cm" svg:x2="9.851cm" svg:y2="1.81cm">
              <text:p/>
            </draw:line>
          </draw:g>
          <draw:g draw:style-name="gr1">
            <draw:custom-shape draw:style-name="gr3" draw:text-style-name="P1" draw:layer="layout" svg:width="0.3cm" svg:height="0.3cm" svg:x="9.701cm" svg:y="2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701cm" svg:y1="2.98cm" svg:x2="10.001cm" svg:y2="2.98cm">
              <text:p/>
            </draw:line>
            <draw:line draw:style-name="gr4" draw:text-style-name="P1" draw:layer="layout" svg:x1="9.851cm" svg:y1="3.13cm" svg:x2="9.851cm" svg:y2="2.83cm">
              <text:p/>
            </draw:line>
          </draw:g>
          <draw:g draw:style-name="gr1">
            <draw:custom-shape draw:style-name="gr3" draw:text-style-name="P1" draw:layer="layout" svg:width="0.3cm" svg:height="0.3cm" svg:x="9.701cm" svg:y="3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701cm" svg:y1="4cm" svg:x2="10.001cm" svg:y2="4cm">
              <text:p/>
            </draw:line>
            <draw:line draw:style-name="gr4" draw:text-style-name="P1" draw:layer="layout" svg:x1="9.851cm" svg:y1="4.15cm" svg:x2="9.851cm" svg:y2="3.85cm">
              <text:p/>
            </draw:line>
          </draw:g>
          <draw:g draw:style-name="gr1">
            <draw:custom-shape draw:style-name="gr3" draw:text-style-name="P1" draw:layer="layout" svg:width="0.3cm" svg:height="0.3cm" svg:x="9.011cm" svg:y="3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011cm" svg:y1="4cm" svg:x2="9.311cm" svg:y2="4cm">
              <text:p/>
            </draw:line>
            <draw:line draw:style-name="gr4" draw:text-style-name="P1" draw:layer="layout" svg:x1="9.161cm" svg:y1="4.15cm" svg:x2="9.161cm" svg:y2="3.85cm">
              <text:p/>
            </draw:line>
          </draw:g>
          <draw:g draw:style-name="gr1">
            <draw:custom-shape draw:style-name="gr3" draw:text-style-name="P1" draw:layer="layout" svg:width="0.3cm" svg:height="0.3cm" svg:x="9.011cm" svg:y="2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011cm" svg:y1="2.98cm" svg:x2="9.311cm" svg:y2="2.98cm">
              <text:p/>
            </draw:line>
            <draw:line draw:style-name="gr4" draw:text-style-name="P1" draw:layer="layout" svg:x1="9.161cm" svg:y1="3.13cm" svg:x2="9.161cm" svg:y2="2.83cm">
              <text:p/>
            </draw:line>
          </draw:g>
          <draw:g draw:style-name="gr1">
            <draw:custom-shape draw:style-name="gr3" draw:text-style-name="P1" draw:layer="layout" svg:width="0.3cm" svg:height="0.3cm" svg:x="9.011cm" svg:y="1.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011cm" svg:y1="1.96cm" svg:x2="9.311cm" svg:y2="1.96cm">
              <text:p/>
            </draw:line>
            <draw:line draw:style-name="gr4" draw:text-style-name="P1" draw:layer="layout" svg:x1="9.161cm" svg:y1="2.11cm" svg:x2="9.161cm" svg:y2="1.81cm">
              <text:p/>
            </draw:line>
          </draw:g>
          <draw:g draw:style-name="gr5">
            <draw:custom-shape draw:style-name="gr3" draw:text-style-name="P1" draw:layer="layout" svg:width="0.3cm" svg:height="0.3cm" svg:x="9.011cm" svg:y="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011cm" svg:y1="0.95cm" svg:x2="9.311cm" svg:y2="0.95cm">
              <text:p/>
            </draw:line>
            <draw:line draw:style-name="gr4" draw:text-style-name="P1" draw:layer="layout" svg:x1="9.161cm" svg:y1="1.1cm" svg:x2="9.161cm" svg:y2="0.8cm">
              <text:p/>
            </draw:line>
          </draw:g>
          <draw:frame draw:style-name="gr58" draw:text-style-name="P3" draw:layer="layout" svg:width="0.3cm" svg:height="0.645cm" svg:x="9.301cm" svg:y="0.628cm">
            <draw:text-box>
              <text:p text:style-name="P2"><text:span text:style-name="T1">1</text:span></text:p>
            </draw:text-box>
          </draw:frame>
          <draw:frame draw:style-name="gr59" draw:text-style-name="P3" draw:layer="layout" svg:width="0.3cm" svg:height="0.645cm" svg:x="9.301cm" svg:y="1.638cm">
            <draw:text-box>
              <text:p text:style-name="P2"><text:span text:style-name="T1">2</text:span></text:p>
            </draw:text-box>
          </draw:frame>
          <draw:frame draw:style-name="gr60" draw:text-style-name="P3" draw:layer="layout" svg:width="0.3cm" svg:height="0.645cm" svg:x="9.301cm" svg:y="3.678cm">
            <draw:text-box>
              <text:p text:style-name="P2"><text:span text:style-name="T1">4</text:span></text:p>
            </draw:text-box>
          </draw:frame>
          <draw:frame draw:style-name="gr61" draw:text-style-name="P3" draw:layer="layout" svg:width="0.3cm" svg:height="0.645cm" svg:x="10.001cm" svg:y="0.628cm">
            <draw:text-box>
              <text:p text:style-name="P2"><text:span text:style-name="T1">5</text:span></text:p>
            </draw:text-box>
          </draw:frame>
          <draw:frame draw:style-name="gr62" draw:text-style-name="P3" draw:layer="layout" svg:width="0.3cm" svg:height="0.645cm" svg:x="10.001cm" svg:y="1.638cm">
            <draw:text-box>
              <text:p text:style-name="P2"><text:span text:style-name="T1">6</text:span></text:p>
            </draw:text-box>
          </draw:frame>
          <draw:frame draw:style-name="gr63" draw:text-style-name="P3" draw:layer="layout" svg:width="0.3cm" svg:height="0.645cm" svg:x="10.001cm" svg:y="2.658cm">
            <draw:text-box>
              <text:p text:style-name="P2"><text:span text:style-name="T1">7</text:span></text:p>
            </draw:text-box>
          </draw:frame>
          <draw:frame draw:style-name="gr64" draw:text-style-name="P3" draw:layer="layout" svg:width="0.3cm" svg:height="0.645cm" svg:x="10.001cm" svg:y="3.678cm">
            <draw:text-box>
              <text:p text:style-name="P2"><text:span text:style-name="T1">8</text:span></text:p>
            </draw:text-box>
          </draw:frame>
          <draw:frame draw:style-name="gr13" draw:text-style-name="P4" draw:layer="layout" svg:width="1.992cm" svg:height="0.725cm" draw:transform="rotate (1.5707963267949) translate (10.639cm 3.462cm)">
            <draw:text-box>
              <text:p><text:span text:style-name="T2">8in 24V</text:span></text:p>
            </draw:text-box>
          </draw:frame>
          <draw:frame draw:style-name="gr14" draw:text-style-name="P5" draw:layer="layout" svg:width="2.83cm" svg:height="0.659cm" draw:transform="rotate (1.5707963267949) translate (11.103cm 3.668cm)">
            <draw:text-box>
              <text:p><text:span text:style-name="T3">Jung</text:span><text:span text:style-name="T4">®</text:span><text:span text:style-name="T3"> 2118</text:span></text:p>
            </draw:text-box>
          </draw:frame>
          <draw:frame draw:style-name="gr65" draw:text-style-name="P3" draw:layer="layout" svg:width="0.3cm" svg:height="0.645cm" svg:x="9.301cm" svg:y="2.658cm">
            <draw:text-box>
              <text:p text:style-name="P2"><text:span text:style-name="T1">3</text:span></text:p>
            </draw:text-box>
          </draw:frame>
          <draw:frame draw:style-name="gr16" draw:text-style-name="P6" draw:layer="layout" svg:width="1.738cm" svg:height="0.607cm" svg:x="10.147cm" svg:y="3.8cm">
            <draw:text-box>
              <text:p><text:span text:style-name="T5">__.__.__</text:span></text:p>
            </draw:text-box>
          </draw:frame>
          <draw:frame draw:style-name="gr17" draw:text-style-name="P1" draw:layer="layout" svg:width="1.279cm" svg:height="0.6cm" svg:x="10.372cm" svg:y="0.663cm">
            <draw:image xlink:href="Pictures/10007DA400001D6600000DC64120E1B7.svg" xlink:type="simple" xlink:show="embed" xlink:actuate="onLoad" draw:mime-type="image/svg+xml">
              <text:p/>
            </draw:image>
            <draw:image xlink:href="Pictures/100000010000011C000000852DEDB859.png" xlink:type="simple" xlink:show="embed" xlink:actuate="onLoad" draw:mime-type="image/png"/>
          </draw:frame>
          <draw:custom-shape draw:style-name="gr18" draw:text-style-name="P7" draw:layer="layout" svg:width="2.97cm" svg:height="0.1cm" svg:x="8.751cm" svg:y="4.3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2.97cm" svg:height="0.1cm" svg:x="8.751cm" svg:y="0.5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19" draw:text-style-name="P1" draw:layer="layout" svg:width="3.06cm" svg:height="0.4cm" svg:x="8.754cm" svg:y="4.74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9" draw:layer="layout" svg:width="0.989cm" svg:height="0.645cm" svg:x="8.506cm" svg:y="4.618cm">
            <draw:text-box>
              <text:p text:style-name="P8"><text:span text:style-name="T1">2</text:span></text:p>
            </draw:text-box>
          </draw:frame>
          <draw:custom-shape draw:style-name="gr21" draw:text-style-name="P1" draw:layer="layout" svg:width="0.51cm" svg:height="0.4cm" svg:x="10.793cm" svg:y="4.74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51cm" svg:height="0.4cm" svg:x="10.283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9.773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9.264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8.754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1.303cm" svg:y="4.741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9" draw:layer="layout" svg:width="0.989cm" svg:height="0.645cm" svg:x="9.023cm" svg:y="4.618cm">
            <draw:text-box>
              <text:p text:style-name="P8"><text:span text:style-name="T1">1</text:span></text:p>
            </draw:text-box>
          </draw:frame>
          <draw:frame draw:style-name="gr68" draw:text-style-name="P11" draw:layer="layout" svg:width="0.989cm" svg:height="0.489cm" svg:x="9.535cm" svg:y="4.698cm">
            <draw:text-box>
              <text:p text:style-name="P8"><text:span text:style-name="T6">GND</text:span></text:p>
            </draw:text-box>
          </draw:frame>
          <draw:frame draw:style-name="gr69" draw:text-style-name="P11" draw:layer="layout" svg:width="0.971cm" svg:height="0.489cm" svg:x="10.565cm" svg:y="4.694cm">
            <draw:text-box>
              <text:p text:style-name="P8"><text:span text:style-name="T6">EIB+</text:span></text:p>
            </draw:text-box>
          </draw:frame>
          <draw:frame draw:style-name="gr70" draw:text-style-name="P11" draw:layer="layout" svg:width="0.971cm" svg:height="0.489cm" svg:x="11.08cm" svg:y="4.695cm">
            <draw:text-box>
              <text:p text:style-name="P8"><text:span text:style-name="T6">EIB-</text:span></text:p>
            </draw:text-box>
          </draw:frame>
        </draw:g>
        <draw:g draw:style-name="gr1">
          <draw:custom-shape draw:style-name="gr27" draw:text-style-name="P1" draw:layer="layout" svg:width="3.19cm" svg:height="0.4cm" svg:x="8.755cm" svg:y="5.44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9" draw:layer="layout" svg:width="0.989cm" svg:height="0.645cm" svg:x="8.512cm" svg:y="5.316cm">
            <draw:text-box>
              <text:p text:style-name="P8"><text:span text:style-name="T1">3</text:span></text:p>
            </draw:text-box>
          </draw:frame>
          <draw:custom-shape draw:style-name="gr21" draw:text-style-name="P1" draw:layer="layout" svg:width="0.51cm" svg:height="0.4cm" svg:x="10.926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0.417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9.775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9.265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8.755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1.436cm" svg:y="5.441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9" draw:layer="layout" svg:width="0.989cm" svg:height="0.645cm" svg:x="9.016cm" svg:y="5.317cm">
            <draw:text-box>
              <text:p text:style-name="P8"><text:span text:style-name="T1">4</text:span></text:p>
            </draw:text-box>
          </draw:frame>
          <draw:frame draw:style-name="gr73" draw:text-style-name="P9" draw:layer="layout" svg:width="0.989cm" svg:height="0.645cm" svg:x="9.543cm" svg:y="5.318cm">
            <draw:text-box>
              <text:p text:style-name="P8"><text:span text:style-name="T1">5</text:span></text:p>
            </draw:text-box>
          </draw:frame>
          <draw:frame draw:style-name="gr74" draw:text-style-name="P9" draw:layer="layout" svg:width="0.989cm" svg:height="0.645cm" svg:x="10.178cm" svg:y="5.319cm">
            <draw:text-box>
              <text:p text:style-name="P8"><text:span text:style-name="T1">6</text:span></text:p>
            </draw:text-box>
          </draw:frame>
          <draw:frame draw:style-name="gr75" draw:text-style-name="P9" draw:layer="layout" svg:width="0.989cm" svg:height="0.645cm" svg:x="10.676cm" svg:y="5.32cm">
            <draw:text-box>
              <text:p text:style-name="P8"><text:span text:style-name="T1">7</text:span></text:p>
            </draw:text-box>
          </draw:frame>
          <draw:frame draw:style-name="gr76" draw:text-style-name="P9" draw:layer="layout" svg:width="0.989cm" svg:height="0.645cm" svg:x="11.194cm" svg:y="5.321cm">
            <draw:text-box>
              <text:p text:style-name="P8"><text:span text:style-name="T1">8</text:span></text:p>
            </draw:text-box>
          </draw:frame>
          <draw:custom-shape draw:style-name="gr22" draw:text-style-name="P10" draw:layer="layout" svg:width="0.13cm" svg:height="0.4cm" svg:x="10.285cm" svg:y="5.44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34" draw:text-style-name="P1" draw:layer="layout" svg:width="3.5cm" svg:height="0.85cm" svg:x="8.751cm" svg:y="6.1cm">
            <text:p/>
            <draw:enhanced-geometry svg:viewBox="0 0 21600 21600" draw:type="rectangle" draw:enhanced-path="M 0 0 L 21600 0 21600 21600 0 21600 0 0 Z N"/>
          </draw:custom-shape>
          <draw:frame draw:style-name="gr77" draw:text-style-name="P9" draw:layer="layout" svg:width="0.989cm" svg:height="0.645cm" svg:x="8.513cm" svg:y="6.194cm">
            <draw:text-box>
              <text:p text:style-name="P8"><text:span text:style-name="T1">L</text:span></text:p>
            </draw:text-box>
          </draw:frame>
          <draw:frame draw:style-name="gr78" draw:text-style-name="P9" draw:layer="layout" svg:width="0.989cm" svg:height="0.645cm" svg:x="11.195cm" svg:y="6.199cm">
            <draw:text-box>
              <text:p text:style-name="P8"><text:span text:style-name="T1">R</text:span></text:p>
            </draw:text-box>
          </draw:frame>
          <draw:g draw:style-name="gr5">
            <draw:custom-shape draw:style-name="gr3" draw:text-style-name="P1" draw:layer="layout" svg:width="0.3cm" svg:height="0.3cm" svg:x="9.012cm" svg:y="0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012cm" svg:y1="0.951cm" svg:x2="9.312cm" svg:y2="0.951cm">
              <text:p/>
            </draw:line>
            <draw:line draw:style-name="gr4" draw:text-style-name="P1" draw:layer="layout" svg:x1="9.162cm" svg:y1="1.101cm" svg:x2="9.162cm" svg:y2="0.801cm">
              <text:p/>
            </draw:line>
          </draw:g>
          <draw:g draw:style-name="gr5">
            <draw:custom-shape draw:style-name="gr3" draw:text-style-name="P1" draw:layer="layout" svg:width="0.3cm" svg:height="0.3cm" svg:x="9.012cm" svg:y="0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012cm" svg:y1="0.951cm" svg:x2="9.312cm" svg:y2="0.951cm">
              <text:p/>
            </draw:line>
            <draw:line draw:style-name="gr4" draw:text-style-name="P1" draw:layer="layout" svg:x1="9.162cm" svg:y1="1.101cm" svg:x2="9.162cm" svg:y2="0.801cm">
              <text:p/>
            </draw:line>
          </draw:g>
        </draw:g>
        <draw:g draw:style-name="gr5">
          <draw:custom-shape draw:style-name="gr3" draw:text-style-name="P1" draw:layer="layout" svg:width="0.3cm" svg:height="0.3cm" svg:x="9.901cm" svg:y="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.901cm" svg:y1="6.4cm" svg:x2="10.201cm" svg:y2="6.4cm">
            <text:p/>
          </draw:line>
          <draw:line draw:style-name="gr4" draw:text-style-name="P1" draw:layer="layout" svg:x1="10.051cm" svg:y1="6.55cm" svg:x2="10.051cm" svg:y2="6.25cm">
            <text:p/>
          </draw:line>
        </draw:g>
        <draw:g draw:style-name="gr1">
          <draw:custom-shape draw:style-name="gr3" draw:text-style-name="P1" draw:layer="layout" svg:width="0.3cm" svg:height="0.3cm" svg:x="10.641cm" svg:y="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0.641cm" svg:y1="6.4cm" svg:x2="10.941cm" svg:y2="6.4cm">
            <text:p/>
          </draw:line>
          <draw:line draw:style-name="gr4" draw:text-style-name="P1" draw:layer="layout" svg:x1="10.791cm" svg:y1="6.55cm" svg:x2="10.791cm" svg:y2="6.25cm">
            <text:p/>
          </draw:line>
        </draw:g>
        <draw:g draw:style-name="gr1">
          <draw:custom-shape draw:style-name="gr2" draw:text-style-name="P1" draw:layer="layout" svg:width="2.97cm" svg:height="3.95cm" svg:x="12.454cm" svg:y="0.5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3" draw:text-style-name="P1" draw:layer="layout" svg:width="0.3cm" svg:height="0.3cm" svg:x="13.404cm" svg:y="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3.404cm" svg:y1="0.95cm" svg:x2="13.704cm" svg:y2="0.95cm">
              <text:p/>
            </draw:line>
            <draw:line draw:style-name="gr4" draw:text-style-name="P1" draw:layer="layout" svg:x1="13.554cm" svg:y1="1.1cm" svg:x2="13.554cm" svg:y2="0.8cm">
              <text:p/>
            </draw:line>
          </draw:g>
          <draw:g draw:style-name="gr1">
            <draw:custom-shape draw:style-name="gr3" draw:text-style-name="P1" draw:layer="layout" svg:width="0.3cm" svg:height="0.3cm" svg:x="13.404cm" svg:y="1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3.404cm" svg:y1="1.96cm" svg:x2="13.704cm" svg:y2="1.96cm">
              <text:p/>
            </draw:line>
            <draw:line draw:style-name="gr4" draw:text-style-name="P1" draw:layer="layout" svg:x1="13.554cm" svg:y1="2.11cm" svg:x2="13.554cm" svg:y2="1.81cm">
              <text:p/>
            </draw:line>
          </draw:g>
          <draw:g draw:style-name="gr1">
            <draw:custom-shape draw:style-name="gr3" draw:text-style-name="P1" draw:layer="layout" svg:width="0.3cm" svg:height="0.3cm" svg:x="13.404cm" svg:y="2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3.404cm" svg:y1="2.98cm" svg:x2="13.704cm" svg:y2="2.98cm">
              <text:p/>
            </draw:line>
            <draw:line draw:style-name="gr4" draw:text-style-name="P1" draw:layer="layout" svg:x1="13.554cm" svg:y1="3.13cm" svg:x2="13.554cm" svg:y2="2.83cm">
              <text:p/>
            </draw:line>
          </draw:g>
          <draw:g draw:style-name="gr1">
            <draw:custom-shape draw:style-name="gr3" draw:text-style-name="P1" draw:layer="layout" svg:width="0.3cm" svg:height="0.3cm" svg:x="13.404cm" svg:y="3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3.404cm" svg:y1="4cm" svg:x2="13.704cm" svg:y2="4cm">
              <text:p/>
            </draw:line>
            <draw:line draw:style-name="gr4" draw:text-style-name="P1" draw:layer="layout" svg:x1="13.554cm" svg:y1="4.15cm" svg:x2="13.554cm" svg:y2="3.85cm">
              <text:p/>
            </draw:line>
          </draw:g>
          <draw:g draw:style-name="gr1">
            <draw:custom-shape draw:style-name="gr3" draw:text-style-name="P1" draw:layer="layout" svg:width="0.3cm" svg:height="0.3cm" svg:x="12.714cm" svg:y="3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14cm" svg:y1="4cm" svg:x2="13.014cm" svg:y2="4cm">
              <text:p/>
            </draw:line>
            <draw:line draw:style-name="gr4" draw:text-style-name="P1" draw:layer="layout" svg:x1="12.864cm" svg:y1="4.15cm" svg:x2="12.864cm" svg:y2="3.85cm">
              <text:p/>
            </draw:line>
          </draw:g>
          <draw:g draw:style-name="gr1">
            <draw:custom-shape draw:style-name="gr3" draw:text-style-name="P1" draw:layer="layout" svg:width="0.3cm" svg:height="0.3cm" svg:x="12.714cm" svg:y="2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14cm" svg:y1="2.98cm" svg:x2="13.014cm" svg:y2="2.98cm">
              <text:p/>
            </draw:line>
            <draw:line draw:style-name="gr4" draw:text-style-name="P1" draw:layer="layout" svg:x1="12.864cm" svg:y1="3.13cm" svg:x2="12.864cm" svg:y2="2.83cm">
              <text:p/>
            </draw:line>
          </draw:g>
          <draw:g draw:style-name="gr1">
            <draw:custom-shape draw:style-name="gr3" draw:text-style-name="P1" draw:layer="layout" svg:width="0.3cm" svg:height="0.3cm" svg:x="12.714cm" svg:y="1.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14cm" svg:y1="1.96cm" svg:x2="13.014cm" svg:y2="1.96cm">
              <text:p/>
            </draw:line>
            <draw:line draw:style-name="gr4" draw:text-style-name="P1" draw:layer="layout" svg:x1="12.864cm" svg:y1="2.11cm" svg:x2="12.864cm" svg:y2="1.81cm">
              <text:p/>
            </draw:line>
          </draw:g>
          <draw:g draw:style-name="gr5">
            <draw:custom-shape draw:style-name="gr3" draw:text-style-name="P1" draw:layer="layout" svg:width="0.3cm" svg:height="0.3cm" svg:x="12.714cm" svg:y="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14cm" svg:y1="0.95cm" svg:x2="13.014cm" svg:y2="0.95cm">
              <text:p/>
            </draw:line>
            <draw:line draw:style-name="gr4" draw:text-style-name="P1" draw:layer="layout" svg:x1="12.864cm" svg:y1="1.1cm" svg:x2="12.864cm" svg:y2="0.8cm">
              <text:p/>
            </draw:line>
          </draw:g>
          <draw:frame draw:style-name="gr79" draw:text-style-name="P3" draw:layer="layout" svg:width="0.3cm" svg:height="0.645cm" svg:x="13.004cm" svg:y="0.628cm">
            <draw:text-box>
              <text:p text:style-name="P2"><text:span text:style-name="T1">1</text:span></text:p>
            </draw:text-box>
          </draw:frame>
          <draw:frame draw:style-name="gr80" draw:text-style-name="P3" draw:layer="layout" svg:width="0.3cm" svg:height="0.645cm" svg:x="13.004cm" svg:y="1.638cm">
            <draw:text-box>
              <text:p text:style-name="P2"><text:span text:style-name="T1">2</text:span></text:p>
            </draw:text-box>
          </draw:frame>
          <draw:frame draw:style-name="gr81" draw:text-style-name="P3" draw:layer="layout" svg:width="0.3cm" svg:height="0.645cm" svg:x="13.004cm" svg:y="3.678cm">
            <draw:text-box>
              <text:p text:style-name="P2"><text:span text:style-name="T1">4</text:span></text:p>
            </draw:text-box>
          </draw:frame>
          <draw:frame draw:style-name="gr82" draw:text-style-name="P3" draw:layer="layout" svg:width="0.3cm" svg:height="0.645cm" svg:x="13.704cm" svg:y="0.628cm">
            <draw:text-box>
              <text:p text:style-name="P2"><text:span text:style-name="T1">5</text:span></text:p>
            </draw:text-box>
          </draw:frame>
          <draw:frame draw:style-name="gr83" draw:text-style-name="P3" draw:layer="layout" svg:width="0.3cm" svg:height="0.645cm" svg:x="13.704cm" svg:y="1.638cm">
            <draw:text-box>
              <text:p text:style-name="P2"><text:span text:style-name="T1">6</text:span></text:p>
            </draw:text-box>
          </draw:frame>
          <draw:frame draw:style-name="gr84" draw:text-style-name="P3" draw:layer="layout" svg:width="0.3cm" svg:height="0.645cm" svg:x="13.704cm" svg:y="2.658cm">
            <draw:text-box>
              <text:p text:style-name="P2"><text:span text:style-name="T1">7</text:span></text:p>
            </draw:text-box>
          </draw:frame>
          <draw:frame draw:style-name="gr85" draw:text-style-name="P3" draw:layer="layout" svg:width="0.3cm" svg:height="0.645cm" svg:x="13.704cm" svg:y="3.678cm">
            <draw:text-box>
              <text:p text:style-name="P2"><text:span text:style-name="T1">8</text:span></text:p>
            </draw:text-box>
          </draw:frame>
          <draw:frame draw:style-name="gr13" draw:text-style-name="P4" draw:layer="layout" svg:width="1.992cm" svg:height="0.725cm" draw:transform="rotate (1.5707963267949) translate (14.342cm 3.462cm)">
            <draw:text-box>
              <text:p><text:span text:style-name="T2">8in 24V</text:span></text:p>
            </draw:text-box>
          </draw:frame>
          <draw:frame draw:style-name="gr14" draw:text-style-name="P5" draw:layer="layout" svg:width="2.83cm" svg:height="0.659cm" draw:transform="rotate (1.5707963267949) translate (14.806cm 3.668cm)">
            <draw:text-box>
              <text:p><text:span text:style-name="T3">Jung</text:span><text:span text:style-name="T4">®</text:span><text:span text:style-name="T3"> 2118</text:span></text:p>
            </draw:text-box>
          </draw:frame>
          <draw:frame draw:style-name="gr86" draw:text-style-name="P3" draw:layer="layout" svg:width="0.3cm" svg:height="0.645cm" svg:x="13.004cm" svg:y="2.658cm">
            <draw:text-box>
              <text:p text:style-name="P2"><text:span text:style-name="T1">3</text:span></text:p>
            </draw:text-box>
          </draw:frame>
          <draw:frame draw:style-name="gr16" draw:text-style-name="P6" draw:layer="layout" svg:width="1.738cm" svg:height="0.607cm" svg:x="13.85cm" svg:y="3.8cm">
            <draw:text-box>
              <text:p><text:span text:style-name="T5">__.__.__</text:span></text:p>
            </draw:text-box>
          </draw:frame>
          <draw:frame draw:style-name="gr17" draw:text-style-name="P1" draw:layer="layout" svg:width="1.279cm" svg:height="0.6cm" svg:x="14.075cm" svg:y="0.663cm">
            <draw:image xlink:href="Pictures/10007DA400001D6600000DC64120E1B7.svg" xlink:type="simple" xlink:show="embed" xlink:actuate="onLoad" draw:mime-type="image/svg+xml">
              <text:p/>
            </draw:image>
            <draw:image xlink:href="Pictures/100000010000011C000000852DEDB859.png" xlink:type="simple" xlink:show="embed" xlink:actuate="onLoad" draw:mime-type="image/png"/>
          </draw:frame>
          <draw:custom-shape draw:style-name="gr18" draw:text-style-name="P7" draw:layer="layout" svg:width="2.97cm" svg:height="0.1cm" svg:x="12.454cm" svg:y="4.3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2.97cm" svg:height="0.1cm" svg:x="12.454cm" svg:y="0.5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19" draw:text-style-name="P1" draw:layer="layout" svg:width="3.06cm" svg:height="0.4cm" svg:x="12.457cm" svg:y="4.74cm">
            <text:p/>
            <draw:enhanced-geometry svg:viewBox="0 0 21600 21600" draw:type="rectangle" draw:enhanced-path="M 0 0 L 21600 0 21600 21600 0 21600 0 0 Z N"/>
          </draw:custom-shape>
          <draw:frame draw:style-name="gr87" draw:text-style-name="P9" draw:layer="layout" svg:width="0.989cm" svg:height="0.645cm" svg:x="12.209cm" svg:y="4.618cm">
            <draw:text-box>
              <text:p text:style-name="P8"><text:span text:style-name="T1">2</text:span></text:p>
            </draw:text-box>
          </draw:frame>
          <draw:custom-shape draw:style-name="gr21" draw:text-style-name="P1" draw:layer="layout" svg:width="0.51cm" svg:height="0.4cm" svg:x="14.496cm" svg:y="4.74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51cm" svg:height="0.4cm" svg:x="13.986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3.476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2.967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2.457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5.006cm" svg:y="4.741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9" draw:layer="layout" svg:width="0.989cm" svg:height="0.645cm" svg:x="12.726cm" svg:y="4.618cm">
            <draw:text-box>
              <text:p text:style-name="P8"><text:span text:style-name="T1">1</text:span></text:p>
            </draw:text-box>
          </draw:frame>
          <draw:frame draw:style-name="gr89" draw:text-style-name="P11" draw:layer="layout" svg:width="0.989cm" svg:height="0.489cm" svg:x="13.238cm" svg:y="4.698cm">
            <draw:text-box>
              <text:p text:style-name="P8"><text:span text:style-name="T6">GND</text:span></text:p>
            </draw:text-box>
          </draw:frame>
          <draw:frame draw:style-name="gr90" draw:text-style-name="P11" draw:layer="layout" svg:width="0.971cm" svg:height="0.489cm" svg:x="14.268cm" svg:y="4.694cm">
            <draw:text-box>
              <text:p text:style-name="P8"><text:span text:style-name="T6">EIB+</text:span></text:p>
            </draw:text-box>
          </draw:frame>
          <draw:frame draw:style-name="gr91" draw:text-style-name="P11" draw:layer="layout" svg:width="0.971cm" svg:height="0.489cm" svg:x="14.783cm" svg:y="4.695cm">
            <draw:text-box>
              <text:p text:style-name="P8"><text:span text:style-name="T6">EIB-</text:span></text:p>
            </draw:text-box>
          </draw:frame>
        </draw:g>
        <draw:g draw:style-name="gr1">
          <draw:custom-shape draw:style-name="gr27" draw:text-style-name="P1" draw:layer="layout" svg:width="3.19cm" svg:height="0.4cm" svg:x="12.458cm" svg:y="5.44cm">
            <text:p/>
            <draw:enhanced-geometry svg:viewBox="0 0 21600 21600" draw:type="rectangle" draw:enhanced-path="M 0 0 L 21600 0 21600 21600 0 21600 0 0 Z N"/>
          </draw:custom-shape>
          <draw:frame draw:style-name="gr92" draw:text-style-name="P9" draw:layer="layout" svg:width="0.989cm" svg:height="0.645cm" svg:x="12.215cm" svg:y="5.316cm">
            <draw:text-box>
              <text:p text:style-name="P8"><text:span text:style-name="T1">3</text:span></text:p>
            </draw:text-box>
          </draw:frame>
          <draw:custom-shape draw:style-name="gr21" draw:text-style-name="P1" draw:layer="layout" svg:width="0.51cm" svg:height="0.4cm" svg:x="14.629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4.12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3.478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2.968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2.458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5.139cm" svg:y="5.441cm">
            <text:p/>
            <draw:enhanced-geometry svg:viewBox="0 0 21600 21600" draw:type="rectangle" draw:enhanced-path="M 0 0 L 21600 0 21600 21600 0 21600 0 0 Z N"/>
          </draw:custom-shape>
          <draw:frame draw:style-name="gr93" draw:text-style-name="P9" draw:layer="layout" svg:width="0.989cm" svg:height="0.645cm" svg:x="12.719cm" svg:y="5.317cm">
            <draw:text-box>
              <text:p text:style-name="P8"><text:span text:style-name="T1">4</text:span></text:p>
            </draw:text-box>
          </draw:frame>
          <draw:frame draw:style-name="gr94" draw:text-style-name="P9" draw:layer="layout" svg:width="0.989cm" svg:height="0.645cm" svg:x="13.246cm" svg:y="5.318cm">
            <draw:text-box>
              <text:p text:style-name="P8"><text:span text:style-name="T1">5</text:span></text:p>
            </draw:text-box>
          </draw:frame>
          <draw:frame draw:style-name="gr95" draw:text-style-name="P9" draw:layer="layout" svg:width="0.989cm" svg:height="0.645cm" svg:x="13.881cm" svg:y="5.319cm">
            <draw:text-box>
              <text:p text:style-name="P8"><text:span text:style-name="T1">6</text:span></text:p>
            </draw:text-box>
          </draw:frame>
          <draw:frame draw:style-name="gr96" draw:text-style-name="P9" draw:layer="layout" svg:width="0.989cm" svg:height="0.645cm" svg:x="14.379cm" svg:y="5.32cm">
            <draw:text-box>
              <text:p text:style-name="P8"><text:span text:style-name="T1">7</text:span></text:p>
            </draw:text-box>
          </draw:frame>
          <draw:frame draw:style-name="gr97" draw:text-style-name="P9" draw:layer="layout" svg:width="0.989cm" svg:height="0.645cm" svg:x="14.897cm" svg:y="5.321cm">
            <draw:text-box>
              <text:p text:style-name="P8"><text:span text:style-name="T1">8</text:span></text:p>
            </draw:text-box>
          </draw:frame>
          <draw:custom-shape draw:style-name="gr22" draw:text-style-name="P10" draw:layer="layout" svg:width="0.13cm" svg:height="0.4cm" svg:x="13.988cm" svg:y="5.44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34" draw:text-style-name="P1" draw:layer="layout" svg:width="3.5cm" svg:height="0.85cm" svg:x="12.454cm" svg:y="6.1cm">
            <text:p/>
            <draw:enhanced-geometry svg:viewBox="0 0 21600 21600" draw:type="rectangle" draw:enhanced-path="M 0 0 L 21600 0 21600 21600 0 21600 0 0 Z N"/>
          </draw:custom-shape>
          <draw:frame draw:style-name="gr98" draw:text-style-name="P9" draw:layer="layout" svg:width="0.989cm" svg:height="0.645cm" svg:x="12.216cm" svg:y="6.194cm">
            <draw:text-box>
              <text:p text:style-name="P8"><text:span text:style-name="T1">L</text:span></text:p>
            </draw:text-box>
          </draw:frame>
          <draw:frame draw:style-name="gr99" draw:text-style-name="P9" draw:layer="layout" svg:width="0.989cm" svg:height="0.645cm" svg:x="14.898cm" svg:y="6.199cm">
            <draw:text-box>
              <text:p text:style-name="P8"><text:span text:style-name="T1">R</text:span></text:p>
            </draw:text-box>
          </draw:frame>
          <draw:g draw:style-name="gr5">
            <draw:custom-shape draw:style-name="gr3" draw:text-style-name="P1" draw:layer="layout" svg:width="0.3cm" svg:height="0.3cm" svg:x="12.715cm" svg:y="0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15cm" svg:y1="0.951cm" svg:x2="13.015cm" svg:y2="0.951cm">
              <text:p/>
            </draw:line>
            <draw:line draw:style-name="gr4" draw:text-style-name="P1" draw:layer="layout" svg:x1="12.865cm" svg:y1="1.101cm" svg:x2="12.865cm" svg:y2="0.801cm">
              <text:p/>
            </draw:line>
          </draw:g>
          <draw:g draw:style-name="gr5">
            <draw:custom-shape draw:style-name="gr3" draw:text-style-name="P1" draw:layer="layout" svg:width="0.3cm" svg:height="0.3cm" svg:x="12.715cm" svg:y="0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15cm" svg:y1="0.951cm" svg:x2="13.015cm" svg:y2="0.951cm">
              <text:p/>
            </draw:line>
            <draw:line draw:style-name="gr4" draw:text-style-name="P1" draw:layer="layout" svg:x1="12.865cm" svg:y1="1.101cm" svg:x2="12.865cm" svg:y2="0.801cm">
              <text:p/>
            </draw:line>
          </draw:g>
        </draw:g>
        <draw:g draw:style-name="gr5">
          <draw:custom-shape draw:style-name="gr3" draw:text-style-name="P1" draw:layer="layout" svg:width="0.3cm" svg:height="0.3cm" svg:x="13.604cm" svg:y="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3.604cm" svg:y1="6.4cm" svg:x2="13.904cm" svg:y2="6.4cm">
            <text:p/>
          </draw:line>
          <draw:line draw:style-name="gr4" draw:text-style-name="P1" draw:layer="layout" svg:x1="13.754cm" svg:y1="6.55cm" svg:x2="13.754cm" svg:y2="6.25cm">
            <text:p/>
          </draw:line>
        </draw:g>
        <draw:g draw:style-name="gr1">
          <draw:custom-shape draw:style-name="gr3" draw:text-style-name="P1" draw:layer="layout" svg:width="0.3cm" svg:height="0.3cm" svg:x="14.344cm" svg:y="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4.344cm" svg:y1="6.4cm" svg:x2="14.644cm" svg:y2="6.4cm">
            <text:p/>
          </draw:line>
          <draw:line draw:style-name="gr4" draw:text-style-name="P1" draw:layer="layout" svg:x1="14.494cm" svg:y1="6.55cm" svg:x2="14.494cm" svg:y2="6.25cm">
            <text:p/>
          </draw:line>
        </draw:g>
        <draw:g draw:style-name="gr1">
          <draw:custom-shape draw:style-name="gr2" draw:text-style-name="P1" draw:layer="layout" svg:width="2.97cm" svg:height="3.95cm" svg:x="16.157cm" svg:y="0.5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3" draw:text-style-name="P1" draw:layer="layout" svg:width="0.3cm" svg:height="0.3cm" svg:x="17.107cm" svg:y="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7.107cm" svg:y1="0.95cm" svg:x2="17.407cm" svg:y2="0.95cm">
              <text:p/>
            </draw:line>
            <draw:line draw:style-name="gr4" draw:text-style-name="P1" draw:layer="layout" svg:x1="17.257cm" svg:y1="1.1cm" svg:x2="17.257cm" svg:y2="0.8cm">
              <text:p/>
            </draw:line>
          </draw:g>
          <draw:g draw:style-name="gr1">
            <draw:custom-shape draw:style-name="gr3" draw:text-style-name="P1" draw:layer="layout" svg:width="0.3cm" svg:height="0.3cm" svg:x="17.107cm" svg:y="1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7.107cm" svg:y1="1.96cm" svg:x2="17.407cm" svg:y2="1.96cm">
              <text:p/>
            </draw:line>
            <draw:line draw:style-name="gr4" draw:text-style-name="P1" draw:layer="layout" svg:x1="17.257cm" svg:y1="2.11cm" svg:x2="17.257cm" svg:y2="1.81cm">
              <text:p/>
            </draw:line>
          </draw:g>
          <draw:g draw:style-name="gr1">
            <draw:custom-shape draw:style-name="gr3" draw:text-style-name="P1" draw:layer="layout" svg:width="0.3cm" svg:height="0.3cm" svg:x="17.107cm" svg:y="2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7.107cm" svg:y1="2.98cm" svg:x2="17.407cm" svg:y2="2.98cm">
              <text:p/>
            </draw:line>
            <draw:line draw:style-name="gr4" draw:text-style-name="P1" draw:layer="layout" svg:x1="17.257cm" svg:y1="3.13cm" svg:x2="17.257cm" svg:y2="2.83cm">
              <text:p/>
            </draw:line>
          </draw:g>
          <draw:g draw:style-name="gr1">
            <draw:custom-shape draw:style-name="gr3" draw:text-style-name="P1" draw:layer="layout" svg:width="0.3cm" svg:height="0.3cm" svg:x="17.107cm" svg:y="3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7.107cm" svg:y1="4cm" svg:x2="17.407cm" svg:y2="4cm">
              <text:p/>
            </draw:line>
            <draw:line draw:style-name="gr4" draw:text-style-name="P1" draw:layer="layout" svg:x1="17.257cm" svg:y1="4.15cm" svg:x2="17.257cm" svg:y2="3.85cm">
              <text:p/>
            </draw:line>
          </draw:g>
          <draw:g draw:style-name="gr1">
            <draw:custom-shape draw:style-name="gr3" draw:text-style-name="P1" draw:layer="layout" svg:width="0.3cm" svg:height="0.3cm" svg:x="16.417cm" svg:y="3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6.417cm" svg:y1="4cm" svg:x2="16.717cm" svg:y2="4cm">
              <text:p/>
            </draw:line>
            <draw:line draw:style-name="gr4" draw:text-style-name="P1" draw:layer="layout" svg:x1="16.567cm" svg:y1="4.15cm" svg:x2="16.567cm" svg:y2="3.85cm">
              <text:p/>
            </draw:line>
          </draw:g>
          <draw:g draw:style-name="gr1">
            <draw:custom-shape draw:style-name="gr3" draw:text-style-name="P1" draw:layer="layout" svg:width="0.3cm" svg:height="0.3cm" svg:x="16.417cm" svg:y="2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6.417cm" svg:y1="2.98cm" svg:x2="16.717cm" svg:y2="2.98cm">
              <text:p/>
            </draw:line>
            <draw:line draw:style-name="gr4" draw:text-style-name="P1" draw:layer="layout" svg:x1="16.567cm" svg:y1="3.13cm" svg:x2="16.567cm" svg:y2="2.83cm">
              <text:p/>
            </draw:line>
          </draw:g>
          <draw:g draw:style-name="gr1">
            <draw:custom-shape draw:style-name="gr3" draw:text-style-name="P1" draw:layer="layout" svg:width="0.3cm" svg:height="0.3cm" svg:x="16.417cm" svg:y="1.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6.417cm" svg:y1="1.96cm" svg:x2="16.717cm" svg:y2="1.96cm">
              <text:p/>
            </draw:line>
            <draw:line draw:style-name="gr4" draw:text-style-name="P1" draw:layer="layout" svg:x1="16.567cm" svg:y1="2.11cm" svg:x2="16.567cm" svg:y2="1.81cm">
              <text:p/>
            </draw:line>
          </draw:g>
          <draw:g draw:style-name="gr5">
            <draw:custom-shape draw:style-name="gr3" draw:text-style-name="P1" draw:layer="layout" svg:width="0.3cm" svg:height="0.3cm" svg:x="16.417cm" svg:y="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6.417cm" svg:y1="0.95cm" svg:x2="16.717cm" svg:y2="0.95cm">
              <text:p/>
            </draw:line>
            <draw:line draw:style-name="gr4" draw:text-style-name="P1" draw:layer="layout" svg:x1="16.567cm" svg:y1="1.1cm" svg:x2="16.567cm" svg:y2="0.8cm">
              <text:p/>
            </draw:line>
          </draw:g>
          <draw:frame draw:style-name="gr100" draw:text-style-name="P3" draw:layer="layout" svg:width="0.3cm" svg:height="0.645cm" svg:x="16.707cm" svg:y="0.628cm">
            <draw:text-box>
              <text:p text:style-name="P2"><text:span text:style-name="T1">1</text:span></text:p>
            </draw:text-box>
          </draw:frame>
          <draw:frame draw:style-name="gr101" draw:text-style-name="P3" draw:layer="layout" svg:width="0.3cm" svg:height="0.645cm" svg:x="16.707cm" svg:y="1.638cm">
            <draw:text-box>
              <text:p text:style-name="P2"><text:span text:style-name="T1">2</text:span></text:p>
            </draw:text-box>
          </draw:frame>
          <draw:frame draw:style-name="gr102" draw:text-style-name="P3" draw:layer="layout" svg:width="0.3cm" svg:height="0.645cm" svg:x="16.707cm" svg:y="3.678cm">
            <draw:text-box>
              <text:p text:style-name="P2"><text:span text:style-name="T1">4</text:span></text:p>
            </draw:text-box>
          </draw:frame>
          <draw:frame draw:style-name="gr103" draw:text-style-name="P3" draw:layer="layout" svg:width="0.3cm" svg:height="0.645cm" svg:x="17.407cm" svg:y="0.628cm">
            <draw:text-box>
              <text:p text:style-name="P2"><text:span text:style-name="T1">5</text:span></text:p>
            </draw:text-box>
          </draw:frame>
          <draw:frame draw:style-name="gr104" draw:text-style-name="P3" draw:layer="layout" svg:width="0.3cm" svg:height="0.645cm" svg:x="17.407cm" svg:y="1.638cm">
            <draw:text-box>
              <text:p text:style-name="P2"><text:span text:style-name="T1">6</text:span></text:p>
            </draw:text-box>
          </draw:frame>
          <draw:frame draw:style-name="gr105" draw:text-style-name="P3" draw:layer="layout" svg:width="0.3cm" svg:height="0.645cm" svg:x="17.407cm" svg:y="2.658cm">
            <draw:text-box>
              <text:p text:style-name="P2"><text:span text:style-name="T1">7</text:span></text:p>
            </draw:text-box>
          </draw:frame>
          <draw:frame draw:style-name="gr106" draw:text-style-name="P3" draw:layer="layout" svg:width="0.3cm" svg:height="0.645cm" svg:x="17.407cm" svg:y="3.678cm">
            <draw:text-box>
              <text:p text:style-name="P2"><text:span text:style-name="T1">8</text:span></text:p>
            </draw:text-box>
          </draw:frame>
          <draw:frame draw:style-name="gr13" draw:text-style-name="P4" draw:layer="layout" svg:width="1.992cm" svg:height="0.725cm" draw:transform="rotate (1.5707963267949) translate (18.045cm 3.462cm)">
            <draw:text-box>
              <text:p><text:span text:style-name="T2">8in 24V</text:span></text:p>
            </draw:text-box>
          </draw:frame>
          <draw:frame draw:style-name="gr14" draw:text-style-name="P5" draw:layer="layout" svg:width="2.83cm" svg:height="0.659cm" draw:transform="rotate (1.5707963267949) translate (18.509cm 3.668cm)">
            <draw:text-box>
              <text:p><text:span text:style-name="T3">Jung</text:span><text:span text:style-name="T4">®</text:span><text:span text:style-name="T3"> 2118</text:span></text:p>
            </draw:text-box>
          </draw:frame>
          <draw:frame draw:style-name="gr107" draw:text-style-name="P3" draw:layer="layout" svg:width="0.3cm" svg:height="0.645cm" svg:x="16.707cm" svg:y="2.658cm">
            <draw:text-box>
              <text:p text:style-name="P2"><text:span text:style-name="T1">3</text:span></text:p>
            </draw:text-box>
          </draw:frame>
          <draw:frame draw:style-name="gr16" draw:text-style-name="P6" draw:layer="layout" svg:width="1.738cm" svg:height="0.607cm" svg:x="17.553cm" svg:y="3.8cm">
            <draw:text-box>
              <text:p><text:span text:style-name="T5">__.__.__</text:span></text:p>
            </draw:text-box>
          </draw:frame>
          <draw:frame draw:style-name="gr17" draw:text-style-name="P1" draw:layer="layout" svg:width="1.279cm" svg:height="0.6cm" svg:x="17.778cm" svg:y="0.663cm">
            <draw:image xlink:href="Pictures/10007DA400001D6600000DC64120E1B7.svg" xlink:type="simple" xlink:show="embed" xlink:actuate="onLoad" draw:mime-type="image/svg+xml">
              <text:p/>
            </draw:image>
            <draw:image xlink:href="Pictures/100000010000011C000000852DEDB859.png" xlink:type="simple" xlink:show="embed" xlink:actuate="onLoad" draw:mime-type="image/png"/>
          </draw:frame>
          <draw:custom-shape draw:style-name="gr18" draw:text-style-name="P7" draw:layer="layout" svg:width="2.97cm" svg:height="0.1cm" svg:x="16.157cm" svg:y="4.3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2.97cm" svg:height="0.1cm" svg:x="16.157cm" svg:y="0.5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19" draw:text-style-name="P1" draw:layer="layout" svg:width="3.06cm" svg:height="0.4cm" svg:x="16.16cm" svg:y="4.74cm">
            <text:p/>
            <draw:enhanced-geometry svg:viewBox="0 0 21600 21600" draw:type="rectangle" draw:enhanced-path="M 0 0 L 21600 0 21600 21600 0 21600 0 0 Z N"/>
          </draw:custom-shape>
          <draw:frame draw:style-name="gr108" draw:text-style-name="P9" draw:layer="layout" svg:width="0.989cm" svg:height="0.645cm" svg:x="15.912cm" svg:y="4.618cm">
            <draw:text-box>
              <text:p text:style-name="P8"><text:span text:style-name="T1">2</text:span></text:p>
            </draw:text-box>
          </draw:frame>
          <draw:custom-shape draw:style-name="gr21" draw:text-style-name="P1" draw:layer="layout" svg:width="0.51cm" svg:height="0.4cm" svg:x="18.199cm" svg:y="4.74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51cm" svg:height="0.4cm" svg:x="17.689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7.179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6.67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6.16cm" svg:y="4.7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8.709cm" svg:y="4.741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9" draw:layer="layout" svg:width="0.989cm" svg:height="0.645cm" svg:x="16.429cm" svg:y="4.618cm">
            <draw:text-box>
              <text:p text:style-name="P8"><text:span text:style-name="T1">1</text:span></text:p>
            </draw:text-box>
          </draw:frame>
          <draw:frame draw:style-name="gr110" draw:text-style-name="P11" draw:layer="layout" svg:width="0.989cm" svg:height="0.489cm" svg:x="16.941cm" svg:y="4.698cm">
            <draw:text-box>
              <text:p text:style-name="P8"><text:span text:style-name="T6">GND</text:span></text:p>
            </draw:text-box>
          </draw:frame>
          <draw:frame draw:style-name="gr111" draw:text-style-name="P11" draw:layer="layout" svg:width="0.971cm" svg:height="0.489cm" svg:x="17.971cm" svg:y="4.694cm">
            <draw:text-box>
              <text:p text:style-name="P8"><text:span text:style-name="T6">EIB+</text:span></text:p>
            </draw:text-box>
          </draw:frame>
          <draw:frame draw:style-name="gr112" draw:text-style-name="P11" draw:layer="layout" svg:width="0.971cm" svg:height="0.489cm" svg:x="18.486cm" svg:y="4.695cm">
            <draw:text-box>
              <text:p text:style-name="P8"><text:span text:style-name="T6">EIB-</text:span></text:p>
            </draw:text-box>
          </draw:frame>
        </draw:g>
        <draw:g draw:style-name="gr1">
          <draw:custom-shape draw:style-name="gr27" draw:text-style-name="P1" draw:layer="layout" svg:width="3.19cm" svg:height="0.4cm" svg:x="16.161cm" svg:y="5.44cm">
            <text:p/>
            <draw:enhanced-geometry svg:viewBox="0 0 21600 21600" draw:type="rectangle" draw:enhanced-path="M 0 0 L 21600 0 21600 21600 0 21600 0 0 Z N"/>
          </draw:custom-shape>
          <draw:frame draw:style-name="gr113" draw:text-style-name="P9" draw:layer="layout" svg:width="0.989cm" svg:height="0.645cm" svg:x="15.918cm" svg:y="5.316cm">
            <draw:text-box>
              <text:p text:style-name="P8"><text:span text:style-name="T1">3</text:span></text:p>
            </draw:text-box>
          </draw:frame>
          <draw:custom-shape draw:style-name="gr21" draw:text-style-name="P1" draw:layer="layout" svg:width="0.51cm" svg:height="0.4cm" svg:x="18.332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7.823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7.181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6.671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6.161cm" svg:y="5.4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8.842cm" svg:y="5.441cm">
            <text:p/>
            <draw:enhanced-geometry svg:viewBox="0 0 21600 21600" draw:type="rectangle" draw:enhanced-path="M 0 0 L 21600 0 21600 21600 0 21600 0 0 Z N"/>
          </draw:custom-shape>
          <draw:frame draw:style-name="gr114" draw:text-style-name="P9" draw:layer="layout" svg:width="0.989cm" svg:height="0.645cm" svg:x="16.422cm" svg:y="5.317cm">
            <draw:text-box>
              <text:p text:style-name="P8"><text:span text:style-name="T1">4</text:span></text:p>
            </draw:text-box>
          </draw:frame>
          <draw:frame draw:style-name="gr115" draw:text-style-name="P9" draw:layer="layout" svg:width="0.989cm" svg:height="0.645cm" svg:x="16.949cm" svg:y="5.318cm">
            <draw:text-box>
              <text:p text:style-name="P8"><text:span text:style-name="T1">5</text:span></text:p>
            </draw:text-box>
          </draw:frame>
          <draw:frame draw:style-name="gr116" draw:text-style-name="P9" draw:layer="layout" svg:width="0.989cm" svg:height="0.645cm" svg:x="17.584cm" svg:y="5.319cm">
            <draw:text-box>
              <text:p text:style-name="P8"><text:span text:style-name="T1">6</text:span></text:p>
            </draw:text-box>
          </draw:frame>
          <draw:frame draw:style-name="gr117" draw:text-style-name="P9" draw:layer="layout" svg:width="0.989cm" svg:height="0.645cm" svg:x="18.082cm" svg:y="5.32cm">
            <draw:text-box>
              <text:p text:style-name="P8"><text:span text:style-name="T1">7</text:span></text:p>
            </draw:text-box>
          </draw:frame>
          <draw:frame draw:style-name="gr118" draw:text-style-name="P9" draw:layer="layout" svg:width="0.989cm" svg:height="0.645cm" svg:x="18.6cm" svg:y="5.321cm">
            <draw:text-box>
              <text:p text:style-name="P8"><text:span text:style-name="T1">8</text:span></text:p>
            </draw:text-box>
          </draw:frame>
          <draw:custom-shape draw:style-name="gr22" draw:text-style-name="P10" draw:layer="layout" svg:width="0.13cm" svg:height="0.4cm" svg:x="17.691cm" svg:y="5.44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34" draw:text-style-name="P1" draw:layer="layout" svg:width="3.5cm" svg:height="0.85cm" svg:x="16.157cm" svg:y="6.1cm">
            <text:p/>
            <draw:enhanced-geometry svg:viewBox="0 0 21600 21600" draw:type="rectangle" draw:enhanced-path="M 0 0 L 21600 0 21600 21600 0 21600 0 0 Z N"/>
          </draw:custom-shape>
          <draw:frame draw:style-name="gr119" draw:text-style-name="P9" draw:layer="layout" svg:width="0.989cm" svg:height="0.645cm" svg:x="15.919cm" svg:y="6.194cm">
            <draw:text-box>
              <text:p text:style-name="P8"><text:span text:style-name="T1">L</text:span></text:p>
            </draw:text-box>
          </draw:frame>
          <draw:frame draw:style-name="gr120" draw:text-style-name="P9" draw:layer="layout" svg:width="0.989cm" svg:height="0.645cm" svg:x="18.601cm" svg:y="6.199cm">
            <draw:text-box>
              <text:p text:style-name="P8"><text:span text:style-name="T1">R</text:span></text:p>
            </draw:text-box>
          </draw:frame>
          <draw:g draw:style-name="gr5">
            <draw:custom-shape draw:style-name="gr3" draw:text-style-name="P1" draw:layer="layout" svg:width="0.3cm" svg:height="0.3cm" svg:x="16.418cm" svg:y="0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6.418cm" svg:y1="0.951cm" svg:x2="16.718cm" svg:y2="0.951cm">
              <text:p/>
            </draw:line>
            <draw:line draw:style-name="gr4" draw:text-style-name="P1" draw:layer="layout" svg:x1="16.568cm" svg:y1="1.101cm" svg:x2="16.568cm" svg:y2="0.801cm">
              <text:p/>
            </draw:line>
          </draw:g>
          <draw:g draw:style-name="gr5">
            <draw:custom-shape draw:style-name="gr3" draw:text-style-name="P1" draw:layer="layout" svg:width="0.3cm" svg:height="0.3cm" svg:x="16.418cm" svg:y="0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6.418cm" svg:y1="0.951cm" svg:x2="16.718cm" svg:y2="0.951cm">
              <text:p/>
            </draw:line>
            <draw:line draw:style-name="gr4" draw:text-style-name="P1" draw:layer="layout" svg:x1="16.568cm" svg:y1="1.101cm" svg:x2="16.568cm" svg:y2="0.801cm">
              <text:p/>
            </draw:line>
          </draw:g>
        </draw:g>
        <draw:g draw:style-name="gr5">
          <draw:custom-shape draw:style-name="gr3" draw:text-style-name="P1" draw:layer="layout" svg:width="0.3cm" svg:height="0.3cm" svg:x="17.307cm" svg:y="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7.307cm" svg:y1="6.4cm" svg:x2="17.607cm" svg:y2="6.4cm">
            <text:p/>
          </draw:line>
          <draw:line draw:style-name="gr4" draw:text-style-name="P1" draw:layer="layout" svg:x1="17.457cm" svg:y1="6.55cm" svg:x2="17.457cm" svg:y2="6.25cm">
            <text:p/>
          </draw:line>
        </draw:g>
        <draw:g draw:style-name="gr1">
          <draw:custom-shape draw:style-name="gr3" draw:text-style-name="P1" draw:layer="layout" svg:width="0.3cm" svg:height="0.3cm" svg:x="18.047cm" svg:y="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8.047cm" svg:y1="6.4cm" svg:x2="18.347cm" svg:y2="6.4cm">
            <text:p/>
          </draw:line>
          <draw:line draw:style-name="gr4" draw:text-style-name="P1" draw:layer="layout" svg:x1="18.197cm" svg:y1="6.55cm" svg:x2="18.197cm" svg:y2="6.25cm">
            <text:p/>
          </draw:line>
        </draw:g>
        <draw:g draw:style-name="gr1">
          <draw:custom-shape draw:style-name="gr2" draw:text-style-name="P1" draw:layer="layout" svg:width="2.97cm" svg:height="3.95cm" svg:x="1.348cm" svg:y="7.3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3" draw:text-style-name="P1" draw:layer="layout" svg:width="0.3cm" svg:height="0.3cm" svg:x="2.298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2.298cm" svg:y1="7.75cm" svg:x2="2.598cm" svg:y2="7.75cm">
              <text:p/>
            </draw:line>
            <draw:line draw:style-name="gr4" draw:text-style-name="P1" draw:layer="layout" svg:x1="2.448cm" svg:y1="7.9cm" svg:x2="2.448cm" svg:y2="7.6cm">
              <text:p/>
            </draw:line>
          </draw:g>
          <draw:g draw:style-name="gr1">
            <draw:custom-shape draw:style-name="gr3" draw:text-style-name="P1" draw:layer="layout" svg:width="0.3cm" svg:height="0.3cm" svg:x="2.298cm" svg:y="8.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2.298cm" svg:y1="8.76cm" svg:x2="2.598cm" svg:y2="8.76cm">
              <text:p/>
            </draw:line>
            <draw:line draw:style-name="gr4" draw:text-style-name="P1" draw:layer="layout" svg:x1="2.448cm" svg:y1="8.91cm" svg:x2="2.448cm" svg:y2="8.61cm">
              <text:p/>
            </draw:line>
          </draw:g>
          <draw:g draw:style-name="gr1">
            <draw:custom-shape draw:style-name="gr3" draw:text-style-name="P1" draw:layer="layout" svg:width="0.3cm" svg:height="0.3cm" svg:x="2.298cm" svg:y="9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2.298cm" svg:y1="9.78cm" svg:x2="2.598cm" svg:y2="9.78cm">
              <text:p/>
            </draw:line>
            <draw:line draw:style-name="gr4" draw:text-style-name="P1" draw:layer="layout" svg:x1="2.448cm" svg:y1="9.93cm" svg:x2="2.448cm" svg:y2="9.63cm">
              <text:p/>
            </draw:line>
          </draw:g>
          <draw:g draw:style-name="gr1">
            <draw:custom-shape draw:style-name="gr3" draw:text-style-name="P1" draw:layer="layout" svg:width="0.3cm" svg:height="0.3cm" svg:x="2.298cm" svg:y="10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2.298cm" svg:y1="10.8cm" svg:x2="2.598cm" svg:y2="10.8cm">
              <text:p/>
            </draw:line>
            <draw:line draw:style-name="gr4" draw:text-style-name="P1" draw:layer="layout" svg:x1="2.448cm" svg:y1="10.95cm" svg:x2="2.448cm" svg:y2="10.65cm">
              <text:p/>
            </draw:line>
          </draw:g>
          <draw:g draw:style-name="gr1">
            <draw:custom-shape draw:style-name="gr3" draw:text-style-name="P1" draw:layer="layout" svg:width="0.3cm" svg:height="0.3cm" svg:x="1.608cm" svg:y="10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.608cm" svg:y1="10.8cm" svg:x2="1.908cm" svg:y2="10.8cm">
              <text:p/>
            </draw:line>
            <draw:line draw:style-name="gr4" draw:text-style-name="P1" draw:layer="layout" svg:x1="1.758cm" svg:y1="10.95cm" svg:x2="1.758cm" svg:y2="10.65cm">
              <text:p/>
            </draw:line>
          </draw:g>
          <draw:g draw:style-name="gr1">
            <draw:custom-shape draw:style-name="gr3" draw:text-style-name="P1" draw:layer="layout" svg:width="0.3cm" svg:height="0.3cm" svg:x="1.608cm" svg:y="9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.608cm" svg:y1="9.78cm" svg:x2="1.908cm" svg:y2="9.78cm">
              <text:p/>
            </draw:line>
            <draw:line draw:style-name="gr4" draw:text-style-name="P1" draw:layer="layout" svg:x1="1.758cm" svg:y1="9.93cm" svg:x2="1.758cm" svg:y2="9.63cm">
              <text:p/>
            </draw:line>
          </draw:g>
          <draw:g draw:style-name="gr1">
            <draw:custom-shape draw:style-name="gr3" draw:text-style-name="P1" draw:layer="layout" svg:width="0.3cm" svg:height="0.3cm" svg:x="1.608cm" svg:y="8.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.608cm" svg:y1="8.76cm" svg:x2="1.908cm" svg:y2="8.76cm">
              <text:p/>
            </draw:line>
            <draw:line draw:style-name="gr4" draw:text-style-name="P1" draw:layer="layout" svg:x1="1.758cm" svg:y1="8.91cm" svg:x2="1.758cm" svg:y2="8.61cm">
              <text:p/>
            </draw:line>
          </draw:g>
          <draw:g draw:style-name="gr5">
            <draw:custom-shape draw:style-name="gr3" draw:text-style-name="P1" draw:layer="layout" svg:width="0.3cm" svg:height="0.3cm" svg:x="1.608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.608cm" svg:y1="7.75cm" svg:x2="1.908cm" svg:y2="7.75cm">
              <text:p/>
            </draw:line>
            <draw:line draw:style-name="gr4" draw:text-style-name="P1" draw:layer="layout" svg:x1="1.758cm" svg:y1="7.9cm" svg:x2="1.758cm" svg:y2="7.6cm">
              <text:p/>
            </draw:line>
          </draw:g>
          <draw:frame draw:style-name="gr121" draw:text-style-name="P3" draw:layer="layout" svg:width="0.3cm" svg:height="0.645cm" svg:x="1.898cm" svg:y="7.428cm">
            <draw:text-box>
              <text:p text:style-name="P2"><text:span text:style-name="T1">1</text:span></text:p>
            </draw:text-box>
          </draw:frame>
          <draw:frame draw:style-name="gr122" draw:text-style-name="P3" draw:layer="layout" svg:width="0.3cm" svg:height="0.645cm" svg:x="1.898cm" svg:y="8.438cm">
            <draw:text-box>
              <text:p text:style-name="P2"><text:span text:style-name="T1">2</text:span></text:p>
            </draw:text-box>
          </draw:frame>
          <draw:frame draw:style-name="gr123" draw:text-style-name="P3" draw:layer="layout" svg:width="0.3cm" svg:height="0.645cm" svg:x="1.898cm" svg:y="10.478cm">
            <draw:text-box>
              <text:p text:style-name="P2"><text:span text:style-name="T1">4</text:span></text:p>
            </draw:text-box>
          </draw:frame>
          <draw:frame draw:style-name="gr124" draw:text-style-name="P3" draw:layer="layout" svg:width="0.3cm" svg:height="0.645cm" svg:x="2.598cm" svg:y="7.428cm">
            <draw:text-box>
              <text:p text:style-name="P2"><text:span text:style-name="T1">5</text:span></text:p>
            </draw:text-box>
          </draw:frame>
          <draw:frame draw:style-name="gr125" draw:text-style-name="P3" draw:layer="layout" svg:width="0.3cm" svg:height="0.645cm" svg:x="2.598cm" svg:y="8.438cm">
            <draw:text-box>
              <text:p text:style-name="P2"><text:span text:style-name="T1">6</text:span></text:p>
            </draw:text-box>
          </draw:frame>
          <draw:frame draw:style-name="gr126" draw:text-style-name="P3" draw:layer="layout" svg:width="0.3cm" svg:height="0.645cm" svg:x="2.598cm" svg:y="9.458cm">
            <draw:text-box>
              <text:p text:style-name="P2"><text:span text:style-name="T1">7</text:span></text:p>
            </draw:text-box>
          </draw:frame>
          <draw:frame draw:style-name="gr127" draw:text-style-name="P3" draw:layer="layout" svg:width="0.3cm" svg:height="0.645cm" svg:x="2.598cm" svg:y="10.478cm">
            <draw:text-box>
              <text:p text:style-name="P2"><text:span text:style-name="T1">8</text:span></text:p>
            </draw:text-box>
          </draw:frame>
          <draw:frame draw:style-name="gr13" draw:text-style-name="P4" draw:layer="layout" svg:width="1.992cm" svg:height="0.725cm" draw:transform="rotate (1.5707963267949) translate (3.236cm 10.262cm)">
            <draw:text-box>
              <text:p><text:span text:style-name="T2">8in 24V</text:span></text:p>
            </draw:text-box>
          </draw:frame>
          <draw:frame draw:style-name="gr14" draw:text-style-name="P5" draw:layer="layout" svg:width="2.83cm" svg:height="0.659cm" draw:transform="rotate (1.5707963267949) translate (3.7cm 10.468cm)">
            <draw:text-box>
              <text:p><text:span text:style-name="T3">Jung</text:span><text:span text:style-name="T4">®</text:span><text:span text:style-name="T3"> 2118</text:span></text:p>
            </draw:text-box>
          </draw:frame>
          <draw:frame draw:style-name="gr128" draw:text-style-name="P3" draw:layer="layout" svg:width="0.3cm" svg:height="0.645cm" svg:x="1.898cm" svg:y="9.458cm">
            <draw:text-box>
              <text:p text:style-name="P2"><text:span text:style-name="T1">3</text:span></text:p>
            </draw:text-box>
          </draw:frame>
          <draw:frame draw:style-name="gr16" draw:text-style-name="P6" draw:layer="layout" svg:width="1.738cm" svg:height="0.607cm" svg:x="2.744cm" svg:y="10.6cm">
            <draw:text-box>
              <text:p><text:span text:style-name="T5">__.__.__</text:span></text:p>
            </draw:text-box>
          </draw:frame>
          <draw:frame draw:style-name="gr17" draw:text-style-name="P1" draw:layer="layout" svg:width="1.279cm" svg:height="0.6cm" svg:x="2.969cm" svg:y="7.463cm">
            <draw:image xlink:href="Pictures/10007DA400001D6600000DC64120E1B7.svg" xlink:type="simple" xlink:show="embed" xlink:actuate="onLoad" draw:mime-type="image/svg+xml">
              <text:p/>
            </draw:image>
            <draw:image xlink:href="Pictures/100000010000011C000000852DEDB859.png" xlink:type="simple" xlink:show="embed" xlink:actuate="onLoad" draw:mime-type="image/png"/>
          </draw:frame>
          <draw:custom-shape draw:style-name="gr18" draw:text-style-name="P7" draw:layer="layout" svg:width="2.97cm" svg:height="0.1cm" svg:x="1.348cm" svg:y="11.1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2.97cm" svg:height="0.1cm" svg:x="1.348cm" svg:y="7.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19" draw:text-style-name="P1" draw:layer="layout" svg:width="3.06cm" svg:height="0.4cm" svg:x="1.351cm" svg:y="11.54cm">
            <text:p/>
            <draw:enhanced-geometry svg:viewBox="0 0 21600 21600" draw:type="rectangle" draw:enhanced-path="M 0 0 L 21600 0 21600 21600 0 21600 0 0 Z N"/>
          </draw:custom-shape>
          <draw:frame draw:style-name="gr129" draw:text-style-name="P9" draw:layer="layout" svg:width="0.989cm" svg:height="0.645cm" svg:x="1.103cm" svg:y="11.418cm">
            <draw:text-box>
              <text:p text:style-name="P8"><text:span text:style-name="T1">2</text:span></text:p>
            </draw:text-box>
          </draw:frame>
          <draw:custom-shape draw:style-name="gr21" draw:text-style-name="P1" draw:layer="layout" svg:width="0.51cm" svg:height="0.4cm" svg:x="3.39cm" svg:y="11.54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51cm" svg:height="0.4cm" svg:x="2.88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2.37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.861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.351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3.9cm" svg:y="11.541cm">
            <text:p/>
            <draw:enhanced-geometry svg:viewBox="0 0 21600 21600" draw:type="rectangle" draw:enhanced-path="M 0 0 L 21600 0 21600 21600 0 21600 0 0 Z N"/>
          </draw:custom-shape>
          <draw:frame draw:style-name="gr130" draw:text-style-name="P9" draw:layer="layout" svg:width="0.989cm" svg:height="0.645cm" svg:x="1.62cm" svg:y="11.418cm">
            <draw:text-box>
              <text:p text:style-name="P8"><text:span text:style-name="T1">1</text:span></text:p>
            </draw:text-box>
          </draw:frame>
          <draw:frame draw:style-name="gr131" draw:text-style-name="P11" draw:layer="layout" svg:width="0.989cm" svg:height="0.489cm" svg:x="2.132cm" svg:y="11.498cm">
            <draw:text-box>
              <text:p text:style-name="P8"><text:span text:style-name="T6">GND</text:span></text:p>
            </draw:text-box>
          </draw:frame>
          <draw:frame draw:style-name="gr132" draw:text-style-name="P11" draw:layer="layout" svg:width="0.971cm" svg:height="0.489cm" svg:x="3.162cm" svg:y="11.494cm">
            <draw:text-box>
              <text:p text:style-name="P8"><text:span text:style-name="T6">EIB+</text:span></text:p>
            </draw:text-box>
          </draw:frame>
          <draw:frame draw:style-name="gr133" draw:text-style-name="P11" draw:layer="layout" svg:width="0.971cm" svg:height="0.489cm" svg:x="3.677cm" svg:y="11.495cm">
            <draw:text-box>
              <text:p text:style-name="P8"><text:span text:style-name="T6">EIB-</text:span></text:p>
            </draw:text-box>
          </draw:frame>
        </draw:g>
        <draw:g draw:style-name="gr1">
          <draw:custom-shape draw:style-name="gr27" draw:text-style-name="P1" draw:layer="layout" svg:width="3.19cm" svg:height="0.4cm" svg:x="1.352cm" svg:y="12.24cm">
            <text:p/>
            <draw:enhanced-geometry svg:viewBox="0 0 21600 21600" draw:type="rectangle" draw:enhanced-path="M 0 0 L 21600 0 21600 21600 0 21600 0 0 Z N"/>
          </draw:custom-shape>
          <draw:frame draw:style-name="gr134" draw:text-style-name="P9" draw:layer="layout" svg:width="0.989cm" svg:height="0.645cm" svg:x="1.109cm" svg:y="12.116cm">
            <draw:text-box>
              <text:p text:style-name="P8"><text:span text:style-name="T1">3</text:span></text:p>
            </draw:text-box>
          </draw:frame>
          <draw:custom-shape draw:style-name="gr21" draw:text-style-name="P1" draw:layer="layout" svg:width="0.51cm" svg:height="0.4cm" svg:x="3.523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3.014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2.372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.862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.352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4.033cm" svg:y="12.241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9" draw:layer="layout" svg:width="0.989cm" svg:height="0.645cm" svg:x="1.613cm" svg:y="12.117cm">
            <draw:text-box>
              <text:p text:style-name="P8"><text:span text:style-name="T1">4</text:span></text:p>
            </draw:text-box>
          </draw:frame>
          <draw:frame draw:style-name="gr136" draw:text-style-name="P9" draw:layer="layout" svg:width="0.989cm" svg:height="0.645cm" svg:x="2.14cm" svg:y="12.118cm">
            <draw:text-box>
              <text:p text:style-name="P8"><text:span text:style-name="T1">5</text:span></text:p>
            </draw:text-box>
          </draw:frame>
          <draw:frame draw:style-name="gr137" draw:text-style-name="P9" draw:layer="layout" svg:width="0.989cm" svg:height="0.645cm" svg:x="2.775cm" svg:y="12.119cm">
            <draw:text-box>
              <text:p text:style-name="P8"><text:span text:style-name="T1">6</text:span></text:p>
            </draw:text-box>
          </draw:frame>
          <draw:frame draw:style-name="gr138" draw:text-style-name="P9" draw:layer="layout" svg:width="0.989cm" svg:height="0.645cm" svg:x="3.273cm" svg:y="12.12cm">
            <draw:text-box>
              <text:p text:style-name="P8"><text:span text:style-name="T1">7</text:span></text:p>
            </draw:text-box>
          </draw:frame>
          <draw:frame draw:style-name="gr139" draw:text-style-name="P9" draw:layer="layout" svg:width="0.989cm" svg:height="0.645cm" svg:x="3.791cm" svg:y="12.121cm">
            <draw:text-box>
              <text:p text:style-name="P8"><text:span text:style-name="T1">8</text:span></text:p>
            </draw:text-box>
          </draw:frame>
          <draw:custom-shape draw:style-name="gr22" draw:text-style-name="P10" draw:layer="layout" svg:width="0.13cm" svg:height="0.4cm" svg:x="2.882cm" svg:y="12.24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34" draw:text-style-name="P1" draw:layer="layout" svg:width="3.5cm" svg:height="0.85cm" svg:x="1.348cm" svg:y="12.9cm">
            <text:p/>
            <draw:enhanced-geometry svg:viewBox="0 0 21600 21600" draw:type="rectangle" draw:enhanced-path="M 0 0 L 21600 0 21600 21600 0 21600 0 0 Z N"/>
          </draw:custom-shape>
          <draw:frame draw:style-name="gr140" draw:text-style-name="P9" draw:layer="layout" svg:width="0.989cm" svg:height="0.645cm" svg:x="1.11cm" svg:y="12.994cm">
            <draw:text-box>
              <text:p text:style-name="P8"><text:span text:style-name="T1">L</text:span></text:p>
            </draw:text-box>
          </draw:frame>
          <draw:frame draw:style-name="gr141" draw:text-style-name="P9" draw:layer="layout" svg:width="0.989cm" svg:height="0.645cm" svg:x="3.792cm" svg:y="12.999cm">
            <draw:text-box>
              <text:p text:style-name="P8"><text:span text:style-name="T1">R</text:span></text:p>
            </draw:text-box>
          </draw:frame>
          <draw:g draw:style-name="gr5">
            <draw:custom-shape draw:style-name="gr3" draw:text-style-name="P1" draw:layer="layout" svg:width="0.3cm" svg:height="0.3cm" svg:x="1.609cm" svg:y="7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.609cm" svg:y1="7.751cm" svg:x2="1.909cm" svg:y2="7.751cm">
              <text:p/>
            </draw:line>
            <draw:line draw:style-name="gr4" draw:text-style-name="P1" draw:layer="layout" svg:x1="1.759cm" svg:y1="7.901cm" svg:x2="1.759cm" svg:y2="7.601cm">
              <text:p/>
            </draw:line>
          </draw:g>
          <draw:g draw:style-name="gr5">
            <draw:custom-shape draw:style-name="gr3" draw:text-style-name="P1" draw:layer="layout" svg:width="0.3cm" svg:height="0.3cm" svg:x="1.609cm" svg:y="7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.609cm" svg:y1="7.751cm" svg:x2="1.909cm" svg:y2="7.751cm">
              <text:p/>
            </draw:line>
            <draw:line draw:style-name="gr4" draw:text-style-name="P1" draw:layer="layout" svg:x1="1.759cm" svg:y1="7.901cm" svg:x2="1.759cm" svg:y2="7.601cm">
              <text:p/>
            </draw:line>
          </draw:g>
        </draw:g>
        <draw:g draw:style-name="gr5">
          <draw:custom-shape draw:style-name="gr3" draw:text-style-name="P1" draw:layer="layout" svg:width="0.3cm" svg:height="0.3cm" svg:x="2.498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.498cm" svg:y1="13.2cm" svg:x2="2.798cm" svg:y2="13.2cm">
            <text:p/>
          </draw:line>
          <draw:line draw:style-name="gr4" draw:text-style-name="P1" draw:layer="layout" svg:x1="2.648cm" svg:y1="13.35cm" svg:x2="2.648cm" svg:y2="13.05cm">
            <text:p/>
          </draw:line>
        </draw:g>
        <draw:g draw:style-name="gr1">
          <draw:custom-shape draw:style-name="gr3" draw:text-style-name="P1" draw:layer="layout" svg:width="0.3cm" svg:height="0.3cm" svg:x="3.238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238cm" svg:y1="13.2cm" svg:x2="3.538cm" svg:y2="13.2cm">
            <text:p/>
          </draw:line>
          <draw:line draw:style-name="gr4" draw:text-style-name="P1" draw:layer="layout" svg:x1="3.388cm" svg:y1="13.35cm" svg:x2="3.388cm" svg:y2="13.05cm">
            <text:p/>
          </draw:line>
        </draw:g>
        <draw:g draw:style-name="gr1">
          <draw:custom-shape draw:style-name="gr2" draw:text-style-name="P1" draw:layer="layout" svg:width="2.97cm" svg:height="3.95cm" svg:x="5.051cm" svg:y="7.3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3" draw:text-style-name="P1" draw:layer="layout" svg:width="0.3cm" svg:height="0.3cm" svg:x="6.001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6.001cm" svg:y1="7.75cm" svg:x2="6.301cm" svg:y2="7.75cm">
              <text:p/>
            </draw:line>
            <draw:line draw:style-name="gr4" draw:text-style-name="P1" draw:layer="layout" svg:x1="6.151cm" svg:y1="7.9cm" svg:x2="6.151cm" svg:y2="7.6cm">
              <text:p/>
            </draw:line>
          </draw:g>
          <draw:g draw:style-name="gr1">
            <draw:custom-shape draw:style-name="gr3" draw:text-style-name="P1" draw:layer="layout" svg:width="0.3cm" svg:height="0.3cm" svg:x="6.001cm" svg:y="8.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6.001cm" svg:y1="8.76cm" svg:x2="6.301cm" svg:y2="8.76cm">
              <text:p/>
            </draw:line>
            <draw:line draw:style-name="gr4" draw:text-style-name="P1" draw:layer="layout" svg:x1="6.151cm" svg:y1="8.91cm" svg:x2="6.151cm" svg:y2="8.61cm">
              <text:p/>
            </draw:line>
          </draw:g>
          <draw:g draw:style-name="gr1">
            <draw:custom-shape draw:style-name="gr3" draw:text-style-name="P1" draw:layer="layout" svg:width="0.3cm" svg:height="0.3cm" svg:x="6.001cm" svg:y="9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6.001cm" svg:y1="9.78cm" svg:x2="6.301cm" svg:y2="9.78cm">
              <text:p/>
            </draw:line>
            <draw:line draw:style-name="gr4" draw:text-style-name="P1" draw:layer="layout" svg:x1="6.151cm" svg:y1="9.93cm" svg:x2="6.151cm" svg:y2="9.63cm">
              <text:p/>
            </draw:line>
          </draw:g>
          <draw:g draw:style-name="gr1">
            <draw:custom-shape draw:style-name="gr3" draw:text-style-name="P1" draw:layer="layout" svg:width="0.3cm" svg:height="0.3cm" svg:x="6.001cm" svg:y="10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6.001cm" svg:y1="10.8cm" svg:x2="6.301cm" svg:y2="10.8cm">
              <text:p/>
            </draw:line>
            <draw:line draw:style-name="gr4" draw:text-style-name="P1" draw:layer="layout" svg:x1="6.151cm" svg:y1="10.95cm" svg:x2="6.151cm" svg:y2="10.65cm">
              <text:p/>
            </draw:line>
          </draw:g>
          <draw:g draw:style-name="gr1">
            <draw:custom-shape draw:style-name="gr3" draw:text-style-name="P1" draw:layer="layout" svg:width="0.3cm" svg:height="0.3cm" svg:x="5.311cm" svg:y="10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311cm" svg:y1="10.8cm" svg:x2="5.611cm" svg:y2="10.8cm">
              <text:p/>
            </draw:line>
            <draw:line draw:style-name="gr4" draw:text-style-name="P1" draw:layer="layout" svg:x1="5.461cm" svg:y1="10.95cm" svg:x2="5.461cm" svg:y2="10.65cm">
              <text:p/>
            </draw:line>
          </draw:g>
          <draw:g draw:style-name="gr1">
            <draw:custom-shape draw:style-name="gr3" draw:text-style-name="P1" draw:layer="layout" svg:width="0.3cm" svg:height="0.3cm" svg:x="5.311cm" svg:y="9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311cm" svg:y1="9.78cm" svg:x2="5.611cm" svg:y2="9.78cm">
              <text:p/>
            </draw:line>
            <draw:line draw:style-name="gr4" draw:text-style-name="P1" draw:layer="layout" svg:x1="5.461cm" svg:y1="9.93cm" svg:x2="5.461cm" svg:y2="9.63cm">
              <text:p/>
            </draw:line>
          </draw:g>
          <draw:g draw:style-name="gr1">
            <draw:custom-shape draw:style-name="gr3" draw:text-style-name="P1" draw:layer="layout" svg:width="0.3cm" svg:height="0.3cm" svg:x="5.311cm" svg:y="8.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311cm" svg:y1="8.76cm" svg:x2="5.611cm" svg:y2="8.76cm">
              <text:p/>
            </draw:line>
            <draw:line draw:style-name="gr4" draw:text-style-name="P1" draw:layer="layout" svg:x1="5.461cm" svg:y1="8.91cm" svg:x2="5.461cm" svg:y2="8.61cm">
              <text:p/>
            </draw:line>
          </draw:g>
          <draw:g draw:style-name="gr5">
            <draw:custom-shape draw:style-name="gr3" draw:text-style-name="P1" draw:layer="layout" svg:width="0.3cm" svg:height="0.3cm" svg:x="5.311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311cm" svg:y1="7.75cm" svg:x2="5.611cm" svg:y2="7.75cm">
              <text:p/>
            </draw:line>
            <draw:line draw:style-name="gr4" draw:text-style-name="P1" draw:layer="layout" svg:x1="5.461cm" svg:y1="7.9cm" svg:x2="5.461cm" svg:y2="7.6cm">
              <text:p/>
            </draw:line>
          </draw:g>
          <draw:frame draw:style-name="gr142" draw:text-style-name="P3" draw:layer="layout" svg:width="0.3cm" svg:height="0.645cm" svg:x="5.601cm" svg:y="7.428cm">
            <draw:text-box>
              <text:p text:style-name="P2"><text:span text:style-name="T1">1</text:span></text:p>
            </draw:text-box>
          </draw:frame>
          <draw:frame draw:style-name="gr143" draw:text-style-name="P3" draw:layer="layout" svg:width="0.3cm" svg:height="0.645cm" svg:x="5.601cm" svg:y="8.438cm">
            <draw:text-box>
              <text:p text:style-name="P2"><text:span text:style-name="T1">2</text:span></text:p>
            </draw:text-box>
          </draw:frame>
          <draw:frame draw:style-name="gr144" draw:text-style-name="P3" draw:layer="layout" svg:width="0.3cm" svg:height="0.645cm" svg:x="5.601cm" svg:y="10.478cm">
            <draw:text-box>
              <text:p text:style-name="P2"><text:span text:style-name="T1">4</text:span></text:p>
            </draw:text-box>
          </draw:frame>
          <draw:frame draw:style-name="gr145" draw:text-style-name="P3" draw:layer="layout" svg:width="0.3cm" svg:height="0.645cm" svg:x="6.301cm" svg:y="7.428cm">
            <draw:text-box>
              <text:p text:style-name="P2"><text:span text:style-name="T1">5</text:span></text:p>
            </draw:text-box>
          </draw:frame>
          <draw:frame draw:style-name="gr146" draw:text-style-name="P3" draw:layer="layout" svg:width="0.3cm" svg:height="0.645cm" svg:x="6.301cm" svg:y="8.438cm">
            <draw:text-box>
              <text:p text:style-name="P2"><text:span text:style-name="T1">6</text:span></text:p>
            </draw:text-box>
          </draw:frame>
          <draw:frame draw:style-name="gr147" draw:text-style-name="P3" draw:layer="layout" svg:width="0.3cm" svg:height="0.645cm" svg:x="6.301cm" svg:y="9.458cm">
            <draw:text-box>
              <text:p text:style-name="P2"><text:span text:style-name="T1">7</text:span></text:p>
            </draw:text-box>
          </draw:frame>
          <draw:frame draw:style-name="gr148" draw:text-style-name="P3" draw:layer="layout" svg:width="0.3cm" svg:height="0.645cm" svg:x="6.301cm" svg:y="10.478cm">
            <draw:text-box>
              <text:p text:style-name="P2"><text:span text:style-name="T1">8</text:span></text:p>
            </draw:text-box>
          </draw:frame>
          <draw:frame draw:style-name="gr13" draw:text-style-name="P4" draw:layer="layout" svg:width="1.992cm" svg:height="0.725cm" draw:transform="rotate (1.5707963267949) translate (6.939cm 10.262cm)">
            <draw:text-box>
              <text:p><text:span text:style-name="T2">8in 24V</text:span></text:p>
            </draw:text-box>
          </draw:frame>
          <draw:frame draw:style-name="gr14" draw:text-style-name="P5" draw:layer="layout" svg:width="2.83cm" svg:height="0.659cm" draw:transform="rotate (1.5707963267949) translate (7.403cm 10.468cm)">
            <draw:text-box>
              <text:p><text:span text:style-name="T3">Jung</text:span><text:span text:style-name="T4">®</text:span><text:span text:style-name="T3"> 2118</text:span></text:p>
            </draw:text-box>
          </draw:frame>
          <draw:frame draw:style-name="gr149" draw:text-style-name="P3" draw:layer="layout" svg:width="0.3cm" svg:height="0.645cm" svg:x="5.601cm" svg:y="9.458cm">
            <draw:text-box>
              <text:p text:style-name="P2"><text:span text:style-name="T1">3</text:span></text:p>
            </draw:text-box>
          </draw:frame>
          <draw:frame draw:style-name="gr16" draw:text-style-name="P6" draw:layer="layout" svg:width="1.738cm" svg:height="0.607cm" svg:x="6.447cm" svg:y="10.6cm">
            <draw:text-box>
              <text:p><text:span text:style-name="T5">__.__.__</text:span></text:p>
            </draw:text-box>
          </draw:frame>
          <draw:frame draw:style-name="gr17" draw:text-style-name="P1" draw:layer="layout" svg:width="1.279cm" svg:height="0.6cm" svg:x="6.672cm" svg:y="7.463cm">
            <draw:image xlink:href="Pictures/10007DA400001D6600000DC64120E1B7.svg" xlink:type="simple" xlink:show="embed" xlink:actuate="onLoad" draw:mime-type="image/svg+xml">
              <text:p/>
            </draw:image>
            <draw:image xlink:href="Pictures/100000010000011C000000852DEDB859.png" xlink:type="simple" xlink:show="embed" xlink:actuate="onLoad" draw:mime-type="image/png"/>
          </draw:frame>
          <draw:custom-shape draw:style-name="gr18" draw:text-style-name="P7" draw:layer="layout" svg:width="2.97cm" svg:height="0.1cm" svg:x="5.051cm" svg:y="11.1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2.97cm" svg:height="0.1cm" svg:x="5.051cm" svg:y="7.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19" draw:text-style-name="P1" draw:layer="layout" svg:width="3.06cm" svg:height="0.4cm" svg:x="5.054cm" svg:y="11.54cm">
            <text:p/>
            <draw:enhanced-geometry svg:viewBox="0 0 21600 21600" draw:type="rectangle" draw:enhanced-path="M 0 0 L 21600 0 21600 21600 0 21600 0 0 Z N"/>
          </draw:custom-shape>
          <draw:frame draw:style-name="gr150" draw:text-style-name="P9" draw:layer="layout" svg:width="0.989cm" svg:height="0.645cm" svg:x="4.806cm" svg:y="11.418cm">
            <draw:text-box>
              <text:p text:style-name="P8"><text:span text:style-name="T1">2</text:span></text:p>
            </draw:text-box>
          </draw:frame>
          <draw:custom-shape draw:style-name="gr21" draw:text-style-name="P1" draw:layer="layout" svg:width="0.51cm" svg:height="0.4cm" svg:x="7.093cm" svg:y="11.54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51cm" svg:height="0.4cm" svg:x="6.583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6.073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5.564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5.054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7.603cm" svg:y="11.541cm">
            <text:p/>
            <draw:enhanced-geometry svg:viewBox="0 0 21600 21600" draw:type="rectangle" draw:enhanced-path="M 0 0 L 21600 0 21600 21600 0 21600 0 0 Z N"/>
          </draw:custom-shape>
          <draw:frame draw:style-name="gr151" draw:text-style-name="P9" draw:layer="layout" svg:width="0.989cm" svg:height="0.645cm" svg:x="5.323cm" svg:y="11.418cm">
            <draw:text-box>
              <text:p text:style-name="P8"><text:span text:style-name="T1">1</text:span></text:p>
            </draw:text-box>
          </draw:frame>
          <draw:frame draw:style-name="gr152" draw:text-style-name="P11" draw:layer="layout" svg:width="0.989cm" svg:height="0.489cm" svg:x="5.835cm" svg:y="11.498cm">
            <draw:text-box>
              <text:p text:style-name="P8"><text:span text:style-name="T6">GND</text:span></text:p>
            </draw:text-box>
          </draw:frame>
          <draw:frame draw:style-name="gr153" draw:text-style-name="P11" draw:layer="layout" svg:width="0.971cm" svg:height="0.489cm" svg:x="6.865cm" svg:y="11.494cm">
            <draw:text-box>
              <text:p text:style-name="P8"><text:span text:style-name="T6">EIB+</text:span></text:p>
            </draw:text-box>
          </draw:frame>
          <draw:frame draw:style-name="gr154" draw:text-style-name="P11" draw:layer="layout" svg:width="0.971cm" svg:height="0.489cm" svg:x="7.38cm" svg:y="11.495cm">
            <draw:text-box>
              <text:p text:style-name="P8"><text:span text:style-name="T6">EIB-</text:span></text:p>
            </draw:text-box>
          </draw:frame>
        </draw:g>
        <draw:g draw:style-name="gr1">
          <draw:custom-shape draw:style-name="gr27" draw:text-style-name="P1" draw:layer="layout" svg:width="3.19cm" svg:height="0.4cm" svg:x="5.055cm" svg:y="12.24cm">
            <text:p/>
            <draw:enhanced-geometry svg:viewBox="0 0 21600 21600" draw:type="rectangle" draw:enhanced-path="M 0 0 L 21600 0 21600 21600 0 21600 0 0 Z N"/>
          </draw:custom-shape>
          <draw:frame draw:style-name="gr155" draw:text-style-name="P9" draw:layer="layout" svg:width="0.989cm" svg:height="0.645cm" svg:x="4.812cm" svg:y="12.116cm">
            <draw:text-box>
              <text:p text:style-name="P8"><text:span text:style-name="T1">3</text:span></text:p>
            </draw:text-box>
          </draw:frame>
          <draw:custom-shape draw:style-name="gr21" draw:text-style-name="P1" draw:layer="layout" svg:width="0.51cm" svg:height="0.4cm" svg:x="7.226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6.717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6.075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5.565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5.055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7.736cm" svg:y="12.241cm">
            <text:p/>
            <draw:enhanced-geometry svg:viewBox="0 0 21600 21600" draw:type="rectangle" draw:enhanced-path="M 0 0 L 21600 0 21600 21600 0 21600 0 0 Z N"/>
          </draw:custom-shape>
          <draw:frame draw:style-name="gr156" draw:text-style-name="P9" draw:layer="layout" svg:width="0.989cm" svg:height="0.645cm" svg:x="5.316cm" svg:y="12.117cm">
            <draw:text-box>
              <text:p text:style-name="P8"><text:span text:style-name="T1">4</text:span></text:p>
            </draw:text-box>
          </draw:frame>
          <draw:frame draw:style-name="gr157" draw:text-style-name="P9" draw:layer="layout" svg:width="0.989cm" svg:height="0.645cm" svg:x="5.843cm" svg:y="12.118cm">
            <draw:text-box>
              <text:p text:style-name="P8"><text:span text:style-name="T1">5</text:span></text:p>
            </draw:text-box>
          </draw:frame>
          <draw:frame draw:style-name="gr158" draw:text-style-name="P9" draw:layer="layout" svg:width="0.989cm" svg:height="0.645cm" svg:x="6.478cm" svg:y="12.119cm">
            <draw:text-box>
              <text:p text:style-name="P8"><text:span text:style-name="T1">6</text:span></text:p>
            </draw:text-box>
          </draw:frame>
          <draw:frame draw:style-name="gr159" draw:text-style-name="P9" draw:layer="layout" svg:width="0.989cm" svg:height="0.645cm" svg:x="6.976cm" svg:y="12.12cm">
            <draw:text-box>
              <text:p text:style-name="P8"><text:span text:style-name="T1">7</text:span></text:p>
            </draw:text-box>
          </draw:frame>
          <draw:frame draw:style-name="gr160" draw:text-style-name="P9" draw:layer="layout" svg:width="0.989cm" svg:height="0.645cm" svg:x="7.494cm" svg:y="12.121cm">
            <draw:text-box>
              <text:p text:style-name="P8"><text:span text:style-name="T1">8</text:span></text:p>
            </draw:text-box>
          </draw:frame>
          <draw:custom-shape draw:style-name="gr22" draw:text-style-name="P10" draw:layer="layout" svg:width="0.13cm" svg:height="0.4cm" svg:x="6.585cm" svg:y="12.24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34" draw:text-style-name="P1" draw:layer="layout" svg:width="3.5cm" svg:height="0.85cm" svg:x="5.051cm" svg:y="12.9cm">
            <text:p/>
            <draw:enhanced-geometry svg:viewBox="0 0 21600 21600" draw:type="rectangle" draw:enhanced-path="M 0 0 L 21600 0 21600 21600 0 21600 0 0 Z N"/>
          </draw:custom-shape>
          <draw:frame draw:style-name="gr161" draw:text-style-name="P9" draw:layer="layout" svg:width="0.989cm" svg:height="0.645cm" svg:x="4.813cm" svg:y="12.994cm">
            <draw:text-box>
              <text:p text:style-name="P8"><text:span text:style-name="T1">L</text:span></text:p>
            </draw:text-box>
          </draw:frame>
          <draw:frame draw:style-name="gr162" draw:text-style-name="P9" draw:layer="layout" svg:width="0.989cm" svg:height="0.645cm" svg:x="7.495cm" svg:y="12.999cm">
            <draw:text-box>
              <text:p text:style-name="P8"><text:span text:style-name="T1">R</text:span></text:p>
            </draw:text-box>
          </draw:frame>
          <draw:g draw:style-name="gr5">
            <draw:custom-shape draw:style-name="gr3" draw:text-style-name="P1" draw:layer="layout" svg:width="0.3cm" svg:height="0.3cm" svg:x="5.312cm" svg:y="7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312cm" svg:y1="7.751cm" svg:x2="5.612cm" svg:y2="7.751cm">
              <text:p/>
            </draw:line>
            <draw:line draw:style-name="gr4" draw:text-style-name="P1" draw:layer="layout" svg:x1="5.462cm" svg:y1="7.901cm" svg:x2="5.462cm" svg:y2="7.601cm">
              <text:p/>
            </draw:line>
          </draw:g>
          <draw:g draw:style-name="gr5">
            <draw:custom-shape draw:style-name="gr3" draw:text-style-name="P1" draw:layer="layout" svg:width="0.3cm" svg:height="0.3cm" svg:x="5.312cm" svg:y="7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5.312cm" svg:y1="7.751cm" svg:x2="5.612cm" svg:y2="7.751cm">
              <text:p/>
            </draw:line>
            <draw:line draw:style-name="gr4" draw:text-style-name="P1" draw:layer="layout" svg:x1="5.462cm" svg:y1="7.901cm" svg:x2="5.462cm" svg:y2="7.601cm">
              <text:p/>
            </draw:line>
          </draw:g>
        </draw:g>
        <draw:g draw:style-name="gr5">
          <draw:custom-shape draw:style-name="gr3" draw:text-style-name="P1" draw:layer="layout" svg:width="0.3cm" svg:height="0.3cm" svg:x="6.201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6.201cm" svg:y1="13.2cm" svg:x2="6.501cm" svg:y2="13.2cm">
            <text:p/>
          </draw:line>
          <draw:line draw:style-name="gr4" draw:text-style-name="P1" draw:layer="layout" svg:x1="6.351cm" svg:y1="13.35cm" svg:x2="6.351cm" svg:y2="13.05cm">
            <text:p/>
          </draw:line>
        </draw:g>
        <draw:g draw:style-name="gr1">
          <draw:custom-shape draw:style-name="gr3" draw:text-style-name="P1" draw:layer="layout" svg:width="0.3cm" svg:height="0.3cm" svg:x="6.941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6.941cm" svg:y1="13.2cm" svg:x2="7.241cm" svg:y2="13.2cm">
            <text:p/>
          </draw:line>
          <draw:line draw:style-name="gr4" draw:text-style-name="P1" draw:layer="layout" svg:x1="7.091cm" svg:y1="13.35cm" svg:x2="7.091cm" svg:y2="13.05cm">
            <text:p/>
          </draw:line>
        </draw:g>
        <draw:g draw:style-name="gr1">
          <draw:custom-shape draw:style-name="gr2" draw:text-style-name="P1" draw:layer="layout" svg:width="2.97cm" svg:height="3.95cm" svg:x="8.754cm" svg:y="7.3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3" draw:text-style-name="P1" draw:layer="layout" svg:width="0.3cm" svg:height="0.3cm" svg:x="9.704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704cm" svg:y1="7.75cm" svg:x2="10.004cm" svg:y2="7.75cm">
              <text:p/>
            </draw:line>
            <draw:line draw:style-name="gr4" draw:text-style-name="P1" draw:layer="layout" svg:x1="9.854cm" svg:y1="7.9cm" svg:x2="9.854cm" svg:y2="7.6cm">
              <text:p/>
            </draw:line>
          </draw:g>
          <draw:g draw:style-name="gr1">
            <draw:custom-shape draw:style-name="gr3" draw:text-style-name="P1" draw:layer="layout" svg:width="0.3cm" svg:height="0.3cm" svg:x="9.704cm" svg:y="8.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704cm" svg:y1="8.76cm" svg:x2="10.004cm" svg:y2="8.76cm">
              <text:p/>
            </draw:line>
            <draw:line draw:style-name="gr4" draw:text-style-name="P1" draw:layer="layout" svg:x1="9.854cm" svg:y1="8.91cm" svg:x2="9.854cm" svg:y2="8.61cm">
              <text:p/>
            </draw:line>
          </draw:g>
          <draw:g draw:style-name="gr1">
            <draw:custom-shape draw:style-name="gr3" draw:text-style-name="P1" draw:layer="layout" svg:width="0.3cm" svg:height="0.3cm" svg:x="9.704cm" svg:y="9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704cm" svg:y1="9.78cm" svg:x2="10.004cm" svg:y2="9.78cm">
              <text:p/>
            </draw:line>
            <draw:line draw:style-name="gr4" draw:text-style-name="P1" draw:layer="layout" svg:x1="9.854cm" svg:y1="9.93cm" svg:x2="9.854cm" svg:y2="9.63cm">
              <text:p/>
            </draw:line>
          </draw:g>
          <draw:g draw:style-name="gr1">
            <draw:custom-shape draw:style-name="gr3" draw:text-style-name="P1" draw:layer="layout" svg:width="0.3cm" svg:height="0.3cm" svg:x="9.704cm" svg:y="10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704cm" svg:y1="10.8cm" svg:x2="10.004cm" svg:y2="10.8cm">
              <text:p/>
            </draw:line>
            <draw:line draw:style-name="gr4" draw:text-style-name="P1" draw:layer="layout" svg:x1="9.854cm" svg:y1="10.95cm" svg:x2="9.854cm" svg:y2="10.65cm">
              <text:p/>
            </draw:line>
          </draw:g>
          <draw:g draw:style-name="gr1">
            <draw:custom-shape draw:style-name="gr3" draw:text-style-name="P1" draw:layer="layout" svg:width="0.3cm" svg:height="0.3cm" svg:x="9.014cm" svg:y="10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014cm" svg:y1="10.8cm" svg:x2="9.314cm" svg:y2="10.8cm">
              <text:p/>
            </draw:line>
            <draw:line draw:style-name="gr4" draw:text-style-name="P1" draw:layer="layout" svg:x1="9.164cm" svg:y1="10.95cm" svg:x2="9.164cm" svg:y2="10.65cm">
              <text:p/>
            </draw:line>
          </draw:g>
          <draw:g draw:style-name="gr1">
            <draw:custom-shape draw:style-name="gr3" draw:text-style-name="P1" draw:layer="layout" svg:width="0.3cm" svg:height="0.3cm" svg:x="9.014cm" svg:y="9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014cm" svg:y1="9.78cm" svg:x2="9.314cm" svg:y2="9.78cm">
              <text:p/>
            </draw:line>
            <draw:line draw:style-name="gr4" draw:text-style-name="P1" draw:layer="layout" svg:x1="9.164cm" svg:y1="9.93cm" svg:x2="9.164cm" svg:y2="9.63cm">
              <text:p/>
            </draw:line>
          </draw:g>
          <draw:g draw:style-name="gr1">
            <draw:custom-shape draw:style-name="gr3" draw:text-style-name="P1" draw:layer="layout" svg:width="0.3cm" svg:height="0.3cm" svg:x="9.014cm" svg:y="8.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014cm" svg:y1="8.76cm" svg:x2="9.314cm" svg:y2="8.76cm">
              <text:p/>
            </draw:line>
            <draw:line draw:style-name="gr4" draw:text-style-name="P1" draw:layer="layout" svg:x1="9.164cm" svg:y1="8.91cm" svg:x2="9.164cm" svg:y2="8.61cm">
              <text:p/>
            </draw:line>
          </draw:g>
          <draw:g draw:style-name="gr5">
            <draw:custom-shape draw:style-name="gr3" draw:text-style-name="P1" draw:layer="layout" svg:width="0.3cm" svg:height="0.3cm" svg:x="9.014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014cm" svg:y1="7.75cm" svg:x2="9.314cm" svg:y2="7.75cm">
              <text:p/>
            </draw:line>
            <draw:line draw:style-name="gr4" draw:text-style-name="P1" draw:layer="layout" svg:x1="9.164cm" svg:y1="7.9cm" svg:x2="9.164cm" svg:y2="7.6cm">
              <text:p/>
            </draw:line>
          </draw:g>
          <draw:frame draw:style-name="gr163" draw:text-style-name="P3" draw:layer="layout" svg:width="0.3cm" svg:height="0.645cm" svg:x="9.304cm" svg:y="7.428cm">
            <draw:text-box>
              <text:p text:style-name="P2"><text:span text:style-name="T1">1</text:span></text:p>
            </draw:text-box>
          </draw:frame>
          <draw:frame draw:style-name="gr164" draw:text-style-name="P3" draw:layer="layout" svg:width="0.3cm" svg:height="0.645cm" svg:x="9.304cm" svg:y="8.438cm">
            <draw:text-box>
              <text:p text:style-name="P2"><text:span text:style-name="T1">2</text:span></text:p>
            </draw:text-box>
          </draw:frame>
          <draw:frame draw:style-name="gr165" draw:text-style-name="P3" draw:layer="layout" svg:width="0.3cm" svg:height="0.645cm" svg:x="9.304cm" svg:y="10.478cm">
            <draw:text-box>
              <text:p text:style-name="P2"><text:span text:style-name="T1">4</text:span></text:p>
            </draw:text-box>
          </draw:frame>
          <draw:frame draw:style-name="gr166" draw:text-style-name="P3" draw:layer="layout" svg:width="0.3cm" svg:height="0.645cm" svg:x="10.004cm" svg:y="7.428cm">
            <draw:text-box>
              <text:p text:style-name="P2"><text:span text:style-name="T1">5</text:span></text:p>
            </draw:text-box>
          </draw:frame>
          <draw:frame draw:style-name="gr167" draw:text-style-name="P3" draw:layer="layout" svg:width="0.3cm" svg:height="0.645cm" svg:x="10.004cm" svg:y="8.438cm">
            <draw:text-box>
              <text:p text:style-name="P2"><text:span text:style-name="T1">6</text:span></text:p>
            </draw:text-box>
          </draw:frame>
          <draw:frame draw:style-name="gr168" draw:text-style-name="P3" draw:layer="layout" svg:width="0.3cm" svg:height="0.645cm" svg:x="10.004cm" svg:y="9.458cm">
            <draw:text-box>
              <text:p text:style-name="P2"><text:span text:style-name="T1">7</text:span></text:p>
            </draw:text-box>
          </draw:frame>
          <draw:frame draw:style-name="gr169" draw:text-style-name="P3" draw:layer="layout" svg:width="0.3cm" svg:height="0.645cm" svg:x="10.004cm" svg:y="10.478cm">
            <draw:text-box>
              <text:p text:style-name="P2"><text:span text:style-name="T1">8</text:span></text:p>
            </draw:text-box>
          </draw:frame>
          <draw:frame draw:style-name="gr13" draw:text-style-name="P4" draw:layer="layout" svg:width="1.992cm" svg:height="0.725cm" draw:transform="rotate (1.5707963267949) translate (10.642cm 10.262cm)">
            <draw:text-box>
              <text:p><text:span text:style-name="T2">8in 24V</text:span></text:p>
            </draw:text-box>
          </draw:frame>
          <draw:frame draw:style-name="gr14" draw:text-style-name="P5" draw:layer="layout" svg:width="2.83cm" svg:height="0.659cm" draw:transform="rotate (1.5707963267949) translate (11.106cm 10.468cm)">
            <draw:text-box>
              <text:p><text:span text:style-name="T3">Jung</text:span><text:span text:style-name="T4">®</text:span><text:span text:style-name="T3"> 2118</text:span></text:p>
            </draw:text-box>
          </draw:frame>
          <draw:frame draw:style-name="gr170" draw:text-style-name="P3" draw:layer="layout" svg:width="0.3cm" svg:height="0.645cm" svg:x="9.304cm" svg:y="9.458cm">
            <draw:text-box>
              <text:p text:style-name="P2"><text:span text:style-name="T1">3</text:span></text:p>
            </draw:text-box>
          </draw:frame>
          <draw:frame draw:style-name="gr16" draw:text-style-name="P6" draw:layer="layout" svg:width="1.738cm" svg:height="0.607cm" svg:x="10.15cm" svg:y="10.6cm">
            <draw:text-box>
              <text:p><text:span text:style-name="T5">__.__.__</text:span></text:p>
            </draw:text-box>
          </draw:frame>
          <draw:frame draw:style-name="gr17" draw:text-style-name="P1" draw:layer="layout" svg:width="1.279cm" svg:height="0.6cm" svg:x="10.375cm" svg:y="7.463cm">
            <draw:image xlink:href="Pictures/10007DA400001D6600000DC64120E1B7.svg" xlink:type="simple" xlink:show="embed" xlink:actuate="onLoad" draw:mime-type="image/svg+xml">
              <text:p/>
            </draw:image>
            <draw:image xlink:href="Pictures/100000010000011C000000852DEDB859.png" xlink:type="simple" xlink:show="embed" xlink:actuate="onLoad" draw:mime-type="image/png"/>
          </draw:frame>
          <draw:custom-shape draw:style-name="gr18" draw:text-style-name="P7" draw:layer="layout" svg:width="2.97cm" svg:height="0.1cm" svg:x="8.754cm" svg:y="11.1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2.97cm" svg:height="0.1cm" svg:x="8.754cm" svg:y="7.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19" draw:text-style-name="P1" draw:layer="layout" svg:width="3.06cm" svg:height="0.4cm" svg:x="8.757cm" svg:y="11.54cm">
            <text:p/>
            <draw:enhanced-geometry svg:viewBox="0 0 21600 21600" draw:type="rectangle" draw:enhanced-path="M 0 0 L 21600 0 21600 21600 0 21600 0 0 Z N"/>
          </draw:custom-shape>
          <draw:frame draw:style-name="gr171" draw:text-style-name="P9" draw:layer="layout" svg:width="0.989cm" svg:height="0.645cm" svg:x="8.509cm" svg:y="11.418cm">
            <draw:text-box>
              <text:p text:style-name="P8"><text:span text:style-name="T1">2</text:span></text:p>
            </draw:text-box>
          </draw:frame>
          <draw:custom-shape draw:style-name="gr21" draw:text-style-name="P1" draw:layer="layout" svg:width="0.51cm" svg:height="0.4cm" svg:x="10.796cm" svg:y="11.54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51cm" svg:height="0.4cm" svg:x="10.286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9.776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9.267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8.757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1.306cm" svg:y="11.541cm">
            <text:p/>
            <draw:enhanced-geometry svg:viewBox="0 0 21600 21600" draw:type="rectangle" draw:enhanced-path="M 0 0 L 21600 0 21600 21600 0 21600 0 0 Z N"/>
          </draw:custom-shape>
          <draw:frame draw:style-name="gr172" draw:text-style-name="P9" draw:layer="layout" svg:width="0.989cm" svg:height="0.645cm" svg:x="9.026cm" svg:y="11.418cm">
            <draw:text-box>
              <text:p text:style-name="P8"><text:span text:style-name="T1">1</text:span></text:p>
            </draw:text-box>
          </draw:frame>
          <draw:frame draw:style-name="gr173" draw:text-style-name="P11" draw:layer="layout" svg:width="0.989cm" svg:height="0.489cm" svg:x="9.538cm" svg:y="11.498cm">
            <draw:text-box>
              <text:p text:style-name="P8"><text:span text:style-name="T6">GND</text:span></text:p>
            </draw:text-box>
          </draw:frame>
          <draw:frame draw:style-name="gr174" draw:text-style-name="P11" draw:layer="layout" svg:width="0.971cm" svg:height="0.489cm" svg:x="10.568cm" svg:y="11.494cm">
            <draw:text-box>
              <text:p text:style-name="P8"><text:span text:style-name="T6">EIB+</text:span></text:p>
            </draw:text-box>
          </draw:frame>
          <draw:frame draw:style-name="gr175" draw:text-style-name="P11" draw:layer="layout" svg:width="0.971cm" svg:height="0.489cm" svg:x="11.083cm" svg:y="11.495cm">
            <draw:text-box>
              <text:p text:style-name="P8"><text:span text:style-name="T6">EIB-</text:span></text:p>
            </draw:text-box>
          </draw:frame>
        </draw:g>
        <draw:g draw:style-name="gr1">
          <draw:custom-shape draw:style-name="gr27" draw:text-style-name="P1" draw:layer="layout" svg:width="3.19cm" svg:height="0.4cm" svg:x="8.758cm" svg:y="12.24cm">
            <text:p/>
            <draw:enhanced-geometry svg:viewBox="0 0 21600 21600" draw:type="rectangle" draw:enhanced-path="M 0 0 L 21600 0 21600 21600 0 21600 0 0 Z N"/>
          </draw:custom-shape>
          <draw:frame draw:style-name="gr176" draw:text-style-name="P9" draw:layer="layout" svg:width="0.989cm" svg:height="0.645cm" svg:x="8.515cm" svg:y="12.116cm">
            <draw:text-box>
              <text:p text:style-name="P8"><text:span text:style-name="T1">3</text:span></text:p>
            </draw:text-box>
          </draw:frame>
          <draw:custom-shape draw:style-name="gr21" draw:text-style-name="P1" draw:layer="layout" svg:width="0.51cm" svg:height="0.4cm" svg:x="10.929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0.42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9.778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9.268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8.758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1.439cm" svg:y="12.241cm">
            <text:p/>
            <draw:enhanced-geometry svg:viewBox="0 0 21600 21600" draw:type="rectangle" draw:enhanced-path="M 0 0 L 21600 0 21600 21600 0 21600 0 0 Z N"/>
          </draw:custom-shape>
          <draw:frame draw:style-name="gr177" draw:text-style-name="P9" draw:layer="layout" svg:width="0.989cm" svg:height="0.645cm" svg:x="9.019cm" svg:y="12.117cm">
            <draw:text-box>
              <text:p text:style-name="P8"><text:span text:style-name="T1">4</text:span></text:p>
            </draw:text-box>
          </draw:frame>
          <draw:frame draw:style-name="gr178" draw:text-style-name="P9" draw:layer="layout" svg:width="0.989cm" svg:height="0.645cm" svg:x="9.546cm" svg:y="12.118cm">
            <draw:text-box>
              <text:p text:style-name="P8"><text:span text:style-name="T1">5</text:span></text:p>
            </draw:text-box>
          </draw:frame>
          <draw:frame draw:style-name="gr179" draw:text-style-name="P9" draw:layer="layout" svg:width="0.989cm" svg:height="0.645cm" svg:x="10.181cm" svg:y="12.119cm">
            <draw:text-box>
              <text:p text:style-name="P8"><text:span text:style-name="T1">6</text:span></text:p>
            </draw:text-box>
          </draw:frame>
          <draw:frame draw:style-name="gr180" draw:text-style-name="P9" draw:layer="layout" svg:width="0.989cm" svg:height="0.645cm" svg:x="10.679cm" svg:y="12.12cm">
            <draw:text-box>
              <text:p text:style-name="P8"><text:span text:style-name="T1">7</text:span></text:p>
            </draw:text-box>
          </draw:frame>
          <draw:frame draw:style-name="gr181" draw:text-style-name="P9" draw:layer="layout" svg:width="0.989cm" svg:height="0.645cm" svg:x="11.197cm" svg:y="12.121cm">
            <draw:text-box>
              <text:p text:style-name="P8"><text:span text:style-name="T1">8</text:span></text:p>
            </draw:text-box>
          </draw:frame>
          <draw:custom-shape draw:style-name="gr22" draw:text-style-name="P10" draw:layer="layout" svg:width="0.13cm" svg:height="0.4cm" svg:x="10.288cm" svg:y="12.24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34" draw:text-style-name="P1" draw:layer="layout" svg:width="3.5cm" svg:height="0.85cm" svg:x="8.754cm" svg:y="12.9cm">
            <text:p/>
            <draw:enhanced-geometry svg:viewBox="0 0 21600 21600" draw:type="rectangle" draw:enhanced-path="M 0 0 L 21600 0 21600 21600 0 21600 0 0 Z N"/>
          </draw:custom-shape>
          <draw:frame draw:style-name="gr182" draw:text-style-name="P9" draw:layer="layout" svg:width="0.989cm" svg:height="0.645cm" svg:x="8.516cm" svg:y="12.994cm">
            <draw:text-box>
              <text:p text:style-name="P8"><text:span text:style-name="T1">L</text:span></text:p>
            </draw:text-box>
          </draw:frame>
          <draw:frame draw:style-name="gr183" draw:text-style-name="P9" draw:layer="layout" svg:width="0.989cm" svg:height="0.645cm" svg:x="11.198cm" svg:y="12.999cm">
            <draw:text-box>
              <text:p text:style-name="P8"><text:span text:style-name="T1">R</text:span></text:p>
            </draw:text-box>
          </draw:frame>
          <draw:g draw:style-name="gr5">
            <draw:custom-shape draw:style-name="gr3" draw:text-style-name="P1" draw:layer="layout" svg:width="0.3cm" svg:height="0.3cm" svg:x="9.015cm" svg:y="7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015cm" svg:y1="7.751cm" svg:x2="9.315cm" svg:y2="7.751cm">
              <text:p/>
            </draw:line>
            <draw:line draw:style-name="gr4" draw:text-style-name="P1" draw:layer="layout" svg:x1="9.165cm" svg:y1="7.901cm" svg:x2="9.165cm" svg:y2="7.601cm">
              <text:p/>
            </draw:line>
          </draw:g>
          <draw:g draw:style-name="gr5">
            <draw:custom-shape draw:style-name="gr3" draw:text-style-name="P1" draw:layer="layout" svg:width="0.3cm" svg:height="0.3cm" svg:x="9.015cm" svg:y="7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015cm" svg:y1="7.751cm" svg:x2="9.315cm" svg:y2="7.751cm">
              <text:p/>
            </draw:line>
            <draw:line draw:style-name="gr4" draw:text-style-name="P1" draw:layer="layout" svg:x1="9.165cm" svg:y1="7.901cm" svg:x2="9.165cm" svg:y2="7.601cm">
              <text:p/>
            </draw:line>
          </draw:g>
        </draw:g>
        <draw:g draw:style-name="gr5">
          <draw:custom-shape draw:style-name="gr3" draw:text-style-name="P1" draw:layer="layout" svg:width="0.3cm" svg:height="0.3cm" svg:x="9.904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.904cm" svg:y1="13.2cm" svg:x2="10.204cm" svg:y2="13.2cm">
            <text:p/>
          </draw:line>
          <draw:line draw:style-name="gr4" draw:text-style-name="P1" draw:layer="layout" svg:x1="10.054cm" svg:y1="13.35cm" svg:x2="10.054cm" svg:y2="13.05cm">
            <text:p/>
          </draw:line>
        </draw:g>
        <draw:g draw:style-name="gr1">
          <draw:custom-shape draw:style-name="gr3" draw:text-style-name="P1" draw:layer="layout" svg:width="0.3cm" svg:height="0.3cm" svg:x="10.644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0.644cm" svg:y1="13.2cm" svg:x2="10.944cm" svg:y2="13.2cm">
            <text:p/>
          </draw:line>
          <draw:line draw:style-name="gr4" draw:text-style-name="P1" draw:layer="layout" svg:x1="10.794cm" svg:y1="13.35cm" svg:x2="10.794cm" svg:y2="13.05cm">
            <text:p/>
          </draw:line>
        </draw:g>
        <draw:g draw:style-name="gr1">
          <draw:custom-shape draw:style-name="gr2" draw:text-style-name="P1" draw:layer="layout" svg:width="2.97cm" svg:height="3.95cm" svg:x="12.457cm" svg:y="7.3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3" draw:text-style-name="P1" draw:layer="layout" svg:width="0.3cm" svg:height="0.3cm" svg:x="13.407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3.407cm" svg:y1="7.75cm" svg:x2="13.707cm" svg:y2="7.75cm">
              <text:p/>
            </draw:line>
            <draw:line draw:style-name="gr4" draw:text-style-name="P1" draw:layer="layout" svg:x1="13.557cm" svg:y1="7.9cm" svg:x2="13.557cm" svg:y2="7.6cm">
              <text:p/>
            </draw:line>
          </draw:g>
          <draw:g draw:style-name="gr1">
            <draw:custom-shape draw:style-name="gr3" draw:text-style-name="P1" draw:layer="layout" svg:width="0.3cm" svg:height="0.3cm" svg:x="13.407cm" svg:y="8.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3.407cm" svg:y1="8.76cm" svg:x2="13.707cm" svg:y2="8.76cm">
              <text:p/>
            </draw:line>
            <draw:line draw:style-name="gr4" draw:text-style-name="P1" draw:layer="layout" svg:x1="13.557cm" svg:y1="8.91cm" svg:x2="13.557cm" svg:y2="8.61cm">
              <text:p/>
            </draw:line>
          </draw:g>
          <draw:g draw:style-name="gr1">
            <draw:custom-shape draw:style-name="gr3" draw:text-style-name="P1" draw:layer="layout" svg:width="0.3cm" svg:height="0.3cm" svg:x="13.407cm" svg:y="9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3.407cm" svg:y1="9.78cm" svg:x2="13.707cm" svg:y2="9.78cm">
              <text:p/>
            </draw:line>
            <draw:line draw:style-name="gr4" draw:text-style-name="P1" draw:layer="layout" svg:x1="13.557cm" svg:y1="9.93cm" svg:x2="13.557cm" svg:y2="9.63cm">
              <text:p/>
            </draw:line>
          </draw:g>
          <draw:g draw:style-name="gr1">
            <draw:custom-shape draw:style-name="gr3" draw:text-style-name="P1" draw:layer="layout" svg:width="0.3cm" svg:height="0.3cm" svg:x="13.407cm" svg:y="10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3.407cm" svg:y1="10.8cm" svg:x2="13.707cm" svg:y2="10.8cm">
              <text:p/>
            </draw:line>
            <draw:line draw:style-name="gr4" draw:text-style-name="P1" draw:layer="layout" svg:x1="13.557cm" svg:y1="10.95cm" svg:x2="13.557cm" svg:y2="10.65cm">
              <text:p/>
            </draw:line>
          </draw:g>
          <draw:g draw:style-name="gr1">
            <draw:custom-shape draw:style-name="gr3" draw:text-style-name="P1" draw:layer="layout" svg:width="0.3cm" svg:height="0.3cm" svg:x="12.717cm" svg:y="10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17cm" svg:y1="10.8cm" svg:x2="13.017cm" svg:y2="10.8cm">
              <text:p/>
            </draw:line>
            <draw:line draw:style-name="gr4" draw:text-style-name="P1" draw:layer="layout" svg:x1="12.867cm" svg:y1="10.95cm" svg:x2="12.867cm" svg:y2="10.65cm">
              <text:p/>
            </draw:line>
          </draw:g>
          <draw:g draw:style-name="gr1">
            <draw:custom-shape draw:style-name="gr3" draw:text-style-name="P1" draw:layer="layout" svg:width="0.3cm" svg:height="0.3cm" svg:x="12.717cm" svg:y="9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17cm" svg:y1="9.78cm" svg:x2="13.017cm" svg:y2="9.78cm">
              <text:p/>
            </draw:line>
            <draw:line draw:style-name="gr4" draw:text-style-name="P1" draw:layer="layout" svg:x1="12.867cm" svg:y1="9.93cm" svg:x2="12.867cm" svg:y2="9.63cm">
              <text:p/>
            </draw:line>
          </draw:g>
          <draw:g draw:style-name="gr1">
            <draw:custom-shape draw:style-name="gr3" draw:text-style-name="P1" draw:layer="layout" svg:width="0.3cm" svg:height="0.3cm" svg:x="12.717cm" svg:y="8.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17cm" svg:y1="8.76cm" svg:x2="13.017cm" svg:y2="8.76cm">
              <text:p/>
            </draw:line>
            <draw:line draw:style-name="gr4" draw:text-style-name="P1" draw:layer="layout" svg:x1="12.867cm" svg:y1="8.91cm" svg:x2="12.867cm" svg:y2="8.61cm">
              <text:p/>
            </draw:line>
          </draw:g>
          <draw:g draw:style-name="gr5">
            <draw:custom-shape draw:style-name="gr3" draw:text-style-name="P1" draw:layer="layout" svg:width="0.3cm" svg:height="0.3cm" svg:x="12.717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17cm" svg:y1="7.75cm" svg:x2="13.017cm" svg:y2="7.75cm">
              <text:p/>
            </draw:line>
            <draw:line draw:style-name="gr4" draw:text-style-name="P1" draw:layer="layout" svg:x1="12.867cm" svg:y1="7.9cm" svg:x2="12.867cm" svg:y2="7.6cm">
              <text:p/>
            </draw:line>
          </draw:g>
          <draw:frame draw:style-name="gr184" draw:text-style-name="P3" draw:layer="layout" svg:width="0.3cm" svg:height="0.645cm" svg:x="13.007cm" svg:y="7.428cm">
            <draw:text-box>
              <text:p text:style-name="P2"><text:span text:style-name="T1">1</text:span></text:p>
            </draw:text-box>
          </draw:frame>
          <draw:frame draw:style-name="gr185" draw:text-style-name="P3" draw:layer="layout" svg:width="0.3cm" svg:height="0.645cm" svg:x="13.007cm" svg:y="8.438cm">
            <draw:text-box>
              <text:p text:style-name="P2"><text:span text:style-name="T1">2</text:span></text:p>
            </draw:text-box>
          </draw:frame>
          <draw:frame draw:style-name="gr186" draw:text-style-name="P3" draw:layer="layout" svg:width="0.3cm" svg:height="0.645cm" svg:x="13.007cm" svg:y="10.478cm">
            <draw:text-box>
              <text:p text:style-name="P2"><text:span text:style-name="T1">4</text:span></text:p>
            </draw:text-box>
          </draw:frame>
          <draw:frame draw:style-name="gr187" draw:text-style-name="P3" draw:layer="layout" svg:width="0.3cm" svg:height="0.645cm" svg:x="13.707cm" svg:y="7.428cm">
            <draw:text-box>
              <text:p text:style-name="P2"><text:span text:style-name="T1">5</text:span></text:p>
            </draw:text-box>
          </draw:frame>
          <draw:frame draw:style-name="gr188" draw:text-style-name="P3" draw:layer="layout" svg:width="0.3cm" svg:height="0.645cm" svg:x="13.707cm" svg:y="8.438cm">
            <draw:text-box>
              <text:p text:style-name="P2"><text:span text:style-name="T1">6</text:span></text:p>
            </draw:text-box>
          </draw:frame>
          <draw:frame draw:style-name="gr189" draw:text-style-name="P3" draw:layer="layout" svg:width="0.3cm" svg:height="0.645cm" svg:x="13.707cm" svg:y="9.458cm">
            <draw:text-box>
              <text:p text:style-name="P2"><text:span text:style-name="T1">7</text:span></text:p>
            </draw:text-box>
          </draw:frame>
          <draw:frame draw:style-name="gr190" draw:text-style-name="P3" draw:layer="layout" svg:width="0.3cm" svg:height="0.645cm" svg:x="13.707cm" svg:y="10.478cm">
            <draw:text-box>
              <text:p text:style-name="P2"><text:span text:style-name="T1">8</text:span></text:p>
            </draw:text-box>
          </draw:frame>
          <draw:frame draw:style-name="gr13" draw:text-style-name="P4" draw:layer="layout" svg:width="1.992cm" svg:height="0.725cm" draw:transform="rotate (1.5707963267949) translate (14.345cm 10.262cm)">
            <draw:text-box>
              <text:p><text:span text:style-name="T2">8in 24V</text:span></text:p>
            </draw:text-box>
          </draw:frame>
          <draw:frame draw:style-name="gr14" draw:text-style-name="P5" draw:layer="layout" svg:width="2.83cm" svg:height="0.659cm" draw:transform="rotate (1.5707963267949) translate (14.809cm 10.468cm)">
            <draw:text-box>
              <text:p><text:span text:style-name="T3">Jung</text:span><text:span text:style-name="T4">®</text:span><text:span text:style-name="T3"> 2118</text:span></text:p>
            </draw:text-box>
          </draw:frame>
          <draw:frame draw:style-name="gr191" draw:text-style-name="P3" draw:layer="layout" svg:width="0.3cm" svg:height="0.645cm" svg:x="13.007cm" svg:y="9.458cm">
            <draw:text-box>
              <text:p text:style-name="P2"><text:span text:style-name="T1">3</text:span></text:p>
            </draw:text-box>
          </draw:frame>
          <draw:frame draw:style-name="gr16" draw:text-style-name="P6" draw:layer="layout" svg:width="1.738cm" svg:height="0.607cm" svg:x="13.853cm" svg:y="10.6cm">
            <draw:text-box>
              <text:p><text:span text:style-name="T5">__.__.__</text:span></text:p>
            </draw:text-box>
          </draw:frame>
          <draw:frame draw:style-name="gr17" draw:text-style-name="P1" draw:layer="layout" svg:width="1.279cm" svg:height="0.6cm" svg:x="14.078cm" svg:y="7.463cm">
            <draw:image xlink:href="Pictures/10007DA400001D6600000DC64120E1B7.svg" xlink:type="simple" xlink:show="embed" xlink:actuate="onLoad" draw:mime-type="image/svg+xml">
              <text:p/>
            </draw:image>
            <draw:image xlink:href="Pictures/100000010000011C000000852DEDB859.png" xlink:type="simple" xlink:show="embed" xlink:actuate="onLoad" draw:mime-type="image/png"/>
          </draw:frame>
          <draw:custom-shape draw:style-name="gr18" draw:text-style-name="P7" draw:layer="layout" svg:width="2.97cm" svg:height="0.1cm" svg:x="12.457cm" svg:y="11.1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2.97cm" svg:height="0.1cm" svg:x="12.457cm" svg:y="7.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19" draw:text-style-name="P1" draw:layer="layout" svg:width="3.06cm" svg:height="0.4cm" svg:x="12.46cm" svg:y="11.54cm">
            <text:p/>
            <draw:enhanced-geometry svg:viewBox="0 0 21600 21600" draw:type="rectangle" draw:enhanced-path="M 0 0 L 21600 0 21600 21600 0 21600 0 0 Z N"/>
          </draw:custom-shape>
          <draw:frame draw:style-name="gr192" draw:text-style-name="P9" draw:layer="layout" svg:width="0.989cm" svg:height="0.645cm" svg:x="12.212cm" svg:y="11.418cm">
            <draw:text-box>
              <text:p text:style-name="P8"><text:span text:style-name="T1">2</text:span></text:p>
            </draw:text-box>
          </draw:frame>
          <draw:custom-shape draw:style-name="gr21" draw:text-style-name="P1" draw:layer="layout" svg:width="0.51cm" svg:height="0.4cm" svg:x="14.499cm" svg:y="11.54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51cm" svg:height="0.4cm" svg:x="13.989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3.479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2.97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2.46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5.009cm" svg:y="11.541cm">
            <text:p/>
            <draw:enhanced-geometry svg:viewBox="0 0 21600 21600" draw:type="rectangle" draw:enhanced-path="M 0 0 L 21600 0 21600 21600 0 21600 0 0 Z N"/>
          </draw:custom-shape>
          <draw:frame draw:style-name="gr193" draw:text-style-name="P9" draw:layer="layout" svg:width="0.989cm" svg:height="0.645cm" svg:x="12.729cm" svg:y="11.418cm">
            <draw:text-box>
              <text:p text:style-name="P8"><text:span text:style-name="T1">1</text:span></text:p>
            </draw:text-box>
          </draw:frame>
          <draw:frame draw:style-name="gr194" draw:text-style-name="P11" draw:layer="layout" svg:width="0.989cm" svg:height="0.489cm" svg:x="13.241cm" svg:y="11.498cm">
            <draw:text-box>
              <text:p text:style-name="P8"><text:span text:style-name="T6">GND</text:span></text:p>
            </draw:text-box>
          </draw:frame>
          <draw:frame draw:style-name="gr195" draw:text-style-name="P11" draw:layer="layout" svg:width="0.971cm" svg:height="0.489cm" svg:x="14.271cm" svg:y="11.494cm">
            <draw:text-box>
              <text:p text:style-name="P8"><text:span text:style-name="T6">EIB+</text:span></text:p>
            </draw:text-box>
          </draw:frame>
          <draw:frame draw:style-name="gr196" draw:text-style-name="P11" draw:layer="layout" svg:width="0.971cm" svg:height="0.489cm" svg:x="14.786cm" svg:y="11.495cm">
            <draw:text-box>
              <text:p text:style-name="P8"><text:span text:style-name="T6">EIB-</text:span></text:p>
            </draw:text-box>
          </draw:frame>
        </draw:g>
        <draw:g draw:style-name="gr1">
          <draw:custom-shape draw:style-name="gr27" draw:text-style-name="P1" draw:layer="layout" svg:width="3.19cm" svg:height="0.4cm" svg:x="12.461cm" svg:y="12.24cm">
            <text:p/>
            <draw:enhanced-geometry svg:viewBox="0 0 21600 21600" draw:type="rectangle" draw:enhanced-path="M 0 0 L 21600 0 21600 21600 0 21600 0 0 Z N"/>
          </draw:custom-shape>
          <draw:frame draw:style-name="gr197" draw:text-style-name="P9" draw:layer="layout" svg:width="0.989cm" svg:height="0.645cm" svg:x="12.218cm" svg:y="12.116cm">
            <draw:text-box>
              <text:p text:style-name="P8"><text:span text:style-name="T1">3</text:span></text:p>
            </draw:text-box>
          </draw:frame>
          <draw:custom-shape draw:style-name="gr21" draw:text-style-name="P1" draw:layer="layout" svg:width="0.51cm" svg:height="0.4cm" svg:x="14.632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4.123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3.481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2.971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2.461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5.142cm" svg:y="12.241cm">
            <text:p/>
            <draw:enhanced-geometry svg:viewBox="0 0 21600 21600" draw:type="rectangle" draw:enhanced-path="M 0 0 L 21600 0 21600 21600 0 21600 0 0 Z N"/>
          </draw:custom-shape>
          <draw:frame draw:style-name="gr198" draw:text-style-name="P9" draw:layer="layout" svg:width="0.989cm" svg:height="0.645cm" svg:x="12.722cm" svg:y="12.117cm">
            <draw:text-box>
              <text:p text:style-name="P8"><text:span text:style-name="T1">4</text:span></text:p>
            </draw:text-box>
          </draw:frame>
          <draw:frame draw:style-name="gr199" draw:text-style-name="P9" draw:layer="layout" svg:width="0.989cm" svg:height="0.645cm" svg:x="13.249cm" svg:y="12.118cm">
            <draw:text-box>
              <text:p text:style-name="P8"><text:span text:style-name="T1">5</text:span></text:p>
            </draw:text-box>
          </draw:frame>
          <draw:frame draw:style-name="gr200" draw:text-style-name="P9" draw:layer="layout" svg:width="0.989cm" svg:height="0.645cm" svg:x="13.884cm" svg:y="12.119cm">
            <draw:text-box>
              <text:p text:style-name="P8"><text:span text:style-name="T1">6</text:span></text:p>
            </draw:text-box>
          </draw:frame>
          <draw:frame draw:style-name="gr201" draw:text-style-name="P9" draw:layer="layout" svg:width="0.989cm" svg:height="0.645cm" svg:x="14.382cm" svg:y="12.12cm">
            <draw:text-box>
              <text:p text:style-name="P8"><text:span text:style-name="T1">7</text:span></text:p>
            </draw:text-box>
          </draw:frame>
          <draw:frame draw:style-name="gr202" draw:text-style-name="P9" draw:layer="layout" svg:width="0.989cm" svg:height="0.645cm" svg:x="14.9cm" svg:y="12.121cm">
            <draw:text-box>
              <text:p text:style-name="P8"><text:span text:style-name="T1">8</text:span></text:p>
            </draw:text-box>
          </draw:frame>
          <draw:custom-shape draw:style-name="gr22" draw:text-style-name="P10" draw:layer="layout" svg:width="0.13cm" svg:height="0.4cm" svg:x="13.991cm" svg:y="12.24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34" draw:text-style-name="P1" draw:layer="layout" svg:width="3.5cm" svg:height="0.85cm" svg:x="12.457cm" svg:y="12.9cm">
            <text:p/>
            <draw:enhanced-geometry svg:viewBox="0 0 21600 21600" draw:type="rectangle" draw:enhanced-path="M 0 0 L 21600 0 21600 21600 0 21600 0 0 Z N"/>
          </draw:custom-shape>
          <draw:frame draw:style-name="gr203" draw:text-style-name="P9" draw:layer="layout" svg:width="0.989cm" svg:height="0.645cm" svg:x="12.219cm" svg:y="12.994cm">
            <draw:text-box>
              <text:p text:style-name="P8"><text:span text:style-name="T1">L</text:span></text:p>
            </draw:text-box>
          </draw:frame>
          <draw:frame draw:style-name="gr204" draw:text-style-name="P9" draw:layer="layout" svg:width="0.989cm" svg:height="0.645cm" svg:x="14.901cm" svg:y="12.999cm">
            <draw:text-box>
              <text:p text:style-name="P8"><text:span text:style-name="T1">R</text:span></text:p>
            </draw:text-box>
          </draw:frame>
          <draw:g draw:style-name="gr5">
            <draw:custom-shape draw:style-name="gr3" draw:text-style-name="P1" draw:layer="layout" svg:width="0.3cm" svg:height="0.3cm" svg:x="12.718cm" svg:y="7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18cm" svg:y1="7.751cm" svg:x2="13.018cm" svg:y2="7.751cm">
              <text:p/>
            </draw:line>
            <draw:line draw:style-name="gr4" draw:text-style-name="P1" draw:layer="layout" svg:x1="12.868cm" svg:y1="7.901cm" svg:x2="12.868cm" svg:y2="7.601cm">
              <text:p/>
            </draw:line>
          </draw:g>
          <draw:g draw:style-name="gr5">
            <draw:custom-shape draw:style-name="gr3" draw:text-style-name="P1" draw:layer="layout" svg:width="0.3cm" svg:height="0.3cm" svg:x="12.718cm" svg:y="7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2.718cm" svg:y1="7.751cm" svg:x2="13.018cm" svg:y2="7.751cm">
              <text:p/>
            </draw:line>
            <draw:line draw:style-name="gr4" draw:text-style-name="P1" draw:layer="layout" svg:x1="12.868cm" svg:y1="7.901cm" svg:x2="12.868cm" svg:y2="7.601cm">
              <text:p/>
            </draw:line>
          </draw:g>
        </draw:g>
        <draw:g draw:style-name="gr5">
          <draw:custom-shape draw:style-name="gr3" draw:text-style-name="P1" draw:layer="layout" svg:width="0.3cm" svg:height="0.3cm" svg:x="13.607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3.607cm" svg:y1="13.2cm" svg:x2="13.907cm" svg:y2="13.2cm">
            <text:p/>
          </draw:line>
          <draw:line draw:style-name="gr4" draw:text-style-name="P1" draw:layer="layout" svg:x1="13.757cm" svg:y1="13.35cm" svg:x2="13.757cm" svg:y2="13.05cm">
            <text:p/>
          </draw:line>
        </draw:g>
        <draw:g draw:style-name="gr1">
          <draw:custom-shape draw:style-name="gr3" draw:text-style-name="P1" draw:layer="layout" svg:width="0.3cm" svg:height="0.3cm" svg:x="14.347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4.347cm" svg:y1="13.2cm" svg:x2="14.647cm" svg:y2="13.2cm">
            <text:p/>
          </draw:line>
          <draw:line draw:style-name="gr4" draw:text-style-name="P1" draw:layer="layout" svg:x1="14.497cm" svg:y1="13.35cm" svg:x2="14.497cm" svg:y2="13.05cm">
            <text:p/>
          </draw:line>
        </draw:g>
        <draw:g draw:style-name="gr1">
          <draw:custom-shape draw:style-name="gr2" draw:text-style-name="P1" draw:layer="layout" svg:width="2.97cm" svg:height="3.95cm" svg:x="16.16cm" svg:y="7.3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3" draw:text-style-name="P1" draw:layer="layout" svg:width="0.3cm" svg:height="0.3cm" svg:x="17.11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7.11cm" svg:y1="7.75cm" svg:x2="17.41cm" svg:y2="7.75cm">
              <text:p/>
            </draw:line>
            <draw:line draw:style-name="gr4" draw:text-style-name="P1" draw:layer="layout" svg:x1="17.26cm" svg:y1="7.9cm" svg:x2="17.26cm" svg:y2="7.6cm">
              <text:p/>
            </draw:line>
          </draw:g>
          <draw:g draw:style-name="gr1">
            <draw:custom-shape draw:style-name="gr3" draw:text-style-name="P1" draw:layer="layout" svg:width="0.3cm" svg:height="0.3cm" svg:x="17.11cm" svg:y="8.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7.11cm" svg:y1="8.76cm" svg:x2="17.41cm" svg:y2="8.76cm">
              <text:p/>
            </draw:line>
            <draw:line draw:style-name="gr4" draw:text-style-name="P1" draw:layer="layout" svg:x1="17.26cm" svg:y1="8.91cm" svg:x2="17.26cm" svg:y2="8.61cm">
              <text:p/>
            </draw:line>
          </draw:g>
          <draw:g draw:style-name="gr1">
            <draw:custom-shape draw:style-name="gr3" draw:text-style-name="P1" draw:layer="layout" svg:width="0.3cm" svg:height="0.3cm" svg:x="17.11cm" svg:y="9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7.11cm" svg:y1="9.78cm" svg:x2="17.41cm" svg:y2="9.78cm">
              <text:p/>
            </draw:line>
            <draw:line draw:style-name="gr4" draw:text-style-name="P1" draw:layer="layout" svg:x1="17.26cm" svg:y1="9.93cm" svg:x2="17.26cm" svg:y2="9.63cm">
              <text:p/>
            </draw:line>
          </draw:g>
          <draw:g draw:style-name="gr1">
            <draw:custom-shape draw:style-name="gr3" draw:text-style-name="P1" draw:layer="layout" svg:width="0.3cm" svg:height="0.3cm" svg:x="17.11cm" svg:y="10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7.11cm" svg:y1="10.8cm" svg:x2="17.41cm" svg:y2="10.8cm">
              <text:p/>
            </draw:line>
            <draw:line draw:style-name="gr4" draw:text-style-name="P1" draw:layer="layout" svg:x1="17.26cm" svg:y1="10.95cm" svg:x2="17.26cm" svg:y2="10.65cm">
              <text:p/>
            </draw:line>
          </draw:g>
          <draw:g draw:style-name="gr1">
            <draw:custom-shape draw:style-name="gr3" draw:text-style-name="P1" draw:layer="layout" svg:width="0.3cm" svg:height="0.3cm" svg:x="16.42cm" svg:y="10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6.42cm" svg:y1="10.8cm" svg:x2="16.72cm" svg:y2="10.8cm">
              <text:p/>
            </draw:line>
            <draw:line draw:style-name="gr4" draw:text-style-name="P1" draw:layer="layout" svg:x1="16.57cm" svg:y1="10.95cm" svg:x2="16.57cm" svg:y2="10.65cm">
              <text:p/>
            </draw:line>
          </draw:g>
          <draw:g draw:style-name="gr1">
            <draw:custom-shape draw:style-name="gr3" draw:text-style-name="P1" draw:layer="layout" svg:width="0.3cm" svg:height="0.3cm" svg:x="16.42cm" svg:y="9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6.42cm" svg:y1="9.78cm" svg:x2="16.72cm" svg:y2="9.78cm">
              <text:p/>
            </draw:line>
            <draw:line draw:style-name="gr4" draw:text-style-name="P1" draw:layer="layout" svg:x1="16.57cm" svg:y1="9.93cm" svg:x2="16.57cm" svg:y2="9.63cm">
              <text:p/>
            </draw:line>
          </draw:g>
          <draw:g draw:style-name="gr1">
            <draw:custom-shape draw:style-name="gr3" draw:text-style-name="P1" draw:layer="layout" svg:width="0.3cm" svg:height="0.3cm" svg:x="16.42cm" svg:y="8.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6.42cm" svg:y1="8.76cm" svg:x2="16.72cm" svg:y2="8.76cm">
              <text:p/>
            </draw:line>
            <draw:line draw:style-name="gr4" draw:text-style-name="P1" draw:layer="layout" svg:x1="16.57cm" svg:y1="8.91cm" svg:x2="16.57cm" svg:y2="8.61cm">
              <text:p/>
            </draw:line>
          </draw:g>
          <draw:g draw:style-name="gr5">
            <draw:custom-shape draw:style-name="gr3" draw:text-style-name="P1" draw:layer="layout" svg:width="0.3cm" svg:height="0.3cm" svg:x="16.42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6.42cm" svg:y1="7.75cm" svg:x2="16.72cm" svg:y2="7.75cm">
              <text:p/>
            </draw:line>
            <draw:line draw:style-name="gr4" draw:text-style-name="P1" draw:layer="layout" svg:x1="16.57cm" svg:y1="7.9cm" svg:x2="16.57cm" svg:y2="7.6cm">
              <text:p/>
            </draw:line>
          </draw:g>
          <draw:frame draw:style-name="gr205" draw:text-style-name="P3" draw:layer="layout" svg:width="0.3cm" svg:height="0.645cm" svg:x="16.71cm" svg:y="7.428cm">
            <draw:text-box>
              <text:p text:style-name="P2"><text:span text:style-name="T1">1</text:span></text:p>
            </draw:text-box>
          </draw:frame>
          <draw:frame draw:style-name="gr206" draw:text-style-name="P3" draw:layer="layout" svg:width="0.3cm" svg:height="0.645cm" svg:x="16.71cm" svg:y="8.438cm">
            <draw:text-box>
              <text:p text:style-name="P2"><text:span text:style-name="T1">2</text:span></text:p>
            </draw:text-box>
          </draw:frame>
          <draw:frame draw:style-name="gr207" draw:text-style-name="P3" draw:layer="layout" svg:width="0.3cm" svg:height="0.645cm" svg:x="16.71cm" svg:y="10.478cm">
            <draw:text-box>
              <text:p text:style-name="P2"><text:span text:style-name="T1">4</text:span></text:p>
            </draw:text-box>
          </draw:frame>
          <draw:frame draw:style-name="gr208" draw:text-style-name="P3" draw:layer="layout" svg:width="0.3cm" svg:height="0.645cm" svg:x="17.41cm" svg:y="7.428cm">
            <draw:text-box>
              <text:p text:style-name="P2"><text:span text:style-name="T1">5</text:span></text:p>
            </draw:text-box>
          </draw:frame>
          <draw:frame draw:style-name="gr209" draw:text-style-name="P3" draw:layer="layout" svg:width="0.3cm" svg:height="0.645cm" svg:x="17.41cm" svg:y="8.438cm">
            <draw:text-box>
              <text:p text:style-name="P2"><text:span text:style-name="T1">6</text:span></text:p>
            </draw:text-box>
          </draw:frame>
          <draw:frame draw:style-name="gr210" draw:text-style-name="P3" draw:layer="layout" svg:width="0.3cm" svg:height="0.645cm" svg:x="17.41cm" svg:y="9.458cm">
            <draw:text-box>
              <text:p text:style-name="P2"><text:span text:style-name="T1">7</text:span></text:p>
            </draw:text-box>
          </draw:frame>
          <draw:frame draw:style-name="gr211" draw:text-style-name="P3" draw:layer="layout" svg:width="0.3cm" svg:height="0.645cm" svg:x="17.41cm" svg:y="10.478cm">
            <draw:text-box>
              <text:p text:style-name="P2"><text:span text:style-name="T1">8</text:span></text:p>
            </draw:text-box>
          </draw:frame>
          <draw:frame draw:style-name="gr13" draw:text-style-name="P4" draw:layer="layout" svg:width="1.992cm" svg:height="0.725cm" draw:transform="rotate (1.5707963267949) translate (18.048cm 10.262cm)">
            <draw:text-box>
              <text:p><text:span text:style-name="T2">8in 24V</text:span></text:p>
            </draw:text-box>
          </draw:frame>
          <draw:frame draw:style-name="gr14" draw:text-style-name="P5" draw:layer="layout" svg:width="2.83cm" svg:height="0.659cm" draw:transform="rotate (1.5707963267949) translate (18.512cm 10.468cm)">
            <draw:text-box>
              <text:p><text:span text:style-name="T3">Jung</text:span><text:span text:style-name="T4">®</text:span><text:span text:style-name="T3"> 2118</text:span></text:p>
            </draw:text-box>
          </draw:frame>
          <draw:frame draw:style-name="gr212" draw:text-style-name="P3" draw:layer="layout" svg:width="0.3cm" svg:height="0.645cm" svg:x="16.71cm" svg:y="9.458cm">
            <draw:text-box>
              <text:p text:style-name="P2"><text:span text:style-name="T1">3</text:span></text:p>
            </draw:text-box>
          </draw:frame>
          <draw:frame draw:style-name="gr16" draw:text-style-name="P6" draw:layer="layout" svg:width="1.738cm" svg:height="0.607cm" svg:x="17.556cm" svg:y="10.6cm">
            <draw:text-box>
              <text:p><text:span text:style-name="T5">__.__.__</text:span></text:p>
            </draw:text-box>
          </draw:frame>
          <draw:frame draw:style-name="gr17" draw:text-style-name="P1" draw:layer="layout" svg:width="1.279cm" svg:height="0.6cm" svg:x="17.781cm" svg:y="7.463cm">
            <draw:image xlink:href="Pictures/10007DA400001D6600000DC64120E1B7.svg" xlink:type="simple" xlink:show="embed" xlink:actuate="onLoad" draw:mime-type="image/svg+xml">
              <text:p/>
            </draw:image>
            <draw:image xlink:href="Pictures/100000010000011C000000852DEDB859.png" xlink:type="simple" xlink:show="embed" xlink:actuate="onLoad" draw:mime-type="image/png"/>
          </draw:frame>
          <draw:custom-shape draw:style-name="gr18" draw:text-style-name="P7" draw:layer="layout" svg:width="2.97cm" svg:height="0.1cm" svg:x="16.16cm" svg:y="11.1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2.97cm" svg:height="0.1cm" svg:x="16.16cm" svg:y="7.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19" draw:text-style-name="P1" draw:layer="layout" svg:width="3.06cm" svg:height="0.4cm" svg:x="16.163cm" svg:y="11.54cm">
            <text:p/>
            <draw:enhanced-geometry svg:viewBox="0 0 21600 21600" draw:type="rectangle" draw:enhanced-path="M 0 0 L 21600 0 21600 21600 0 21600 0 0 Z N"/>
          </draw:custom-shape>
          <draw:frame draw:style-name="gr213" draw:text-style-name="P9" draw:layer="layout" svg:width="0.989cm" svg:height="0.645cm" svg:x="15.915cm" svg:y="11.418cm">
            <draw:text-box>
              <text:p text:style-name="P8"><text:span text:style-name="T1">2</text:span></text:p>
            </draw:text-box>
          </draw:frame>
          <draw:custom-shape draw:style-name="gr21" draw:text-style-name="P1" draw:layer="layout" svg:width="0.51cm" svg:height="0.4cm" svg:x="18.202cm" svg:y="11.54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51cm" svg:height="0.4cm" svg:x="17.692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7.182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6.673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6.163cm" svg:y="11.5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8.712cm" svg:y="11.541cm">
            <text:p/>
            <draw:enhanced-geometry svg:viewBox="0 0 21600 21600" draw:type="rectangle" draw:enhanced-path="M 0 0 L 21600 0 21600 21600 0 21600 0 0 Z N"/>
          </draw:custom-shape>
          <draw:frame draw:style-name="gr214" draw:text-style-name="P9" draw:layer="layout" svg:width="0.989cm" svg:height="0.645cm" svg:x="16.432cm" svg:y="11.418cm">
            <draw:text-box>
              <text:p text:style-name="P8"><text:span text:style-name="T1">1</text:span></text:p>
            </draw:text-box>
          </draw:frame>
          <draw:frame draw:style-name="gr215" draw:text-style-name="P11" draw:layer="layout" svg:width="0.989cm" svg:height="0.489cm" svg:x="16.944cm" svg:y="11.498cm">
            <draw:text-box>
              <text:p text:style-name="P8"><text:span text:style-name="T6">GND</text:span></text:p>
            </draw:text-box>
          </draw:frame>
          <draw:frame draw:style-name="gr216" draw:text-style-name="P11" draw:layer="layout" svg:width="0.971cm" svg:height="0.489cm" svg:x="17.974cm" svg:y="11.494cm">
            <draw:text-box>
              <text:p text:style-name="P8"><text:span text:style-name="T6">EIB+</text:span></text:p>
            </draw:text-box>
          </draw:frame>
          <draw:frame draw:style-name="gr217" draw:text-style-name="P11" draw:layer="layout" svg:width="0.971cm" svg:height="0.489cm" svg:x="18.489cm" svg:y="11.495cm">
            <draw:text-box>
              <text:p text:style-name="P8"><text:span text:style-name="T6">EIB-</text:span></text:p>
            </draw:text-box>
          </draw:frame>
        </draw:g>
        <draw:g draw:style-name="gr1">
          <draw:custom-shape draw:style-name="gr27" draw:text-style-name="P1" draw:layer="layout" svg:width="3.19cm" svg:height="0.4cm" svg:x="16.164cm" svg:y="12.24cm">
            <text:p/>
            <draw:enhanced-geometry svg:viewBox="0 0 21600 21600" draw:type="rectangle" draw:enhanced-path="M 0 0 L 21600 0 21600 21600 0 21600 0 0 Z N"/>
          </draw:custom-shape>
          <draw:frame draw:style-name="gr218" draw:text-style-name="P9" draw:layer="layout" svg:width="0.989cm" svg:height="0.645cm" svg:x="15.921cm" svg:y="12.116cm">
            <draw:text-box>
              <text:p text:style-name="P8"><text:span text:style-name="T1">3</text:span></text:p>
            </draw:text-box>
          </draw:frame>
          <draw:custom-shape draw:style-name="gr21" draw:text-style-name="P1" draw:layer="layout" svg:width="0.51cm" svg:height="0.4cm" svg:x="18.335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7.826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7.184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6.674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6.164cm" svg:y="12.24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51cm" svg:height="0.4cm" svg:x="18.845cm" svg:y="12.241cm">
            <text:p/>
            <draw:enhanced-geometry svg:viewBox="0 0 21600 21600" draw:type="rectangle" draw:enhanced-path="M 0 0 L 21600 0 21600 21600 0 21600 0 0 Z N"/>
          </draw:custom-shape>
          <draw:frame draw:style-name="gr219" draw:text-style-name="P9" draw:layer="layout" svg:width="0.989cm" svg:height="0.645cm" svg:x="16.425cm" svg:y="12.117cm">
            <draw:text-box>
              <text:p text:style-name="P8"><text:span text:style-name="T1">4</text:span></text:p>
            </draw:text-box>
          </draw:frame>
          <draw:frame draw:style-name="gr220" draw:text-style-name="P9" draw:layer="layout" svg:width="0.989cm" svg:height="0.645cm" svg:x="16.952cm" svg:y="12.118cm">
            <draw:text-box>
              <text:p text:style-name="P8"><text:span text:style-name="T1">5</text:span></text:p>
            </draw:text-box>
          </draw:frame>
          <draw:frame draw:style-name="gr221" draw:text-style-name="P9" draw:layer="layout" svg:width="0.989cm" svg:height="0.645cm" svg:x="17.587cm" svg:y="12.119cm">
            <draw:text-box>
              <text:p text:style-name="P8"><text:span text:style-name="T1">6</text:span></text:p>
            </draw:text-box>
          </draw:frame>
          <draw:frame draw:style-name="gr222" draw:text-style-name="P9" draw:layer="layout" svg:width="0.989cm" svg:height="0.645cm" svg:x="18.085cm" svg:y="12.12cm">
            <draw:text-box>
              <text:p text:style-name="P8"><text:span text:style-name="T1">7</text:span></text:p>
            </draw:text-box>
          </draw:frame>
          <draw:frame draw:style-name="gr223" draw:text-style-name="P9" draw:layer="layout" svg:width="0.989cm" svg:height="0.645cm" svg:x="18.603cm" svg:y="12.121cm">
            <draw:text-box>
              <text:p text:style-name="P8"><text:span text:style-name="T1">8</text:span></text:p>
            </draw:text-box>
          </draw:frame>
          <draw:custom-shape draw:style-name="gr22" draw:text-style-name="P10" draw:layer="layout" svg:width="0.13cm" svg:height="0.4cm" svg:x="17.694cm" svg:y="12.24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34" draw:text-style-name="P1" draw:layer="layout" svg:width="3.5cm" svg:height="0.85cm" svg:x="16.16cm" svg:y="12.9cm">
            <text:p/>
            <draw:enhanced-geometry svg:viewBox="0 0 21600 21600" draw:type="rectangle" draw:enhanced-path="M 0 0 L 21600 0 21600 21600 0 21600 0 0 Z N"/>
          </draw:custom-shape>
          <draw:frame draw:style-name="gr224" draw:text-style-name="P9" draw:layer="layout" svg:width="0.989cm" svg:height="0.645cm" svg:x="15.922cm" svg:y="12.994cm">
            <draw:text-box>
              <text:p text:style-name="P8"><text:span text:style-name="T1">L</text:span></text:p>
            </draw:text-box>
          </draw:frame>
          <draw:frame draw:style-name="gr225" draw:text-style-name="P9" draw:layer="layout" svg:width="0.989cm" svg:height="0.645cm" svg:x="18.604cm" svg:y="12.999cm">
            <draw:text-box>
              <text:p text:style-name="P8"><text:span text:style-name="T1">R</text:span></text:p>
            </draw:text-box>
          </draw:frame>
          <draw:g draw:style-name="gr5">
            <draw:custom-shape draw:style-name="gr3" draw:text-style-name="P1" draw:layer="layout" svg:width="0.3cm" svg:height="0.3cm" svg:x="16.421cm" svg:y="7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6.421cm" svg:y1="7.751cm" svg:x2="16.721cm" svg:y2="7.751cm">
              <text:p/>
            </draw:line>
            <draw:line draw:style-name="gr4" draw:text-style-name="P1" draw:layer="layout" svg:x1="16.571cm" svg:y1="7.901cm" svg:x2="16.571cm" svg:y2="7.601cm">
              <text:p/>
            </draw:line>
          </draw:g>
          <draw:g draw:style-name="gr5">
            <draw:custom-shape draw:style-name="gr3" draw:text-style-name="P1" draw:layer="layout" svg:width="0.3cm" svg:height="0.3cm" svg:x="16.421cm" svg:y="7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6.421cm" svg:y1="7.751cm" svg:x2="16.721cm" svg:y2="7.751cm">
              <text:p/>
            </draw:line>
            <draw:line draw:style-name="gr4" draw:text-style-name="P1" draw:layer="layout" svg:x1="16.571cm" svg:y1="7.901cm" svg:x2="16.571cm" svg:y2="7.601cm">
              <text:p/>
            </draw:line>
          </draw:g>
        </draw:g>
        <draw:g draw:style-name="gr5">
          <draw:custom-shape draw:style-name="gr3" draw:text-style-name="P1" draw:layer="layout" svg:width="0.3cm" svg:height="0.3cm" svg:x="17.31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7.31cm" svg:y1="13.2cm" svg:x2="17.61cm" svg:y2="13.2cm">
            <text:p/>
          </draw:line>
          <draw:line draw:style-name="gr4" draw:text-style-name="P1" draw:layer="layout" svg:x1="17.46cm" svg:y1="13.35cm" svg:x2="17.46cm" svg:y2="13.05cm">
            <text:p/>
          </draw:line>
        </draw:g>
        <draw:g draw:style-name="gr1">
          <draw:custom-shape draw:style-name="gr3" draw:text-style-name="P1" draw:layer="layout" svg:width="0.3cm" svg:height="0.3cm" svg:x="18.05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8.05cm" svg:y1="13.2cm" svg:x2="18.35cm" svg:y2="13.2cm">
            <text:p/>
          </draw:line>
          <draw:line draw:style-name="gr4" draw:text-style-name="P1" draw:layer="layout" svg:x1="18.2cm" svg:y1="13.35cm" svg:x2="18.2cm" svg:y2="13.0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.5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5-03-06T20:55:47.198000000</meta:creation-date>
    <dc:date>2025-05-21T21:15:47.781571600</dc:date>
    <meta:editing-duration>PT8H15M12S</meta:editing-duration>
    <meta:editing-cycles>25</meta:editing-cycles>
    <meta:generator>LibreOffice/25.2.3.2$Windows_X86_64 LibreOffice_project/bbb074479178df812d175f709636b368952c2ce3</meta:generator>
    <meta:print-date>2025-05-21T21:13:38.711404500</meta:print-date>
    <meta:document-statistic meta:object-count="960"/>
  </office:meta>
</office:document-meta>
</file>